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 svg:font-family="Cambria"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4pt" officeooo:rsid="000b7c62" officeooo:paragraph-rsid="000b7c62" style:font-size-asian="12.25pt" style:font-size-complex="14pt"/>
    </style:style>
    <style:style style:name="P2" style:family="paragraph" style:parent-style-name="Standard">
      <style:paragraph-properties fo:text-align="justify" style:justify-single-word="false"/>
      <style:text-properties fo:font-size="14pt" officeooo:rsid="000d7306" officeooo:paragraph-rsid="000d7306" style:font-size-asian="12.25pt" style:font-size-complex="14pt"/>
    </style:style>
    <style:style style:name="P3" style:family="paragraph" style:parent-style-name="Standard">
      <style:paragraph-properties fo:text-align="justify" style:justify-single-word="false"/>
      <style:text-properties fo:font-size="14pt" officeooo:rsid="000f61af" officeooo:paragraph-rsid="000f61af" style:font-size-asian="12.25pt" style:font-size-complex="14pt"/>
    </style:style>
    <style:style style:name="P4" style:family="paragraph" style:parent-style-name="Standard">
      <style:paragraph-properties fo:text-align="justify" style:justify-single-word="false"/>
      <style:text-properties fo:font-size="14pt" officeooo:rsid="00114b5b" officeooo:paragraph-rsid="00114b5b" style:font-size-asian="12.25pt" style:font-size-complex="14pt"/>
    </style:style>
    <style:style style:name="P5" style:family="paragraph" style:parent-style-name="Standard">
      <style:paragraph-properties fo:text-align="justify" style:justify-single-word="false"/>
      <style:text-properties fo:font-size="14pt" officeooo:rsid="00114b5b" officeooo:paragraph-rsid="003a4aea" style:font-size-asian="12.25pt" style:font-size-complex="14pt"/>
    </style:style>
    <style:style style:name="P6" style:family="paragraph" style:parent-style-name="Standard">
      <style:paragraph-properties fo:text-align="justify" style:justify-single-word="false"/>
      <style:text-properties fo:font-size="14pt" officeooo:rsid="00114b5b" officeooo:paragraph-rsid="003bfa91" style:font-size-asian="12.25pt" style:font-size-complex="14pt"/>
    </style:style>
    <style:style style:name="P7" style:family="paragraph" style:parent-style-name="Standard">
      <style:paragraph-properties fo:text-align="center" style:justify-single-word="false"/>
      <style:text-properties fo:font-size="14pt" officeooo:rsid="00114b5b" officeooo:paragraph-rsid="00114b5b" style:font-size-asian="12.25pt" style:font-size-complex="14pt"/>
    </style:style>
    <style:style style:name="P8" style:family="paragraph" style:parent-style-name="Standard">
      <style:paragraph-properties fo:text-align="justify" style:justify-single-word="false"/>
      <style:text-properties fo:font-size="14pt" officeooo:rsid="0012ed68" officeooo:paragraph-rsid="0012ed68" style:font-size-asian="12.25pt" style:font-size-complex="14pt"/>
    </style:style>
    <style:style style:name="P9" style:family="paragraph" style:parent-style-name="Standard">
      <style:paragraph-properties fo:text-align="justify" style:justify-single-word="false"/>
      <style:text-properties fo:font-size="14pt" officeooo:rsid="0012ed68" officeooo:paragraph-rsid="008dc204" style:font-size-asian="12.25pt" style:font-size-complex="14pt"/>
    </style:style>
    <style:style style:name="P10" style:family="paragraph" style:parent-style-name="Standard">
      <style:paragraph-properties fo:text-align="justify" style:justify-single-word="false"/>
      <style:text-properties fo:font-size="14pt" officeooo:rsid="00152991" officeooo:paragraph-rsid="00152991" style:font-size-asian="12.25pt" style:font-size-complex="14pt"/>
    </style:style>
    <style:style style:name="P11" style:family="paragraph" style:parent-style-name="Standard">
      <style:paragraph-properties fo:text-align="justify" style:justify-single-word="false"/>
      <style:text-properties fo:font-size="14pt" officeooo:rsid="00152991" officeooo:paragraph-rsid="001a33f6" style:font-size-asian="12.25pt" style:font-size-complex="14pt"/>
    </style:style>
    <style:style style:name="P12" style:family="paragraph" style:parent-style-name="Standard">
      <style:paragraph-properties fo:text-align="justify" style:justify-single-word="false"/>
      <style:text-properties fo:font-size="14pt" officeooo:rsid="00152991" officeooo:paragraph-rsid="008dc204" style:font-size-asian="12.25pt" style:font-size-complex="14pt"/>
    </style:style>
    <style:style style:name="P13" style:family="paragraph" style:parent-style-name="Standard">
      <style:paragraph-properties fo:text-align="justify" style:justify-single-word="false"/>
      <style:text-properties fo:font-size="14pt" officeooo:rsid="0016a05b" officeooo:paragraph-rsid="0016a05b" style:font-size-asian="12.25pt" style:font-size-complex="14pt"/>
    </style:style>
    <style:style style:name="P14" style:family="paragraph" style:parent-style-name="Standard">
      <style:paragraph-properties fo:text-align="justify" style:justify-single-word="false"/>
      <style:text-properties fo:font-size="14pt" officeooo:rsid="0016a05b" officeooo:paragraph-rsid="008dc204" style:font-size-asian="12.25pt" style:font-size-complex="14pt"/>
    </style:style>
    <style:style style:name="P15" style:family="paragraph" style:parent-style-name="Standard">
      <style:paragraph-properties fo:text-align="justify" style:justify-single-word="false"/>
      <style:text-properties fo:font-size="14pt" officeooo:rsid="00173526" officeooo:paragraph-rsid="00173526" style:font-size-asian="12.25pt" style:font-size-complex="14pt"/>
    </style:style>
    <style:style style:name="P16" style:family="paragraph" style:parent-style-name="Standard">
      <style:paragraph-properties fo:text-align="justify" style:justify-single-word="false"/>
      <style:text-properties fo:font-size="14pt" officeooo:rsid="00173526" officeooo:paragraph-rsid="008dc204" style:font-size-asian="12.25pt" style:font-size-complex="14pt"/>
    </style:style>
    <style:style style:name="P17" style:family="paragraph" style:parent-style-name="Standard">
      <style:paragraph-properties fo:text-align="justify" style:justify-single-word="false"/>
      <style:text-properties fo:font-size="14pt" officeooo:rsid="00182bcf" officeooo:paragraph-rsid="00182bcf" style:font-size-asian="12.25pt" style:font-size-complex="14pt"/>
    </style:style>
    <style:style style:name="P18" style:family="paragraph" style:parent-style-name="Standard">
      <style:paragraph-properties fo:text-align="justify" style:justify-single-word="false"/>
      <style:text-properties fo:font-size="14pt" officeooo:rsid="00182bcf" officeooo:paragraph-rsid="008e71d1" style:font-size-asian="12.25pt" style:font-size-complex="14pt"/>
    </style:style>
    <style:style style:name="P19" style:family="paragraph" style:parent-style-name="Standard">
      <style:paragraph-properties fo:text-align="justify" style:justify-single-word="false"/>
      <style:text-properties fo:font-size="14pt" officeooo:rsid="002b47e5" officeooo:paragraph-rsid="002b47e5" style:font-size-asian="12.25pt" style:font-size-complex="14pt"/>
    </style:style>
    <style:style style:name="P20" style:family="paragraph" style:parent-style-name="Standard">
      <style:paragraph-properties fo:text-align="justify" style:justify-single-word="false"/>
      <style:text-properties fo:font-size="14pt" officeooo:rsid="002b47e5" officeooo:paragraph-rsid="008dc204" style:font-size-asian="12.25pt" style:font-size-complex="14pt"/>
    </style:style>
    <style:style style:name="P21" style:family="paragraph" style:parent-style-name="Standard">
      <style:paragraph-properties fo:text-align="justify" style:justify-single-word="false"/>
      <style:text-properties fo:font-size="14pt" officeooo:rsid="0039e30e" officeooo:paragraph-rsid="003bfa91" style:font-size-asian="12.25pt" style:font-size-complex="14pt"/>
    </style:style>
    <style:style style:name="P22" style:family="paragraph" style:parent-style-name="Standard">
      <style:paragraph-properties fo:text-align="justify" style:justify-single-word="false"/>
      <style:text-properties fo:font-size="14pt" officeooo:rsid="00376ba1" officeooo:paragraph-rsid="0071a619" style:font-size-asian="12.25pt" style:font-size-complex="14pt"/>
    </style:style>
    <style:style style:name="P23" style:family="paragraph" style:parent-style-name="Standard">
      <style:paragraph-properties fo:text-align="justify" style:justify-single-word="false"/>
      <style:text-properties fo:font-size="14pt" officeooo:rsid="00376ba1" officeooo:paragraph-rsid="008ad02d" style:font-size-asian="12.25pt" style:font-size-complex="14pt"/>
    </style:style>
    <style:style style:name="P24" style:family="paragraph" style:parent-style-name="Standard">
      <style:paragraph-properties fo:text-align="justify" style:justify-single-word="false"/>
      <style:text-properties fo:font-size="14pt" officeooo:rsid="002bb4d3" officeooo:paragraph-rsid="002bb4d3" style:font-size-asian="12.25pt" style:font-size-complex="14pt"/>
    </style:style>
    <style:style style:name="P25" style:family="paragraph" style:parent-style-name="Standard">
      <style:paragraph-properties fo:text-align="justify" style:justify-single-word="false"/>
      <style:text-properties fo:font-size="14pt" officeooo:rsid="002bb4d3" officeooo:paragraph-rsid="00339029" style:font-size-asian="12.25pt" style:font-size-complex="14pt"/>
    </style:style>
    <style:style style:name="P26" style:family="paragraph" style:parent-style-name="Standard">
      <style:paragraph-properties fo:text-align="justify" style:justify-single-word="false"/>
      <style:text-properties fo:font-size="14pt" officeooo:rsid="00307b24" officeooo:paragraph-rsid="0071a619" style:font-size-asian="12.25pt" style:font-size-complex="14pt"/>
    </style:style>
    <style:style style:name="P27" style:family="paragraph" style:parent-style-name="Standard">
      <style:paragraph-properties fo:text-align="justify" style:justify-single-word="false"/>
      <style:text-properties fo:font-size="14pt" officeooo:rsid="0024aabd" officeooo:paragraph-rsid="008dc204" style:font-size-asian="12.25pt" style:font-size-complex="14pt"/>
    </style:style>
    <style:style style:name="P28" style:family="paragraph" style:parent-style-name="Standard">
      <style:paragraph-properties fo:text-align="justify" style:justify-single-word="false"/>
      <style:text-properties fo:font-size="14pt" officeooo:rsid="00231c13" officeooo:paragraph-rsid="008dc204" style:font-size-asian="12.25pt" style:font-size-complex="14pt"/>
    </style:style>
    <style:style style:name="P29" style:family="paragraph" style:parent-style-name="Standard">
      <style:paragraph-properties fo:text-align="justify" style:justify-single-word="false"/>
      <style:text-properties fo:font-size="14pt" officeooo:rsid="00195a35" officeooo:paragraph-rsid="008e71d1" style:font-size-asian="12.25pt" style:font-size-complex="14pt"/>
    </style:style>
    <style:style style:name="P30" style:family="paragraph" style:parent-style-name="Standard">
      <style:paragraph-properties fo:text-align="justify" style:justify-single-word="false"/>
      <style:text-properties fo:font-size="14pt" fo:font-weight="bold" officeooo:rsid="001fad73" officeooo:paragraph-rsid="001fad73" style:font-size-asian="12.25pt" style:font-weight-asian="bold" style:font-size-complex="14pt" style:font-weight-complex="bold"/>
    </style:style>
    <style:style style:name="P31" style:family="paragraph" style:parent-style-name="Standard">
      <style:paragraph-properties fo:text-align="justify" style:justify-single-word="false"/>
      <style:text-properties fo:font-size="14pt" fo:font-weight="bold" officeooo:rsid="001d3b10" officeooo:paragraph-rsid="001d3b10" style:font-size-asian="12.25pt" style:font-weight-asian="bold" style:font-size-complex="14pt" style:font-weight-complex="bold"/>
    </style:style>
    <style:style style:name="P32" style:family="paragraph" style:parent-style-name="Standard">
      <style:paragraph-properties fo:text-align="justify" style:justify-single-word="false"/>
      <style:text-properties fo:font-size="14pt" fo:font-weight="bold" officeooo:rsid="001dc7c3" officeooo:paragraph-rsid="001dc7c3" style:font-size-asian="12.25pt" style:font-weight-asian="bold" style:font-size-complex="14pt" style:font-weight-complex="bold"/>
    </style:style>
    <style:style style:name="P33" style:family="paragraph" style:parent-style-name="Standard">
      <style:paragraph-properties fo:text-align="justify" style:justify-single-word="false"/>
      <style:text-properties fo:font-size="14pt" fo:font-weight="bold" officeooo:rsid="002b47e5" officeooo:paragraph-rsid="002b47e5" style:font-size-asian="12.25pt" style:font-weight-asian="bold" style:font-size-complex="14pt" style:font-weight-complex="bold"/>
    </style:style>
    <style:style style:name="P34" style:family="paragraph" style:parent-style-name="Standard">
      <style:paragraph-properties fo:text-align="justify" style:justify-single-word="false"/>
      <style:text-properties fo:font-size="14pt" fo:font-weight="bold" officeooo:rsid="002ab99c" officeooo:paragraph-rsid="002ab99c" style:font-size-asian="12.25pt" style:font-weight-asian="bold" style:font-size-complex="14pt" style:font-weight-complex="bold"/>
    </style:style>
    <style:style style:name="P35" style:family="paragraph" style:parent-style-name="Standard">
      <style:paragraph-properties fo:text-align="justify" style:justify-single-word="false"/>
      <style:text-properties fo:font-size="14pt" fo:font-weight="bold" officeooo:rsid="004a5c93" officeooo:paragraph-rsid="004a5c93" style:font-size-asian="12.25pt" style:font-weight-asian="bold" style:font-size-complex="14pt" style:font-weight-complex="bold"/>
    </style:style>
    <style:style style:name="P36" style:family="paragraph" style:parent-style-name="Standard">
      <style:paragraph-properties fo:text-align="justify" style:justify-single-word="false"/>
      <style:text-properties fo:font-size="14pt" fo:font-weight="bold" officeooo:rsid="002bb4d3" officeooo:paragraph-rsid="002bb4d3" style:font-size-asian="12.25pt" style:font-weight-asian="bold" style:font-size-complex="14pt" style:font-weight-complex="bold"/>
    </style:style>
    <style:style style:name="P37" style:family="paragraph" style:parent-style-name="Standard">
      <style:paragraph-properties fo:text-align="justify" style:justify-single-word="false"/>
      <style:text-properties fo:font-size="14pt" fo:font-weight="bold" officeooo:rsid="004ceb80" officeooo:paragraph-rsid="004ceb80" style:font-size-asian="12.25pt" style:font-weight-asian="bold" style:font-size-complex="14pt" style:font-weight-complex="bold"/>
    </style:style>
    <style:style style:name="P38" style:family="paragraph" style:parent-style-name="Standard">
      <style:paragraph-properties fo:text-align="justify" style:justify-single-word="false"/>
      <style:text-properties fo:font-size="14pt" fo:font-weight="bold" officeooo:rsid="002cc80d" officeooo:paragraph-rsid="002cc80d" style:font-size-asian="12.25pt" style:font-weight-asian="bold" style:font-size-complex="14pt" style:font-weight-complex="bold"/>
    </style:style>
    <style:style style:name="P39" style:family="paragraph" style:parent-style-name="Standard">
      <style:paragraph-properties fo:text-align="justify" style:justify-single-word="false"/>
      <style:text-properties fo:font-size="14pt" fo:font-weight="bold" officeooo:rsid="004fa5e6" officeooo:paragraph-rsid="004fa5e6" style:font-size-asian="12.25pt" style:font-weight-asian="bold" style:font-size-complex="14pt" style:font-weight-complex="bold"/>
    </style:style>
    <style:style style:name="P40" style:family="paragraph" style:parent-style-name="Standard">
      <style:paragraph-properties fo:text-align="justify" style:justify-single-word="false"/>
      <style:text-properties fo:font-size="14pt" fo:font-weight="bold" officeooo:rsid="004fa5e6" officeooo:paragraph-rsid="00692f0d" style:font-size-asian="12.25pt" style:font-weight-asian="bold" style:font-size-complex="14pt" style:font-weight-complex="bold"/>
    </style:style>
    <style:style style:name="P41" style:family="paragraph" style:parent-style-name="Standard">
      <style:paragraph-properties fo:text-align="justify" style:justify-single-word="false"/>
      <style:text-properties fo:font-size="14pt" fo:font-weight="bold" officeooo:rsid="002d5b59" officeooo:paragraph-rsid="002d5b59" style:font-size-asian="12.25pt" style:font-weight-asian="bold" style:font-size-complex="14pt" style:font-weight-complex="bold"/>
    </style:style>
    <style:style style:name="P42" style:family="paragraph" style:parent-style-name="Standard">
      <style:paragraph-properties fo:text-align="justify" style:justify-single-word="false"/>
      <style:text-properties fo:font-size="14pt" fo:font-weight="bold" officeooo:rsid="002ecfda" officeooo:paragraph-rsid="002ecfda" style:font-size-asian="12.25pt" style:font-weight-asian="bold" style:font-size-complex="14pt" style:font-weight-complex="bold"/>
    </style:style>
    <style:style style:name="P43" style:family="paragraph" style:parent-style-name="Standard">
      <style:paragraph-properties fo:text-align="justify" style:justify-single-word="false"/>
      <style:text-properties fo:font-size="14pt" fo:font-weight="bold" officeooo:rsid="002ecfda" officeooo:paragraph-rsid="00339029" style:font-size-asian="12.25pt" style:font-weight-asian="bold" style:font-size-complex="14pt" style:font-weight-complex="bold"/>
    </style:style>
    <style:style style:name="P44" style:family="paragraph" style:parent-style-name="Standard">
      <style:paragraph-properties fo:text-align="justify" style:justify-single-word="false"/>
      <style:text-properties fo:font-size="14pt" fo:font-weight="bold" officeooo:rsid="002ecfda" officeooo:paragraph-rsid="0035ea6f" style:font-size-asian="12.25pt" style:font-weight-asian="bold" style:font-size-complex="14pt" style:font-weight-complex="bold"/>
    </style:style>
    <style:style style:name="P45" style:family="paragraph" style:parent-style-name="Standard">
      <style:paragraph-properties fo:text-align="justify" style:justify-single-word="false"/>
      <style:text-properties fo:font-size="14pt" fo:font-weight="bold" officeooo:rsid="002ecfda" officeooo:paragraph-rsid="004769ec" style:font-size-asian="12.25pt" style:font-weight-asian="bold" style:font-size-complex="14pt" style:font-weight-complex="bold"/>
    </style:style>
    <style:style style:name="P46" style:family="paragraph" style:parent-style-name="Standard">
      <style:paragraph-properties fo:text-align="justify" style:justify-single-word="false"/>
      <style:text-properties fo:font-size="14pt" fo:font-weight="bold" officeooo:rsid="002ecfda" officeooo:paragraph-rsid="00405933" style:font-size-asian="12.25pt" style:font-weight-asian="bold" style:font-size-complex="14pt" style:font-weight-complex="bold"/>
    </style:style>
    <style:style style:name="P47" style:family="paragraph" style:parent-style-name="Standard">
      <style:paragraph-properties fo:text-align="justify" style:justify-single-word="false"/>
      <style:text-properties fo:font-size="14pt" fo:font-weight="bold" officeooo:rsid="002ecfda" officeooo:paragraph-rsid="0042977b" style:font-size-asian="12.25pt" style:font-weight-asian="bold" style:font-size-complex="14pt" style:font-weight-complex="bold"/>
    </style:style>
    <style:style style:name="P48" style:family="paragraph" style:parent-style-name="Standard">
      <style:paragraph-properties fo:text-align="justify" style:justify-single-word="false"/>
      <style:text-properties fo:font-size="14pt" fo:font-weight="bold" officeooo:rsid="002ecfda" officeooo:paragraph-rsid="0042b7aa" style:font-size-asian="12.25pt" style:font-weight-asian="bold" style:font-size-complex="14pt" style:font-weight-complex="bold"/>
    </style:style>
    <style:style style:name="P49" style:family="paragraph" style:parent-style-name="Standard">
      <style:paragraph-properties fo:text-align="justify" style:justify-single-word="false"/>
      <style:text-properties fo:font-size="14pt" fo:font-weight="bold" officeooo:rsid="002ecfda" officeooo:paragraph-rsid="00498a9c" style:font-size-asian="12.25pt" style:font-weight-asian="bold" style:font-size-complex="14pt" style:font-weight-complex="bold"/>
    </style:style>
    <style:style style:name="P50" style:family="paragraph" style:parent-style-name="Standard">
      <style:paragraph-properties fo:text-align="justify" style:justify-single-word="false"/>
      <style:text-properties fo:font-size="14pt" fo:font-weight="bold" officeooo:rsid="002ecfda" officeooo:paragraph-rsid="004467a9" style:font-size-asian="12.25pt" style:font-weight-asian="bold" style:font-size-complex="14pt" style:font-weight-complex="bold"/>
    </style:style>
    <style:style style:name="P51" style:family="paragraph" style:parent-style-name="Standard">
      <style:paragraph-properties fo:text-align="justify" style:justify-single-word="false"/>
      <style:text-properties fo:font-size="14pt" fo:font-weight="bold" officeooo:rsid="00339029" officeooo:paragraph-rsid="00339029" style:font-size-asian="12.25pt" style:font-weight-asian="bold" style:font-size-complex="14pt" style:font-weight-complex="bold"/>
    </style:style>
    <style:style style:name="P52" style:family="paragraph" style:parent-style-name="Standard">
      <style:paragraph-properties fo:text-align="justify" style:justify-single-word="false"/>
      <style:text-properties fo:font-size="14pt" fo:font-weight="bold" officeooo:rsid="00339029" officeooo:paragraph-rsid="0035ea6f" style:font-size-asian="12.25pt" style:font-weight-asian="bold" style:font-size-complex="14pt" style:font-weight-complex="bold"/>
    </style:style>
    <style:style style:name="P53" style:family="paragraph" style:parent-style-name="Standard">
      <style:paragraph-properties fo:text-align="justify" style:justify-single-word="false"/>
      <style:text-properties fo:font-size="14pt" fo:font-weight="bold" officeooo:rsid="00339029" officeooo:paragraph-rsid="004769ec" style:font-size-asian="12.25pt" style:font-weight-asian="bold" style:font-size-complex="14pt" style:font-weight-complex="bold"/>
    </style:style>
    <style:style style:name="P54" style:family="paragraph" style:parent-style-name="Standard">
      <style:paragraph-properties fo:text-align="justify" style:justify-single-word="false"/>
      <style:text-properties fo:font-size="14pt" fo:font-weight="bold" officeooo:rsid="00339029" officeooo:paragraph-rsid="0047b232" style:font-size-asian="12.25pt" style:font-weight-asian="bold" style:font-size-complex="14pt" style:font-weight-complex="bold"/>
    </style:style>
    <style:style style:name="P55" style:family="paragraph" style:parent-style-name="Standard">
      <style:paragraph-properties fo:text-align="justify" style:justify-single-word="false"/>
      <style:text-properties fo:font-size="14pt" fo:font-weight="bold" officeooo:rsid="00339029" officeooo:paragraph-rsid="00405933" style:font-size-asian="12.25pt" style:font-weight-asian="bold" style:font-size-complex="14pt" style:font-weight-complex="bold"/>
    </style:style>
    <style:style style:name="P56" style:family="paragraph" style:parent-style-name="Standard">
      <style:paragraph-properties fo:text-align="justify" style:justify-single-word="false"/>
      <style:text-properties fo:font-size="14pt" fo:font-weight="bold" officeooo:rsid="00339029" officeooo:paragraph-rsid="0040f2d6" style:font-size-asian="12.25pt" style:font-weight-asian="bold" style:font-size-complex="14pt" style:font-weight-complex="bold"/>
    </style:style>
    <style:style style:name="P57" style:family="paragraph" style:parent-style-name="Standard">
      <style:paragraph-properties fo:text-align="justify" style:justify-single-word="false"/>
      <style:text-properties fo:font-size="14pt" fo:font-weight="bold" officeooo:rsid="00339029" officeooo:paragraph-rsid="0042977b" style:font-size-asian="12.25pt" style:font-weight-asian="bold" style:font-size-complex="14pt" style:font-weight-complex="bold"/>
    </style:style>
    <style:style style:name="P58" style:family="paragraph" style:parent-style-name="Standard">
      <style:paragraph-properties fo:text-align="justify" style:justify-single-word="false"/>
      <style:text-properties fo:font-size="14pt" fo:font-weight="bold" officeooo:rsid="00339029" officeooo:paragraph-rsid="0042b7aa" style:font-size-asian="12.25pt" style:font-weight-asian="bold" style:font-size-complex="14pt" style:font-weight-complex="bold"/>
    </style:style>
    <style:style style:name="P59" style:family="paragraph" style:parent-style-name="Standard">
      <style:paragraph-properties fo:text-align="justify" style:justify-single-word="false"/>
      <style:text-properties fo:font-size="14pt" fo:font-weight="bold" officeooo:rsid="00339029" officeooo:paragraph-rsid="00498a9c" style:font-size-asian="12.25pt" style:font-weight-asian="bold" style:font-size-complex="14pt" style:font-weight-complex="bold"/>
    </style:style>
    <style:style style:name="P60" style:family="paragraph" style:parent-style-name="Standard">
      <style:paragraph-properties fo:text-align="justify" style:justify-single-word="false"/>
      <style:text-properties fo:font-size="14pt" fo:font-weight="bold" officeooo:rsid="00339029" officeooo:paragraph-rsid="004467a9" style:font-size-asian="12.25pt" style:font-weight-asian="bold" style:font-size-complex="14pt" style:font-weight-complex="bold"/>
    </style:style>
    <style:style style:name="P61" style:family="paragraph" style:parent-style-name="Standard">
      <style:paragraph-properties fo:text-align="justify" style:justify-single-word="false"/>
      <style:text-properties fo:font-size="14pt" fo:font-weight="bold" officeooo:rsid="002ee516" officeooo:paragraph-rsid="002ee516" style:font-size-asian="12.25pt" style:font-weight-asian="bold" style:font-size-complex="14pt" style:font-weight-complex="bold"/>
    </style:style>
    <style:style style:name="P62" style:family="paragraph" style:parent-style-name="Standard">
      <style:paragraph-properties fo:text-align="justify" style:justify-single-word="false"/>
      <style:text-properties fo:font-size="14pt" fo:font-weight="bold" officeooo:rsid="002ee516" officeooo:paragraph-rsid="00339029" style:font-size-asian="12.25pt" style:font-weight-asian="bold" style:font-size-complex="14pt" style:font-weight-complex="bold"/>
    </style:style>
    <style:style style:name="P63" style:family="paragraph" style:parent-style-name="Standard">
      <style:paragraph-properties fo:text-align="justify" style:justify-single-word="false"/>
      <style:text-properties fo:font-size="14pt" fo:font-weight="bold" officeooo:rsid="002ee516" officeooo:paragraph-rsid="0035ea6f" style:font-size-asian="12.25pt" style:font-weight-asian="bold" style:font-size-complex="14pt" style:font-weight-complex="bold"/>
    </style:style>
    <style:style style:name="P64" style:family="paragraph" style:parent-style-name="Standard">
      <style:paragraph-properties fo:text-align="justify" style:justify-single-word="false"/>
      <style:text-properties fo:font-size="14pt" fo:font-weight="bold" officeooo:rsid="002ee516" officeooo:paragraph-rsid="0047b232" style:font-size-asian="12.25pt" style:font-weight-asian="bold" style:font-size-complex="14pt" style:font-weight-complex="bold"/>
    </style:style>
    <style:style style:name="P65" style:family="paragraph" style:parent-style-name="Standard">
      <style:paragraph-properties fo:text-align="justify" style:justify-single-word="false"/>
      <style:text-properties fo:font-size="14pt" fo:font-weight="bold" officeooo:rsid="002ee516" officeooo:paragraph-rsid="0042977b" style:font-size-asian="12.25pt" style:font-weight-asian="bold" style:font-size-complex="14pt" style:font-weight-complex="bold"/>
    </style:style>
    <style:style style:name="P66" style:family="paragraph" style:parent-style-name="Standard">
      <style:paragraph-properties fo:text-align="justify" style:justify-single-word="false"/>
      <style:text-properties fo:font-size="14pt" fo:font-weight="bold" officeooo:rsid="002ee516" officeooo:paragraph-rsid="00434d3b" style:font-size-asian="12.25pt" style:font-weight-asian="bold" style:font-size-complex="14pt" style:font-weight-complex="bold"/>
    </style:style>
    <style:style style:name="P67" style:family="paragraph" style:parent-style-name="Standard">
      <style:paragraph-properties fo:text-align="justify" style:justify-single-word="false"/>
      <style:text-properties fo:font-size="14pt" fo:font-weight="bold" officeooo:rsid="002ee516" officeooo:paragraph-rsid="00498a9c" style:font-size-asian="12.25pt" style:font-weight-asian="bold" style:font-size-complex="14pt" style:font-weight-complex="bold"/>
    </style:style>
    <style:style style:name="P68" style:family="paragraph" style:parent-style-name="Standard">
      <style:paragraph-properties fo:text-align="justify" style:justify-single-word="false"/>
      <style:text-properties fo:font-size="14pt" fo:font-weight="bold" officeooo:rsid="002ee516" officeooo:paragraph-rsid="004467a9" style:font-size-asian="12.25pt" style:font-weight-asian="bold" style:font-size-complex="14pt" style:font-weight-complex="bold"/>
    </style:style>
    <style:style style:name="P69" style:family="paragraph" style:parent-style-name="Standard">
      <style:paragraph-properties fo:text-align="justify" style:justify-single-word="false"/>
      <style:text-properties fo:font-size="14pt" fo:font-weight="bold" officeooo:rsid="006b1ed4" officeooo:paragraph-rsid="006b1ed4" style:font-size-asian="12.25pt" style:font-weight-asian="bold" style:font-size-complex="14pt" style:font-weight-complex="bold"/>
    </style:style>
    <style:style style:name="P70" style:family="paragraph" style:parent-style-name="Standard">
      <style:paragraph-properties fo:text-align="justify" style:justify-single-word="false"/>
      <style:text-properties fo:font-size="14pt" fo:font-weight="bold" officeooo:rsid="006d804d" officeooo:paragraph-rsid="006d804d" style:font-size-asian="12.25pt" style:font-weight-asian="bold" style:font-size-complex="14pt" style:font-weight-complex="bold"/>
    </style:style>
    <style:style style:name="P71" style:family="paragraph" style:parent-style-name="Standard">
      <style:paragraph-properties fo:text-align="justify" style:justify-single-word="false"/>
      <style:text-properties fo:font-size="14pt" fo:font-weight="bold" officeooo:rsid="007440cb" officeooo:paragraph-rsid="007440cb" style:font-size-asian="12.25pt" style:font-weight-asian="bold" style:font-size-complex="14pt" style:font-weight-complex="bold"/>
    </style:style>
    <style:style style:name="P72" style:family="paragraph" style:parent-style-name="Standard">
      <style:paragraph-properties fo:text-align="justify" style:justify-single-word="false"/>
      <style:text-properties fo:font-size="14pt" fo:font-weight="bold" officeooo:rsid="0078eebd" officeooo:paragraph-rsid="0078eebd" style:font-size-asian="12.25pt" style:font-weight-asian="bold" style:font-size-complex="14pt" style:font-weight-complex="bold"/>
    </style:style>
    <style:style style:name="P73" style:family="paragraph" style:parent-style-name="Standard">
      <style:paragraph-properties fo:text-align="justify" style:justify-single-word="false"/>
      <style:text-properties fo:font-size="14pt" fo:font-weight="bold" officeooo:rsid="0079f2e2" officeooo:paragraph-rsid="0079f2e2" style:font-size-asian="12.25pt" style:font-weight-asian="bold" style:font-size-complex="14pt" style:font-weight-complex="bold"/>
    </style:style>
    <style:style style:name="P74" style:family="paragraph" style:parent-style-name="Standard">
      <style:paragraph-properties fo:text-align="justify" style:justify-single-word="false"/>
      <style:text-properties fo:font-size="14pt" fo:font-weight="bold" officeooo:rsid="007ef345" officeooo:paragraph-rsid="007ef345" style:font-size-asian="12.25pt" style:font-weight-asian="bold" style:font-size-complex="14pt" style:font-weight-complex="bold"/>
    </style:style>
    <style:style style:name="P75" style:family="paragraph" style:parent-style-name="Standard">
      <style:paragraph-properties fo:text-align="justify" style:justify-single-word="false"/>
      <style:text-properties fo:font-size="14pt" fo:font-weight="bold" officeooo:rsid="008019a6" officeooo:paragraph-rsid="008019a6" style:font-size-asian="12.25pt" style:font-weight-asian="bold" style:font-size-complex="14pt" style:font-weight-complex="bold"/>
    </style:style>
    <style:style style:name="P76" style:family="paragraph" style:parent-style-name="Standard">
      <style:paragraph-properties fo:text-align="justify" style:justify-single-word="false"/>
      <style:text-properties fo:font-size="14pt" fo:font-weight="bold" officeooo:rsid="0081f425" officeooo:paragraph-rsid="0081f425" style:font-size-asian="12.25pt" style:font-weight-asian="bold" style:font-size-complex="14pt" style:font-weight-complex="bold"/>
    </style:style>
    <style:style style:name="P77" style:family="paragraph" style:parent-style-name="Standard">
      <style:paragraph-properties fo:text-align="justify" style:justify-single-word="false"/>
      <style:text-properties fo:font-size="14pt" fo:font-weight="bold" officeooo:rsid="008ad02d" officeooo:paragraph-rsid="008ad02d" style:font-size-asian="12.25pt" style:font-weight-asian="bold" style:font-size-complex="14pt" style:font-weight-complex="bold"/>
    </style:style>
    <style:style style:name="P78" style:family="paragraph" style:parent-style-name="Standard">
      <style:paragraph-properties fo:text-align="center" style:justify-single-word="false"/>
      <style:text-properties fo:color="#336699" style:font-name="Cambria" fo:font-size="14pt" fo:font-weight="bold" officeooo:rsid="00114b5b" officeooo:paragraph-rsid="00114b5b" style:font-size-asian="12.25pt" style:font-weight-asian="bold" style:font-size-complex="14pt" style:font-weight-complex="bold"/>
    </style:style>
    <style:style style:name="P79" style:family="paragraph" style:parent-style-name="Standard">
      <style:paragraph-properties fo:text-align="justify" style:justify-single-word="false"/>
      <style:text-properties fo:color="#336699" fo:font-size="14pt" fo:font-weight="bold" officeooo:rsid="008e71d1" officeooo:paragraph-rsid="008e71d1" style:font-size-asian="12.25pt" style:font-weight-asian="bold" style:font-size-complex="14pt" style:font-weight-complex="bold"/>
    </style:style>
    <style:style style:name="P80" style:family="paragraph" style:parent-style-name="Standard">
      <style:paragraph-properties fo:text-align="justify" style:justify-single-word="false"/>
      <style:text-properties fo:font-size="13pt" fo:font-weight="bold" officeooo:rsid="000b7c62" officeooo:paragraph-rsid="008c09b1" style:font-size-asian="13pt" style:font-weight-asian="bold" style:font-size-complex="13pt" style:font-weight-complex="bold"/>
    </style:style>
    <style:style style:name="P81" style:family="paragraph" style:parent-style-name="Standard">
      <style:paragraph-properties fo:text-align="justify" style:justify-single-word="false"/>
      <style:text-properties fo:font-size="13pt" fo:font-weight="bold" officeooo:rsid="000d7306" officeooo:paragraph-rsid="008c09b1" style:font-size-asian="13pt" style:font-weight-asian="bold" style:font-size-complex="13pt" style:font-weight-complex="bold"/>
    </style:style>
    <style:style style:name="P82" style:family="paragraph" style:parent-style-name="Standard">
      <style:paragraph-properties fo:text-align="justify" style:justify-single-word="false"/>
      <style:text-properties fo:font-size="13pt" fo:font-weight="bold" officeooo:rsid="000f61af" officeooo:paragraph-rsid="008c09b1" style:font-size-asian="13pt" style:font-weight-asian="bold" style:font-size-complex="13pt" style:font-weight-complex="bold"/>
    </style:style>
    <style:style style:name="P83" style:family="paragraph" style:parent-style-name="Standard">
      <style:paragraph-properties fo:text-align="justify" style:justify-single-word="false"/>
      <style:text-properties fo:font-size="13pt" fo:font-weight="bold" officeooo:rsid="00272745" officeooo:paragraph-rsid="008c09b1" style:font-size-asian="13pt" style:font-weight-asian="bold" style:font-size-complex="13pt" style:font-weight-complex="bold"/>
    </style:style>
    <style:style style:name="P84" style:family="paragraph" style:parent-style-name="Standard">
      <style:paragraph-properties fo:text-align="justify" style:justify-single-word="false"/>
      <style:text-properties fo:color="#336699" style:font-name="Cambria" fo:font-size="14pt" fo:font-weight="bold" officeooo:rsid="000b7c62" officeooo:paragraph-rsid="000b7c62" style:font-size-asian="12.25pt" style:font-weight-asian="bold" style:font-size-complex="14pt" style:font-weight-complex="bold"/>
    </style:style>
    <style:style style:name="P85" style:family="paragraph" style:parent-style-name="Standard">
      <style:paragraph-properties fo:text-align="justify" style:justify-single-word="false"/>
      <style:text-properties fo:color="#336699" style:font-name="Cambria" fo:font-size="14pt" fo:font-weight="bold" officeooo:rsid="0012ed68" officeooo:paragraph-rsid="008dc204" style:font-size-asian="12.25pt" style:font-weight-asian="bold" style:font-size-complex="14pt" style:font-weight-complex="bold"/>
    </style:style>
    <style:style style:name="P86" style:family="paragraph" style:parent-style-name="Standard">
      <style:paragraph-properties fo:text-align="justify" style:justify-single-word="false"/>
      <style:text-properties fo:color="#336699" fo:font-size="14pt" fo:font-weight="bold" officeooo:rsid="000b7c62" officeooo:paragraph-rsid="008c09b1" style:font-size-asian="12.25pt" style:font-weight-asian="bold" style:font-size-complex="14pt" style:font-weight-complex="bold"/>
    </style:style>
    <style:style style:name="P87" style:family="paragraph" style:parent-style-name="Standard">
      <style:paragraph-properties fo:text-align="justify" style:justify-single-word="false"/>
      <style:text-properties fo:color="#336699" fo:font-size="14pt" fo:font-weight="bold" officeooo:rsid="000d7306" officeooo:paragraph-rsid="008c09b1" style:font-size-asian="12.25pt" style:font-weight-asian="bold" style:font-size-complex="14pt" style:font-weight-complex="bold"/>
    </style:style>
    <style:style style:name="P88" style:family="paragraph" style:parent-style-name="Standard">
      <style:paragraph-properties fo:text-align="justify" style:justify-single-word="false"/>
      <style:text-properties fo:color="#336699" fo:font-size="14pt" fo:font-weight="bold" officeooo:rsid="000f61af" officeooo:paragraph-rsid="008c09b1" style:font-size-asian="12.25pt" style:font-weight-asian="bold" style:font-size-complex="14pt" style:font-weight-complex="bold"/>
    </style:style>
    <style:style style:name="P89" style:family="paragraph" style:parent-style-name="Standard">
      <style:paragraph-properties fo:text-align="justify" style:justify-single-word="false"/>
      <style:text-properties fo:color="#336699" fo:font-size="14pt" fo:font-weight="bold" officeooo:rsid="00272745" officeooo:paragraph-rsid="008c09b1" style:font-size-asian="12.25pt" style:font-weight-asian="bold" style:font-size-complex="14pt" style:font-weight-complex="bold"/>
    </style:style>
    <style:style style:name="P90" style:family="paragraph" style:parent-style-name="Standard">
      <style:paragraph-properties fo:text-align="justify" style:justify-single-word="false"/>
      <style:text-properties fo:color="#336699" fo:font-size="14pt" fo:font-weight="bold" officeooo:rsid="0012ed68" officeooo:paragraph-rsid="008dc204" style:font-size-asian="12.25pt" style:font-weight-asian="bold" style:font-size-complex="14pt" style:font-weight-complex="bold"/>
    </style:style>
    <style:style style:name="P91" style:family="paragraph" style:parent-style-name="Standard">
      <style:paragraph-properties fo:text-align="justify" style:justify-single-word="false"/>
      <style:text-properties fo:color="#336699" fo:font-size="14pt" fo:font-weight="bold" officeooo:rsid="0024aabd" officeooo:paragraph-rsid="008dc204" style:font-size-asian="12.25pt" style:font-weight-asian="bold" style:font-size-complex="14pt" style:font-weight-complex="bold"/>
    </style:style>
    <style:style style:name="P92" style:family="paragraph" style:parent-style-name="Standard">
      <style:paragraph-properties fo:text-align="justify" style:justify-single-word="false"/>
      <style:text-properties fo:color="#336699" fo:font-size="14pt" fo:font-weight="bold" officeooo:rsid="00173526" officeooo:paragraph-rsid="008dc204" style:font-size-asian="12.25pt" style:font-weight-asian="bold" style:font-size-complex="14pt" style:font-weight-complex="bold"/>
    </style:style>
    <style:style style:name="P93" style:family="paragraph" style:parent-style-name="Standard">
      <style:paragraph-properties fo:text-align="justify" style:justify-single-word="false"/>
      <style:text-properties fo:color="#336699" fo:font-size="14pt" fo:font-weight="bold" officeooo:rsid="00231c13" officeooo:paragraph-rsid="008dc204" style:font-size-asian="12.25pt" style:font-weight-asian="bold" style:font-size-complex="14pt" style:font-weight-complex="bold"/>
    </style:style>
    <style:style style:name="P94" style:family="paragraph" style:parent-style-name="Standard">
      <style:paragraph-properties fo:text-align="justify" style:justify-single-word="false"/>
      <style:text-properties fo:color="#336699" fo:font-size="14pt" fo:font-weight="bold" officeooo:rsid="00182bcf" officeooo:paragraph-rsid="008e71d1" style:font-size-asian="12.25pt" style:font-weight-asian="bold" style:font-size-complex="14pt" style:font-weight-complex="bold"/>
    </style:style>
    <style:style style:name="P95" style:family="paragraph" style:parent-style-name="Standard">
      <style:paragraph-properties fo:text-align="justify" style:justify-single-word="false"/>
      <style:text-properties fo:color="#336699" fo:font-size="14pt" fo:font-weight="bold" officeooo:rsid="00195a35" officeooo:paragraph-rsid="008e71d1" style:font-size-asian="12.25pt" style:font-weight-asian="bold" style:font-size-complex="14pt" style:font-weight-complex="bold"/>
    </style:style>
    <style:style style:name="P96" style:family="paragraph" style:parent-style-name="Standard">
      <style:paragraph-properties fo:text-align="justify" style:justify-single-word="false"/>
      <style:text-properties fo:color="#336699" fo:font-size="14pt" fo:font-weight="bold" officeooo:rsid="008e71d1" officeooo:paragraph-rsid="008ed392" style:font-size-asian="12.25pt" style:font-weight-asian="bold" style:font-size-complex="14pt" style:font-weight-complex="bold"/>
    </style:style>
    <style:style style:name="P97" style:family="paragraph" style:parent-style-name="Standard">
      <style:paragraph-properties fo:text-align="center" style:justify-single-word="false"/>
      <style:text-properties fo:color="#336699" fo:font-size="14pt" fo:font-weight="bold" officeooo:rsid="008e71d1" officeooo:paragraph-rsid="008ed392" style:font-size-asian="12.25pt" style:font-weight-asian="bold" style:font-size-complex="14pt" style:font-weight-complex="bold"/>
    </style:style>
    <style:style style:name="P98" style:family="paragraph" style:parent-style-name="Standard" style:list-style-name="L1">
      <style:paragraph-properties fo:text-align="justify" style:justify-single-word="false"/>
      <style:text-properties fo:font-size="14pt" officeooo:rsid="000b7c62" officeooo:paragraph-rsid="000b7c62" style:font-size-asian="12.25pt" style:font-size-complex="14pt"/>
    </style:style>
    <style:style style:name="P99" style:family="paragraph" style:parent-style-name="Standard" style:list-style-name="L2">
      <style:paragraph-properties fo:text-align="justify" style:justify-single-word="false"/>
      <style:text-properties fo:font-size="14pt" officeooo:rsid="000b7c62" officeooo:paragraph-rsid="000b7c62" style:font-size-asian="12.25pt" style:font-size-complex="14pt"/>
    </style:style>
    <style:style style:name="P100" style:family="paragraph" style:parent-style-name="Standard" style:list-style-name="L20">
      <style:paragraph-properties fo:text-align="justify" style:justify-single-word="false"/>
      <style:text-properties fo:font-size="14pt" officeooo:rsid="000b7c62" officeooo:paragraph-rsid="0052336b" style:font-size-asian="12.25pt" style:font-size-complex="14pt"/>
    </style:style>
    <style:style style:name="P101" style:family="paragraph" style:parent-style-name="Standard" style:list-style-name="L21">
      <style:paragraph-properties fo:text-align="justify" style:justify-single-word="false"/>
      <style:text-properties fo:font-size="14pt" officeooo:rsid="000b7c62" officeooo:paragraph-rsid="00692f0d" style:font-size-asian="12.25pt" style:font-size-complex="14pt"/>
    </style:style>
    <style:style style:name="P102" style:family="paragraph" style:parent-style-name="Standard" style:list-style-name="L22">
      <style:paragraph-properties fo:text-align="justify" style:justify-single-word="false"/>
      <style:text-properties fo:font-size="14pt" officeooo:rsid="000b7c62" officeooo:paragraph-rsid="006b1ed4" style:font-size-asian="12.25pt" style:font-size-complex="14pt"/>
    </style:style>
    <style:style style:name="P103" style:family="paragraph" style:parent-style-name="Standard" style:list-style-name="L22">
      <style:paragraph-properties fo:text-align="justify" style:justify-single-word="false"/>
      <style:text-properties fo:font-size="14pt" officeooo:rsid="000b7c62" officeooo:paragraph-rsid="006fd74e" style:font-size-asian="12.25pt" style:font-size-complex="14pt"/>
    </style:style>
    <style:style style:name="P104" style:family="paragraph" style:parent-style-name="Standard" style:list-style-name="L22">
      <style:paragraph-properties fo:text-align="justify" style:justify-single-word="false"/>
      <style:text-properties fo:font-size="14pt" officeooo:rsid="000b7c62" officeooo:paragraph-rsid="007440cb" style:font-size-asian="12.25pt" style:font-size-complex="14pt"/>
    </style:style>
    <style:style style:name="P105" style:family="paragraph" style:parent-style-name="Standard" style:list-style-name="L22">
      <style:paragraph-properties fo:text-align="justify" style:justify-single-word="false"/>
      <style:text-properties fo:font-size="14pt" officeooo:rsid="000b7c62" officeooo:paragraph-rsid="0078eebd" style:font-size-asian="12.25pt" style:font-size-complex="14pt"/>
    </style:style>
    <style:style style:name="P106" style:family="paragraph" style:parent-style-name="Standard" style:list-style-name="L22">
      <style:paragraph-properties fo:text-align="justify" style:justify-single-word="false"/>
      <style:text-properties fo:font-size="14pt" officeooo:rsid="000b7c62" officeooo:paragraph-rsid="0079f2e2" style:font-size-asian="12.25pt" style:font-size-complex="14pt"/>
    </style:style>
    <style:style style:name="P107" style:family="paragraph" style:parent-style-name="Standard" style:list-style-name="L22">
      <style:paragraph-properties fo:text-align="justify" style:justify-single-word="false"/>
      <style:text-properties fo:font-size="14pt" officeooo:rsid="000b7c62" officeooo:paragraph-rsid="007ef345" style:font-size-asian="12.25pt" style:font-size-complex="14pt"/>
    </style:style>
    <style:style style:name="P108" style:family="paragraph" style:parent-style-name="Standard" style:list-style-name="L22">
      <style:paragraph-properties fo:text-align="justify" style:justify-single-word="false"/>
      <style:text-properties fo:font-size="14pt" officeooo:rsid="000b7c62" officeooo:paragraph-rsid="008019a6" style:font-size-asian="12.25pt" style:font-size-complex="14pt"/>
    </style:style>
    <style:style style:name="P109" style:family="paragraph" style:parent-style-name="Standard" style:list-style-name="L22">
      <style:paragraph-properties fo:text-align="justify" style:justify-single-word="false"/>
      <style:text-properties fo:font-size="14pt" officeooo:rsid="000b7c62" officeooo:paragraph-rsid="0084e226" style:font-size-asian="12.25pt" style:font-size-complex="14pt"/>
    </style:style>
    <style:style style:name="P110" style:family="paragraph" style:parent-style-name="Standard" style:list-style-name="L2">
      <style:paragraph-properties fo:text-align="justify" style:justify-single-word="false"/>
      <style:text-properties fo:font-size="14pt" officeooo:rsid="000d7306" officeooo:paragraph-rsid="000d7306" style:font-size-asian="12.25pt" style:font-size-complex="14pt"/>
    </style:style>
    <style:style style:name="P111" style:family="paragraph" style:parent-style-name="Standard" style:list-style-name="L3">
      <style:paragraph-properties fo:text-align="justify" style:justify-single-word="false"/>
      <style:text-properties fo:font-size="14pt" officeooo:rsid="000d7306" officeooo:paragraph-rsid="000d7306" style:font-size-asian="12.25pt" style:font-size-complex="14pt"/>
    </style:style>
    <style:style style:name="P112" style:family="paragraph" style:parent-style-name="Standard" style:list-style-name="L4">
      <style:paragraph-properties fo:text-align="justify" style:justify-single-word="false"/>
      <style:text-properties fo:font-size="14pt" officeooo:rsid="000d7306" officeooo:paragraph-rsid="000d7306" style:font-size-asian="12.25pt" style:font-size-complex="14pt"/>
    </style:style>
    <style:style style:name="P113" style:family="paragraph" style:parent-style-name="Standard" style:list-style-name="L5">
      <style:paragraph-properties fo:text-align="justify" style:justify-single-word="false"/>
      <style:text-properties fo:font-size="14pt" officeooo:rsid="000d7306" officeooo:paragraph-rsid="000d7306" style:font-size-asian="12.25pt" style:font-size-complex="14pt"/>
    </style:style>
    <style:style style:name="P114" style:family="paragraph" style:parent-style-name="Standard" style:list-style-name="L6">
      <style:paragraph-properties fo:text-align="justify" style:justify-single-word="false"/>
      <style:text-properties fo:font-size="14pt" officeooo:rsid="000d7306" officeooo:paragraph-rsid="000d7306" style:font-size-asian="12.25pt" style:font-size-complex="14pt"/>
    </style:style>
    <style:style style:name="P115" style:family="paragraph" style:parent-style-name="Standard" style:list-style-name="L7">
      <style:paragraph-properties fo:text-align="justify" style:justify-single-word="false"/>
      <style:text-properties fo:font-size="14pt" officeooo:rsid="000d7306" officeooo:paragraph-rsid="000d7306" style:font-size-asian="12.25pt" style:font-size-complex="14pt"/>
    </style:style>
    <style:style style:name="P116" style:family="paragraph" style:parent-style-name="Standard" style:list-style-name="L8">
      <style:paragraph-properties fo:text-align="justify" style:justify-single-word="false"/>
      <style:text-properties fo:font-size="14pt" officeooo:rsid="000d7306" officeooo:paragraph-rsid="000d7306" style:font-size-asian="12.25pt" style:font-size-complex="14pt"/>
    </style:style>
    <style:style style:name="P117" style:family="paragraph" style:parent-style-name="Standard" style:list-style-name="L9">
      <style:paragraph-properties fo:text-align="justify" style:justify-single-word="false"/>
      <style:text-properties fo:font-size="14pt" officeooo:rsid="000d7306" officeooo:paragraph-rsid="000d7306" style:font-size-asian="12.25pt" style:font-size-complex="14pt"/>
    </style:style>
    <style:style style:name="P118" style:family="paragraph" style:parent-style-name="Standard" style:list-style-name="L17">
      <style:paragraph-properties fo:text-align="justify" style:justify-single-word="false"/>
      <style:text-properties fo:font-size="14pt" officeooo:rsid="000d7306" officeooo:paragraph-rsid="004a5c93" style:font-size-asian="12.25pt" style:font-size-complex="14pt"/>
    </style:style>
    <style:style style:name="P119" style:family="paragraph" style:parent-style-name="Standard" style:list-style-name="L18">
      <style:paragraph-properties fo:text-align="justify" style:justify-single-word="false"/>
      <style:text-properties fo:font-size="14pt" officeooo:rsid="000d7306" officeooo:paragraph-rsid="004c12ba" style:font-size-asian="12.25pt" style:font-size-complex="14pt"/>
    </style:style>
    <style:style style:name="P120" style:family="paragraph" style:parent-style-name="Standard" style:list-style-name="L19">
      <style:paragraph-properties fo:text-align="justify" style:justify-single-word="false"/>
      <style:text-properties fo:font-size="14pt" officeooo:rsid="000d7306" officeooo:paragraph-rsid="004ceb80" style:font-size-asian="12.25pt" style:font-size-complex="14pt"/>
    </style:style>
    <style:style style:name="P121" style:family="paragraph" style:parent-style-name="Standard" style:list-style-name="L20">
      <style:paragraph-properties fo:text-align="justify" style:justify-single-word="false"/>
      <style:text-properties fo:font-size="14pt" officeooo:rsid="000d7306" officeooo:paragraph-rsid="0052336b" style:font-size-asian="12.25pt" style:font-size-complex="14pt"/>
    </style:style>
    <style:style style:name="P122" style:family="paragraph" style:parent-style-name="Standard" style:list-style-name="L21">
      <style:paragraph-properties fo:text-align="justify" style:justify-single-word="false"/>
      <style:text-properties fo:font-size="14pt" officeooo:rsid="000d7306" officeooo:paragraph-rsid="00692f0d" style:font-size-asian="12.25pt" style:font-size-complex="14pt"/>
    </style:style>
    <style:style style:name="P123" style:family="paragraph" style:parent-style-name="Standard" style:list-style-name="L21">
      <style:paragraph-properties fo:text-align="justify" style:justify-single-word="false"/>
      <style:text-properties fo:font-size="14pt" officeooo:rsid="000d7306" officeooo:paragraph-rsid="00695215" style:font-size-asian="12.25pt" style:font-size-complex="14pt"/>
    </style:style>
    <style:style style:name="P124" style:family="paragraph" style:parent-style-name="Standard" style:list-style-name="L22">
      <style:paragraph-properties fo:text-align="justify" style:justify-single-word="false"/>
      <style:text-properties fo:font-size="14pt" officeooo:rsid="000d7306" officeooo:paragraph-rsid="006b1ed4" style:font-size-asian="12.25pt" style:font-size-complex="14pt"/>
    </style:style>
    <style:style style:name="P125" style:family="paragraph" style:parent-style-name="Standard" style:list-style-name="L22">
      <style:paragraph-properties fo:text-align="justify" style:justify-single-word="false"/>
      <style:text-properties fo:font-size="14pt" officeooo:rsid="000d7306" officeooo:paragraph-rsid="006fd74e" style:font-size-asian="12.25pt" style:font-size-complex="14pt"/>
    </style:style>
    <style:style style:name="P126" style:family="paragraph" style:parent-style-name="Standard" style:list-style-name="L22">
      <style:paragraph-properties fo:text-align="justify" style:justify-single-word="false"/>
      <style:text-properties fo:font-size="14pt" officeooo:rsid="000d7306" officeooo:paragraph-rsid="007440cb" style:font-size-asian="12.25pt" style:font-size-complex="14pt"/>
    </style:style>
    <style:style style:name="P127" style:family="paragraph" style:parent-style-name="Standard" style:list-style-name="L22">
      <style:paragraph-properties fo:text-align="justify" style:justify-single-word="false"/>
      <style:text-properties fo:font-size="14pt" officeooo:rsid="000d7306" officeooo:paragraph-rsid="0078eebd" style:font-size-asian="12.25pt" style:font-size-complex="14pt"/>
    </style:style>
    <style:style style:name="P128" style:family="paragraph" style:parent-style-name="Standard" style:list-style-name="L22">
      <style:paragraph-properties fo:text-align="justify" style:justify-single-word="false"/>
      <style:text-properties fo:font-size="14pt" officeooo:rsid="000d7306" officeooo:paragraph-rsid="0079f2e2" style:font-size-asian="12.25pt" style:font-size-complex="14pt"/>
    </style:style>
    <style:style style:name="P129" style:family="paragraph" style:parent-style-name="Standard" style:list-style-name="L22">
      <style:paragraph-properties fo:text-align="justify" style:justify-single-word="false"/>
      <style:text-properties fo:font-size="14pt" officeooo:rsid="000d7306" officeooo:paragraph-rsid="007ef345" style:font-size-asian="12.25pt" style:font-size-complex="14pt"/>
    </style:style>
    <style:style style:name="P130" style:family="paragraph" style:parent-style-name="Standard" style:list-style-name="L22">
      <style:paragraph-properties fo:text-align="justify" style:justify-single-word="false"/>
      <style:text-properties fo:font-size="14pt" officeooo:rsid="000d7306" officeooo:paragraph-rsid="008019a6" style:font-size-asian="12.25pt" style:font-size-complex="14pt"/>
    </style:style>
    <style:style style:name="P131" style:family="paragraph" style:parent-style-name="Standard" style:list-style-name="L22">
      <style:paragraph-properties fo:text-align="justify" style:justify-single-word="false"/>
      <style:text-properties fo:font-size="14pt" officeooo:rsid="000d7306" officeooo:paragraph-rsid="0081f425" style:font-size-asian="12.25pt" style:font-size-complex="14pt"/>
    </style:style>
    <style:style style:name="P132" style:family="paragraph" style:parent-style-name="Standard" style:list-style-name="L22">
      <style:paragraph-properties fo:text-align="justify" style:justify-single-word="false"/>
      <style:text-properties fo:font-size="14pt" officeooo:rsid="000d7306" officeooo:paragraph-rsid="0084e226" style:font-size-asian="12.25pt" style:font-size-complex="14pt"/>
    </style:style>
    <style:style style:name="P133" style:family="paragraph" style:parent-style-name="Standard" style:list-style-name="L2">
      <style:paragraph-properties fo:text-align="justify" style:justify-single-word="false"/>
      <style:text-properties fo:font-size="14pt" officeooo:rsid="0050df9e" officeooo:paragraph-rsid="0050df9e" style:font-size-asian="12.25pt" style:font-size-complex="14pt"/>
    </style:style>
    <style:style style:name="P134" style:family="paragraph" style:parent-style-name="Standard" style:list-style-name="L20">
      <style:paragraph-properties fo:text-align="justify" style:justify-single-word="false"/>
      <style:text-properties fo:font-size="14pt" officeooo:rsid="0050df9e" officeooo:paragraph-rsid="0052336b" style:font-size-asian="12.25pt" style:font-size-complex="14pt"/>
    </style:style>
    <style:style style:name="P135" style:family="paragraph" style:parent-style-name="Standard" style:list-style-name="L21">
      <style:paragraph-properties fo:text-align="justify" style:justify-single-word="false"/>
      <style:text-properties fo:font-size="14pt" officeooo:rsid="0050df9e" officeooo:paragraph-rsid="00692f0d" style:font-size-asian="12.25pt" style:font-size-complex="14pt"/>
    </style:style>
    <style:style style:name="P136" style:family="paragraph" style:parent-style-name="Standard" style:list-style-name="L22">
      <style:paragraph-properties fo:text-align="justify" style:justify-single-word="false"/>
      <style:text-properties fo:font-size="14pt" officeooo:rsid="0050df9e" officeooo:paragraph-rsid="006b1ed4" style:font-size-asian="12.25pt" style:font-size-complex="14pt"/>
    </style:style>
    <style:style style:name="P137" style:family="paragraph" style:parent-style-name="Standard" style:list-style-name="L22">
      <style:paragraph-properties fo:text-align="justify" style:justify-single-word="false"/>
      <style:text-properties fo:font-size="14pt" officeooo:rsid="0050df9e" officeooo:paragraph-rsid="006fd74e" style:font-size-asian="12.25pt" style:font-size-complex="14pt"/>
    </style:style>
    <style:style style:name="P138" style:family="paragraph" style:parent-style-name="Standard" style:list-style-name="L22">
      <style:paragraph-properties fo:text-align="justify" style:justify-single-word="false"/>
      <style:text-properties fo:font-size="14pt" officeooo:rsid="0050df9e" officeooo:paragraph-rsid="007440cb" style:font-size-asian="12.25pt" style:font-size-complex="14pt"/>
    </style:style>
    <style:style style:name="P139" style:family="paragraph" style:parent-style-name="Standard" style:list-style-name="L22">
      <style:paragraph-properties fo:text-align="justify" style:justify-single-word="false"/>
      <style:text-properties fo:font-size="14pt" officeooo:rsid="0050df9e" officeooo:paragraph-rsid="0078eebd" style:font-size-asian="12.25pt" style:font-size-complex="14pt"/>
    </style:style>
    <style:style style:name="P140" style:family="paragraph" style:parent-style-name="Standard" style:list-style-name="L22">
      <style:paragraph-properties fo:text-align="justify" style:justify-single-word="false"/>
      <style:text-properties fo:font-size="14pt" officeooo:rsid="0050df9e" officeooo:paragraph-rsid="0079f2e2" style:font-size-asian="12.25pt" style:font-size-complex="14pt"/>
    </style:style>
    <style:style style:name="P141" style:family="paragraph" style:parent-style-name="Standard" style:list-style-name="L22">
      <style:paragraph-properties fo:text-align="justify" style:justify-single-word="false"/>
      <style:text-properties fo:font-size="14pt" officeooo:rsid="0050df9e" officeooo:paragraph-rsid="007ef345" style:font-size-asian="12.25pt" style:font-size-complex="14pt"/>
    </style:style>
    <style:style style:name="P142" style:family="paragraph" style:parent-style-name="Standard" style:list-style-name="L22">
      <style:paragraph-properties fo:text-align="justify" style:justify-single-word="false"/>
      <style:text-properties fo:font-size="14pt" officeooo:rsid="0050df9e" officeooo:paragraph-rsid="008019a6" style:font-size-asian="12.25pt" style:font-size-complex="14pt"/>
    </style:style>
    <style:style style:name="P143" style:family="paragraph" style:parent-style-name="Standard" style:list-style-name="L22">
      <style:paragraph-properties fo:text-align="justify" style:justify-single-word="false"/>
      <style:text-properties fo:font-size="14pt" officeooo:rsid="0050df9e" officeooo:paragraph-rsid="0084e226" style:font-size-asian="12.25pt" style:font-size-complex="14pt"/>
    </style:style>
    <style:style style:name="P144" style:family="paragraph" style:parent-style-name="Standard" style:list-style-name="L2">
      <style:paragraph-properties fo:text-align="justify" style:justify-single-word="false"/>
      <style:text-properties fo:font-size="14pt" officeooo:rsid="005cf453" officeooo:paragraph-rsid="005cf453" style:font-size-asian="12.25pt" style:font-size-complex="14pt"/>
    </style:style>
    <style:style style:name="P145" style:family="paragraph" style:parent-style-name="Standard" style:list-style-name="L20">
      <style:paragraph-properties fo:text-align="justify" style:justify-single-word="false"/>
      <style:text-properties fo:font-size="14pt" officeooo:rsid="005cf453" officeooo:paragraph-rsid="005cf453" style:font-size-asian="12.25pt" style:font-size-complex="14pt"/>
    </style:style>
    <style:style style:name="P146" style:family="paragraph" style:parent-style-name="Standard" style:list-style-name="L21">
      <style:paragraph-properties fo:text-align="justify" style:justify-single-word="false"/>
      <style:text-properties fo:font-size="14pt" officeooo:rsid="005cf453" officeooo:paragraph-rsid="00692f0d" style:font-size-asian="12.25pt" style:font-size-complex="14pt"/>
    </style:style>
    <style:style style:name="P147" style:family="paragraph" style:parent-style-name="Standard" style:list-style-name="L22">
      <style:paragraph-properties fo:text-align="justify" style:justify-single-word="false"/>
      <style:text-properties fo:font-size="14pt" officeooo:rsid="005cf453" officeooo:paragraph-rsid="006cf55d" style:font-size-asian="12.25pt" style:font-size-complex="14pt"/>
    </style:style>
    <style:style style:name="P148" style:family="paragraph" style:parent-style-name="Standard" style:list-style-name="L22">
      <style:paragraph-properties fo:text-align="justify" style:justify-single-word="false"/>
      <style:text-properties fo:font-size="14pt" officeooo:rsid="005cf453" officeooo:paragraph-rsid="006fd74e" style:font-size-asian="12.25pt" style:font-size-complex="14pt"/>
    </style:style>
    <style:style style:name="P149" style:family="paragraph" style:parent-style-name="Standard" style:list-style-name="L22">
      <style:paragraph-properties fo:text-align="justify" style:justify-single-word="false"/>
      <style:text-properties fo:font-size="14pt" officeooo:rsid="005cf453" officeooo:paragraph-rsid="007440cb" style:font-size-asian="12.25pt" style:font-size-complex="14pt"/>
    </style:style>
    <style:style style:name="P150" style:family="paragraph" style:parent-style-name="Standard" style:list-style-name="L22">
      <style:paragraph-properties fo:text-align="justify" style:justify-single-word="false"/>
      <style:text-properties fo:font-size="14pt" officeooo:rsid="005cf453" officeooo:paragraph-rsid="0078eebd" style:font-size-asian="12.25pt" style:font-size-complex="14pt"/>
    </style:style>
    <style:style style:name="P151" style:family="paragraph" style:parent-style-name="Standard" style:list-style-name="L22">
      <style:paragraph-properties fo:text-align="justify" style:justify-single-word="false"/>
      <style:text-properties fo:font-size="14pt" officeooo:rsid="005cf453" officeooo:paragraph-rsid="0079f2e2" style:font-size-asian="12.25pt" style:font-size-complex="14pt"/>
    </style:style>
    <style:style style:name="P152" style:family="paragraph" style:parent-style-name="Standard" style:list-style-name="L22">
      <style:paragraph-properties fo:text-align="justify" style:justify-single-word="false"/>
      <style:text-properties fo:font-size="14pt" officeooo:rsid="005cf453" officeooo:paragraph-rsid="007ef345" style:font-size-asian="12.25pt" style:font-size-complex="14pt"/>
    </style:style>
    <style:style style:name="P153" style:family="paragraph" style:parent-style-name="Standard" style:list-style-name="L22">
      <style:paragraph-properties fo:text-align="justify" style:justify-single-word="false"/>
      <style:text-properties fo:font-size="14pt" officeooo:rsid="005cf453" officeooo:paragraph-rsid="008019a6" style:font-size-asian="12.25pt" style:font-size-complex="14pt"/>
    </style:style>
    <style:style style:name="P154" style:family="paragraph" style:parent-style-name="Standard" style:list-style-name="L22">
      <style:paragraph-properties fo:text-align="justify" style:justify-single-word="false"/>
      <style:text-properties fo:font-size="14pt" officeooo:rsid="005cf453" officeooo:paragraph-rsid="0084e226" style:font-size-asian="12.25pt" style:font-size-complex="14pt"/>
    </style:style>
    <style:style style:name="P155" style:family="paragraph" style:parent-style-name="Standard" style:list-style-name="L4">
      <style:paragraph-properties fo:text-align="justify" style:justify-single-word="false"/>
      <style:text-properties fo:font-size="14pt" officeooo:rsid="006a7ed8" officeooo:paragraph-rsid="006a7ed8" style:font-size-asian="12.25pt" style:font-size-complex="14pt"/>
    </style:style>
    <style:style style:name="P156" style:family="paragraph" style:parent-style-name="Standard" style:list-style-name="L6">
      <style:paragraph-properties fo:text-align="justify" style:justify-single-word="false"/>
      <style:text-properties fo:font-size="14pt" officeooo:rsid="006a7ed8" officeooo:paragraph-rsid="006a7ed8" style:font-size-asian="12.25pt" style:font-size-complex="14pt"/>
    </style:style>
    <style:style style:name="P157" style:family="paragraph" style:parent-style-name="Standard" style:list-style-name="L17">
      <style:paragraph-properties fo:text-align="justify" style:justify-single-word="false"/>
      <style:text-properties fo:font-size="14pt" officeooo:rsid="006a7ed8" officeooo:paragraph-rsid="006a7ed8" style:font-size-asian="12.25pt" style:font-size-complex="14pt"/>
    </style:style>
    <style:style style:name="P158" style:family="paragraph" style:parent-style-name="Standard" style:list-style-name="L9">
      <style:paragraph-properties fo:text-align="justify" style:justify-single-word="false"/>
      <style:text-properties fo:font-size="14pt" officeooo:rsid="000f61af" officeooo:paragraph-rsid="000f61af" style:font-size-asian="12.25pt" style:font-size-complex="14pt"/>
    </style:style>
    <style:style style:name="P159" style:family="paragraph" style:parent-style-name="Standard" style:list-style-name="L10">
      <style:paragraph-properties fo:text-align="justify" style:justify-single-word="false"/>
      <style:text-properties fo:font-size="14pt" officeooo:rsid="000f61af" officeooo:paragraph-rsid="000f61af" style:font-size-asian="12.25pt" style:font-size-complex="14pt"/>
    </style:style>
    <style:style style:name="P160" style:family="paragraph" style:parent-style-name="Standard" style:list-style-name="L11">
      <style:paragraph-properties fo:text-align="justify" style:justify-single-word="false"/>
      <style:text-properties fo:font-size="14pt" officeooo:rsid="000f61af" officeooo:paragraph-rsid="000f61af" style:font-size-asian="12.25pt" style:font-size-complex="14pt"/>
    </style:style>
    <style:style style:name="P161" style:family="paragraph" style:parent-style-name="Standard" style:list-style-name="L12">
      <style:paragraph-properties fo:text-align="justify" style:justify-single-word="false"/>
      <style:text-properties fo:font-size="14pt" officeooo:rsid="000f61af" officeooo:paragraph-rsid="000f61af" style:font-size-asian="12.25pt" style:font-size-complex="14pt"/>
    </style:style>
    <style:style style:name="P162" style:family="paragraph" style:parent-style-name="Standard" style:list-style-name="L13">
      <style:paragraph-properties fo:text-align="justify" style:justify-single-word="false"/>
      <style:text-properties fo:font-size="14pt" officeooo:rsid="000f61af" officeooo:paragraph-rsid="000f61af" style:font-size-asian="12.25pt" style:font-size-complex="14pt"/>
    </style:style>
    <style:style style:name="P163" style:family="paragraph" style:parent-style-name="Standard" style:list-style-name="L22">
      <style:paragraph-properties fo:text-align="justify" style:justify-single-word="false"/>
      <style:text-properties fo:font-size="14pt" officeooo:rsid="000f61af" officeooo:paragraph-rsid="006b4756" style:font-size-asian="12.25pt" style:font-size-complex="14pt"/>
    </style:style>
    <style:style style:name="P164" style:family="paragraph" style:parent-style-name="Standard" style:list-style-name="L22">
      <style:paragraph-properties fo:text-align="justify" style:justify-single-word="false"/>
      <style:text-properties fo:font-size="14pt" officeooo:rsid="000f61af" officeooo:paragraph-rsid="0071a619" style:font-size-asian="12.25pt" style:font-size-complex="14pt"/>
    </style:style>
    <style:style style:name="P165" style:family="paragraph" style:parent-style-name="Standard" style:list-style-name="L22">
      <style:paragraph-properties fo:text-align="justify" style:justify-single-word="false"/>
      <style:text-properties fo:font-size="14pt" officeooo:rsid="000f61af" officeooo:paragraph-rsid="007617ce" style:font-size-asian="12.25pt" style:font-size-complex="14pt"/>
    </style:style>
    <style:style style:name="P166" style:family="paragraph" style:parent-style-name="Standard" style:list-style-name="L22">
      <style:paragraph-properties fo:text-align="justify" style:justify-single-word="false"/>
      <style:text-properties fo:font-size="14pt" officeooo:rsid="000f61af" officeooo:paragraph-rsid="007d85e2" style:font-size-asian="12.25pt" style:font-size-complex="14pt"/>
    </style:style>
    <style:style style:name="P167" style:family="paragraph" style:parent-style-name="Standard" style:list-style-name="L22">
      <style:paragraph-properties fo:text-align="justify" style:justify-single-word="false"/>
      <style:text-properties fo:font-size="14pt" officeooo:rsid="000f61af" officeooo:paragraph-rsid="00869c6e" style:font-size-asian="12.25pt" style:font-size-complex="14pt"/>
    </style:style>
    <style:style style:name="P168" style:family="paragraph" style:parent-style-name="Standard" style:list-style-name="L22">
      <style:paragraph-properties fo:text-align="justify" style:justify-single-word="false"/>
      <style:text-properties fo:font-size="14pt" officeooo:rsid="000f61af" officeooo:paragraph-rsid="008ad02d" style:font-size-asian="12.25pt" style:font-size-complex="14pt"/>
    </style:style>
    <style:style style:name="P169" style:family="paragraph" style:parent-style-name="Standard" style:list-style-name="L10">
      <style:paragraph-properties fo:text-align="justify" style:justify-single-word="false"/>
      <style:text-properties fo:font-size="14pt" officeooo:rsid="002780b5" officeooo:paragraph-rsid="002780b5" style:font-size-asian="12.25pt" style:font-size-complex="14pt"/>
    </style:style>
    <style:style style:name="P170" style:family="paragraph" style:parent-style-name="Standard" style:list-style-name="L22">
      <style:paragraph-properties fo:text-align="justify" style:justify-single-word="false"/>
      <style:text-properties fo:font-size="14pt" officeooo:rsid="002780b5" officeooo:paragraph-rsid="007bb9d9" style:font-size-asian="12.25pt" style:font-size-complex="14pt"/>
    </style:style>
    <style:style style:name="P171" style:family="paragraph" style:parent-style-name="Standard" style:list-style-name="L12">
      <style:paragraph-properties fo:text-align="justify" style:justify-single-word="false"/>
      <style:text-properties fo:font-size="14pt" officeooo:rsid="0089676a" officeooo:paragraph-rsid="0089676a" style:font-size-asian="12.25pt" style:font-size-complex="14pt"/>
    </style:style>
    <style:style style:name="P172" style:family="paragraph" style:parent-style-name="Standard" style:list-style-name="L12">
      <style:paragraph-properties fo:text-align="justify" style:justify-single-word="false"/>
      <style:text-properties fo:font-size="14pt" officeooo:rsid="006e4fd8" officeooo:paragraph-rsid="006e4fd8" style:font-size-asian="12.25pt" style:font-size-complex="14pt"/>
    </style:style>
    <style:style style:name="P173" style:family="paragraph" style:parent-style-name="Standard" style:list-style-name="L22">
      <style:paragraph-properties fo:text-align="justify" style:justify-single-word="false"/>
      <style:text-properties fo:font-size="14pt" officeooo:rsid="006e4fd8" officeooo:paragraph-rsid="00869c6e" style:font-size-asian="12.25pt" style:font-size-complex="14pt"/>
    </style:style>
    <style:style style:name="P174" style:family="paragraph" style:parent-style-name="Standard" style:list-style-name="L13">
      <style:paragraph-properties fo:text-align="justify" style:justify-single-word="false"/>
      <style:text-properties fo:font-size="14pt" officeooo:rsid="00376ba1" officeooo:paragraph-rsid="00376ba1" style:font-size-asian="12.25pt" style:font-size-complex="14pt"/>
    </style:style>
    <style:style style:name="P175" style:family="paragraph" style:parent-style-name="Standard" style:list-style-name="L22">
      <style:paragraph-properties fo:text-align="justify" style:justify-single-word="false"/>
      <style:text-properties fo:font-size="14pt" officeooo:rsid="00376ba1" officeooo:paragraph-rsid="0071a619" style:font-size-asian="12.25pt" style:font-size-complex="14pt"/>
    </style:style>
    <style:style style:name="P176" style:family="paragraph" style:parent-style-name="Standard" style:list-style-name="L22">
      <style:paragraph-properties fo:text-align="justify" style:justify-single-word="false"/>
      <style:text-properties fo:font-size="14pt" officeooo:rsid="00376ba1" officeooo:paragraph-rsid="008ad02d" style:font-size-asian="12.25pt" style:font-size-complex="14pt"/>
    </style:style>
    <style:style style:name="P177" style:family="paragraph" style:parent-style-name="Standard" style:list-style-name="L14">
      <style:paragraph-properties fo:text-align="justify" style:justify-single-word="false"/>
      <style:text-properties fo:font-size="14pt" officeooo:rsid="00272745" officeooo:paragraph-rsid="00272745" style:font-size-asian="12.25pt" style:font-size-complex="14pt"/>
    </style:style>
    <style:style style:name="P178" style:family="paragraph" style:parent-style-name="Standard" style:list-style-name="L22">
      <style:paragraph-properties fo:text-align="justify" style:justify-single-word="false"/>
      <style:text-properties fo:font-size="14pt" officeooo:rsid="00272745" officeooo:paragraph-rsid="0078eebd" style:font-size-asian="12.25pt" style:font-size-complex="14pt"/>
    </style:style>
    <style:style style:name="P179" style:family="paragraph" style:parent-style-name="Standard" style:list-style-name="L15">
      <style:paragraph-properties fo:text-align="justify" style:justify-single-word="false"/>
      <style:text-properties fo:font-size="14pt" officeooo:rsid="001fad73" officeooo:paragraph-rsid="008dc204" style:font-size-asian="12.25pt" style:font-size-complex="14pt"/>
    </style:style>
    <style:style style:name="P180" style:family="paragraph" style:parent-style-name="Standard" style:list-style-name="L17">
      <style:paragraph-properties fo:text-align="justify" style:justify-single-word="false"/>
      <style:text-properties fo:font-size="14pt" officeooo:rsid="001fad73" officeooo:paragraph-rsid="001fad73" style:font-size-asian="12.25pt" style:font-size-complex="14pt"/>
    </style:style>
    <style:style style:name="P181" style:family="paragraph" style:parent-style-name="Standard" style:list-style-name="L18">
      <style:paragraph-properties fo:text-align="justify" style:justify-single-word="false"/>
      <style:text-properties fo:font-size="14pt" officeooo:rsid="001fad73" officeooo:paragraph-rsid="002b47e5" style:font-size-asian="12.25pt" style:font-size-complex="14pt"/>
    </style:style>
    <style:style style:name="P182" style:family="paragraph" style:parent-style-name="Standard" style:list-style-name="L19">
      <style:paragraph-properties fo:text-align="justify" style:justify-single-word="false"/>
      <style:text-properties fo:font-size="14pt" officeooo:rsid="001fad73" officeooo:paragraph-rsid="002bb4d3" style:font-size-asian="12.25pt" style:font-size-complex="14pt"/>
    </style:style>
    <style:style style:name="P183" style:family="paragraph" style:parent-style-name="Standard" style:list-style-name="L20">
      <style:paragraph-properties fo:text-align="justify" style:justify-single-word="false"/>
      <style:text-properties fo:font-size="14pt" officeooo:rsid="001fad73" officeooo:paragraph-rsid="002cc80d" style:font-size-asian="12.25pt" style:font-size-complex="14pt"/>
    </style:style>
    <style:style style:name="P184" style:family="paragraph" style:parent-style-name="Standard" style:list-style-name="L21">
      <style:paragraph-properties fo:text-align="justify" style:justify-single-word="false"/>
      <style:text-properties fo:font-size="14pt" officeooo:rsid="001fad73" officeooo:paragraph-rsid="002d5b59" style:font-size-asian="12.25pt" style:font-size-complex="14pt"/>
    </style:style>
    <style:style style:name="P185" style:family="paragraph" style:parent-style-name="Standard" style:list-style-name="L22">
      <style:paragraph-properties fo:text-align="justify" style:justify-single-word="false"/>
      <style:text-properties fo:font-size="14pt" officeooo:rsid="001fad73" officeooo:paragraph-rsid="002ecfda" style:font-size-asian="12.25pt" style:font-size-complex="14pt"/>
    </style:style>
    <style:style style:name="P186" style:family="paragraph" style:parent-style-name="Standard" style:list-style-name="L22">
      <style:paragraph-properties fo:text-align="justify" style:justify-single-word="false"/>
      <style:text-properties fo:font-size="14pt" officeooo:rsid="001fad73" officeooo:paragraph-rsid="00339029" style:font-size-asian="12.25pt" style:font-size-complex="14pt"/>
    </style:style>
    <style:style style:name="P187" style:family="paragraph" style:parent-style-name="Standard" style:list-style-name="L22">
      <style:paragraph-properties fo:text-align="justify" style:justify-single-word="false"/>
      <style:text-properties fo:font-size="14pt" officeooo:rsid="001fad73" officeooo:paragraph-rsid="0035ea6f" style:font-size-asian="12.25pt" style:font-size-complex="14pt"/>
    </style:style>
    <style:style style:name="P188" style:family="paragraph" style:parent-style-name="Standard" style:list-style-name="L22">
      <style:paragraph-properties fo:text-align="justify" style:justify-single-word="false"/>
      <style:text-properties fo:font-size="14pt" officeooo:rsid="001fad73" officeooo:paragraph-rsid="004769ec" style:font-size-asian="12.25pt" style:font-size-complex="14pt"/>
    </style:style>
    <style:style style:name="P189" style:family="paragraph" style:parent-style-name="Standard" style:list-style-name="L22">
      <style:paragraph-properties fo:text-align="justify" style:justify-single-word="false"/>
      <style:text-properties fo:font-size="14pt" officeooo:rsid="001fad73" officeooo:paragraph-rsid="00405933" style:font-size-asian="12.25pt" style:font-size-complex="14pt"/>
    </style:style>
    <style:style style:name="P190" style:family="paragraph" style:parent-style-name="Standard" style:list-style-name="L22">
      <style:paragraph-properties fo:text-align="justify" style:justify-single-word="false"/>
      <style:text-properties fo:font-size="14pt" officeooo:rsid="001fad73" officeooo:paragraph-rsid="0042977b" style:font-size-asian="12.25pt" style:font-size-complex="14pt"/>
    </style:style>
    <style:style style:name="P191" style:family="paragraph" style:parent-style-name="Standard" style:list-style-name="L22">
      <style:paragraph-properties fo:text-align="justify" style:justify-single-word="false"/>
      <style:text-properties fo:font-size="14pt" officeooo:rsid="001fad73" officeooo:paragraph-rsid="0042b7aa" style:font-size-asian="12.25pt" style:font-size-complex="14pt"/>
    </style:style>
    <style:style style:name="P192" style:family="paragraph" style:parent-style-name="Standard" style:list-style-name="L22">
      <style:paragraph-properties fo:text-align="justify" style:justify-single-word="false"/>
      <style:text-properties fo:font-size="14pt" officeooo:rsid="001fad73" officeooo:paragraph-rsid="00498a9c" style:font-size-asian="12.25pt" style:font-size-complex="14pt"/>
    </style:style>
    <style:style style:name="P193" style:family="paragraph" style:parent-style-name="Standard" style:list-style-name="L22">
      <style:paragraph-properties fo:text-align="justify" style:justify-single-word="false"/>
      <style:text-properties fo:font-size="14pt" officeooo:rsid="001fad73" officeooo:paragraph-rsid="004467a9" style:font-size-asian="12.25pt" style:font-size-complex="14pt"/>
    </style:style>
    <style:style style:name="P194" style:family="paragraph" style:parent-style-name="Standard" style:list-style-name="L16">
      <style:paragraph-properties fo:text-align="justify" style:justify-single-word="false"/>
      <style:text-properties fo:font-size="14pt" officeooo:rsid="001cb1bb" officeooo:paragraph-rsid="001cb1bb" style:font-size-asian="12.25pt" style:font-size-complex="14pt"/>
    </style:style>
    <style:style style:name="P195" style:family="paragraph" style:parent-style-name="Standard" style:list-style-name="L16">
      <style:paragraph-properties fo:text-align="justify" style:justify-single-word="false"/>
      <style:text-properties fo:font-size="14pt" officeooo:rsid="001d3b10" officeooo:paragraph-rsid="001d3b10" style:font-size-asian="12.25pt" style:font-size-complex="14pt"/>
    </style:style>
    <style:style style:name="P196" style:family="paragraph" style:parent-style-name="Standard" style:list-style-name="L16">
      <style:paragraph-properties fo:text-align="justify" style:justify-single-word="false"/>
      <style:text-properties fo:font-size="14pt" officeooo:rsid="001dc7c3" officeooo:paragraph-rsid="001dc7c3" style:font-size-asian="12.25pt" style:font-size-complex="14pt"/>
    </style:style>
    <style:style style:name="P197" style:family="paragraph" style:parent-style-name="Standard" style:list-style-name="L16">
      <style:paragraph-properties fo:text-align="justify" style:justify-single-word="false"/>
      <style:text-properties fo:font-size="14pt" officeooo:rsid="001f30a8" officeooo:paragraph-rsid="001f30a8" style:font-size-asian="12.25pt" style:font-size-complex="14pt"/>
    </style:style>
    <style:style style:name="P198" style:family="paragraph" style:parent-style-name="Standard" style:list-style-name="L16">
      <style:paragraph-properties fo:text-align="justify" style:justify-single-word="false"/>
      <style:text-properties fo:font-size="14pt" officeooo:rsid="003e6775" officeooo:paragraph-rsid="003e6775" style:font-size-asian="12.25pt" style:font-size-complex="14pt"/>
    </style:style>
    <style:style style:name="P199" style:family="paragraph" style:parent-style-name="Standard" style:list-style-name="L17">
      <style:paragraph-properties fo:text-align="justify" style:justify-single-word="false"/>
      <style:text-properties fo:font-size="14pt" officeooo:rsid="002b47e5" officeooo:paragraph-rsid="002b47e5" style:font-size-asian="12.25pt" style:font-size-complex="14pt"/>
    </style:style>
    <style:style style:name="P200" style:family="paragraph" style:parent-style-name="Standard" style:list-style-name="L18">
      <style:paragraph-properties fo:text-align="justify" style:justify-single-word="false"/>
      <style:text-properties fo:font-size="14pt" officeooo:rsid="002b47e5" officeooo:paragraph-rsid="002b47e5" style:font-size-asian="12.25pt" style:font-size-complex="14pt"/>
    </style:style>
    <style:style style:name="P201" style:family="paragraph" style:parent-style-name="Standard" style:list-style-name="L19">
      <style:paragraph-properties fo:text-align="justify" style:justify-single-word="false"/>
      <style:text-properties fo:font-size="14pt" officeooo:rsid="002b47e5" officeooo:paragraph-rsid="002bb4d3" style:font-size-asian="12.25pt" style:font-size-complex="14pt"/>
    </style:style>
    <style:style style:name="P202" style:family="paragraph" style:parent-style-name="Standard" style:list-style-name="L20">
      <style:paragraph-properties fo:text-align="justify" style:justify-single-word="false"/>
      <style:text-properties fo:font-size="14pt" officeooo:rsid="002b47e5" officeooo:paragraph-rsid="002cc80d" style:font-size-asian="12.25pt" style:font-size-complex="14pt"/>
    </style:style>
    <style:style style:name="P203" style:family="paragraph" style:parent-style-name="Standard" style:list-style-name="L21">
      <style:paragraph-properties fo:text-align="justify" style:justify-single-word="false"/>
      <style:text-properties fo:font-size="14pt" officeooo:rsid="002b47e5" officeooo:paragraph-rsid="002d5b59" style:font-size-asian="12.25pt" style:font-size-complex="14pt"/>
    </style:style>
    <style:style style:name="P204" style:family="paragraph" style:parent-style-name="Standard" style:list-style-name="L22">
      <style:paragraph-properties fo:text-align="justify" style:justify-single-word="false"/>
      <style:text-properties fo:font-size="14pt" officeooo:rsid="002b47e5" officeooo:paragraph-rsid="002ecfda" style:font-size-asian="12.25pt" style:font-size-complex="14pt"/>
    </style:style>
    <style:style style:name="P205" style:family="paragraph" style:parent-style-name="Standard" style:list-style-name="L22">
      <style:paragraph-properties fo:text-align="justify" style:justify-single-word="false"/>
      <style:text-properties fo:font-size="14pt" officeooo:rsid="002b47e5" officeooo:paragraph-rsid="00339029" style:font-size-asian="12.25pt" style:font-size-complex="14pt"/>
    </style:style>
    <style:style style:name="P206" style:family="paragraph" style:parent-style-name="Standard" style:list-style-name="L22">
      <style:paragraph-properties fo:text-align="justify" style:justify-single-word="false"/>
      <style:text-properties fo:font-size="14pt" officeooo:rsid="002b47e5" officeooo:paragraph-rsid="0035ea6f" style:font-size-asian="12.25pt" style:font-size-complex="14pt"/>
    </style:style>
    <style:style style:name="P207" style:family="paragraph" style:parent-style-name="Standard" style:list-style-name="L22">
      <style:paragraph-properties fo:text-align="justify" style:justify-single-word="false"/>
      <style:text-properties fo:font-size="14pt" officeooo:rsid="002b47e5" officeooo:paragraph-rsid="0047b232" style:font-size-asian="12.25pt" style:font-size-complex="14pt"/>
    </style:style>
    <style:style style:name="P208" style:family="paragraph" style:parent-style-name="Standard" style:list-style-name="L22">
      <style:paragraph-properties fo:text-align="justify" style:justify-single-word="false"/>
      <style:text-properties fo:font-size="14pt" officeooo:rsid="002b47e5" officeooo:paragraph-rsid="0040f2d6" style:font-size-asian="12.25pt" style:font-size-complex="14pt"/>
    </style:style>
    <style:style style:name="P209" style:family="paragraph" style:parent-style-name="Standard" style:list-style-name="L22">
      <style:paragraph-properties fo:text-align="justify" style:justify-single-word="false"/>
      <style:text-properties fo:font-size="14pt" officeooo:rsid="002b47e5" officeooo:paragraph-rsid="0042977b" style:font-size-asian="12.25pt" style:font-size-complex="14pt"/>
    </style:style>
    <style:style style:name="P210" style:family="paragraph" style:parent-style-name="Standard" style:list-style-name="L22">
      <style:paragraph-properties fo:text-align="justify" style:justify-single-word="false"/>
      <style:text-properties fo:font-size="14pt" officeooo:rsid="002b47e5" officeooo:paragraph-rsid="0042b7aa" style:font-size-asian="12.25pt" style:font-size-complex="14pt"/>
    </style:style>
    <style:style style:name="P211" style:family="paragraph" style:parent-style-name="Standard" style:list-style-name="L22">
      <style:paragraph-properties fo:text-align="justify" style:justify-single-word="false"/>
      <style:text-properties fo:font-size="14pt" officeooo:rsid="002b47e5" officeooo:paragraph-rsid="00498a9c" style:font-size-asian="12.25pt" style:font-size-complex="14pt"/>
    </style:style>
    <style:style style:name="P212" style:family="paragraph" style:parent-style-name="Standard" style:list-style-name="L22">
      <style:paragraph-properties fo:text-align="justify" style:justify-single-word="false"/>
      <style:text-properties fo:font-size="14pt" officeooo:rsid="002b47e5" officeooo:paragraph-rsid="004467a9" style:font-size-asian="12.25pt" style:font-size-complex="14pt"/>
    </style:style>
    <style:style style:name="P213" style:family="paragraph" style:parent-style-name="Standard" style:list-style-name="L19">
      <style:paragraph-properties fo:text-align="justify" style:justify-single-word="false"/>
      <style:text-properties fo:font-size="14pt" officeooo:rsid="002bb4d3" officeooo:paragraph-rsid="002bb4d3" style:font-size-asian="12.25pt" style:font-size-complex="14pt"/>
    </style:style>
    <style:style style:name="P214" style:family="paragraph" style:parent-style-name="Standard" style:list-style-name="L20">
      <style:paragraph-properties fo:text-align="justify" style:justify-single-word="false"/>
      <style:text-properties fo:font-size="14pt" officeooo:rsid="002bb4d3" officeooo:paragraph-rsid="002cc80d" style:font-size-asian="12.25pt" style:font-size-complex="14pt"/>
    </style:style>
    <style:style style:name="P215" style:family="paragraph" style:parent-style-name="Standard" style:list-style-name="L21">
      <style:paragraph-properties fo:text-align="justify" style:justify-single-word="false"/>
      <style:text-properties fo:font-size="14pt" officeooo:rsid="002bb4d3" officeooo:paragraph-rsid="002d5b59" style:font-size-asian="12.25pt" style:font-size-complex="14pt"/>
    </style:style>
    <style:style style:name="P216" style:family="paragraph" style:parent-style-name="Standard" style:list-style-name="L22">
      <style:paragraph-properties fo:text-align="justify" style:justify-single-word="false"/>
      <style:text-properties fo:font-size="14pt" officeooo:rsid="002bb4d3" officeooo:paragraph-rsid="00339029" style:font-size-asian="12.25pt" style:font-size-complex="14pt"/>
    </style:style>
    <style:style style:name="P217" style:family="paragraph" style:parent-style-name="Standard" style:list-style-name="L22">
      <style:paragraph-properties fo:text-align="justify" style:justify-single-word="false"/>
      <style:text-properties fo:font-size="14pt" officeooo:rsid="002bb4d3" officeooo:paragraph-rsid="0035ea6f" style:font-size-asian="12.25pt" style:font-size-complex="14pt"/>
    </style:style>
    <style:style style:name="P218" style:family="paragraph" style:parent-style-name="Standard" style:list-style-name="L22">
      <style:paragraph-properties fo:text-align="justify" style:justify-single-word="false"/>
      <style:text-properties fo:font-size="14pt" officeooo:rsid="002bb4d3" officeooo:paragraph-rsid="00498a9c" style:font-size-asian="12.25pt" style:font-size-complex="14pt"/>
    </style:style>
    <style:style style:name="P219" style:family="paragraph" style:parent-style-name="Standard" style:list-style-name="L22">
      <style:paragraph-properties fo:text-align="justify" style:justify-single-word="false"/>
      <style:text-properties fo:font-size="14pt" officeooo:rsid="002bb4d3" officeooo:paragraph-rsid="004467a9" style:font-size-asian="12.25pt" style:font-size-complex="14pt"/>
    </style:style>
    <style:style style:name="P220" style:family="paragraph" style:parent-style-name="Standard" style:list-style-name="L20">
      <style:paragraph-properties fo:text-align="justify" style:justify-single-word="false"/>
      <style:text-properties fo:font-size="14pt" officeooo:rsid="002d5b59" officeooo:paragraph-rsid="002d5b59" style:font-size-asian="12.25pt" style:font-size-complex="14pt"/>
    </style:style>
    <style:style style:name="P221" style:family="paragraph" style:parent-style-name="Standard" style:list-style-name="L21">
      <style:paragraph-properties fo:text-align="justify" style:justify-single-word="false"/>
      <style:text-properties fo:font-size="14pt" officeooo:rsid="002d5b59" officeooo:paragraph-rsid="002d5b59" style:font-size-asian="12.25pt" style:font-size-complex="14pt"/>
    </style:style>
    <style:style style:name="P222" style:family="paragraph" style:parent-style-name="Standard" style:list-style-name="L20">
      <style:paragraph-properties fo:text-align="justify" style:justify-single-word="false"/>
      <style:text-properties fo:font-size="14pt" officeooo:rsid="002cc80d" officeooo:paragraph-rsid="002cc80d" style:font-size-asian="12.25pt" style:font-size-complex="14pt"/>
    </style:style>
    <style:style style:name="P223" style:family="paragraph" style:parent-style-name="Standard" style:list-style-name="L20">
      <style:paragraph-properties fo:text-align="justify" style:justify-single-word="false"/>
      <style:text-properties fo:font-size="14pt" officeooo:rsid="002cc80d" officeooo:paragraph-rsid="002d5b59" style:font-size-asian="12.25pt" style:font-size-complex="14pt"/>
    </style:style>
    <style:style style:name="P224" style:family="paragraph" style:parent-style-name="Standard" style:list-style-name="L21">
      <style:paragraph-properties fo:text-align="justify" style:justify-single-word="false"/>
      <style:text-properties fo:font-size="14pt" officeooo:rsid="002cc80d" officeooo:paragraph-rsid="002d5b59" style:font-size-asian="12.25pt" style:font-size-complex="14pt"/>
    </style:style>
    <style:style style:name="P225" style:family="paragraph" style:parent-style-name="Standard" style:list-style-name="L20">
      <style:paragraph-properties fo:text-align="justify" style:justify-single-word="false"/>
      <style:text-properties fo:font-size="14pt" officeooo:rsid="005402b6" officeooo:paragraph-rsid="005402b6" style:font-size-asian="12.25pt" style:font-size-complex="14pt"/>
    </style:style>
    <style:style style:name="P226" style:family="paragraph" style:parent-style-name="Standard" style:list-style-name="L21">
      <style:paragraph-properties fo:text-align="justify" style:justify-single-word="false"/>
      <style:text-properties fo:font-size="14pt" officeooo:rsid="005402b6" officeooo:paragraph-rsid="00692f0d" style:font-size-asian="12.25pt" style:font-size-complex="14pt"/>
    </style:style>
    <style:style style:name="P227" style:family="paragraph" style:parent-style-name="Standard" style:list-style-name="L22">
      <style:paragraph-properties fo:text-align="justify" style:justify-single-word="false"/>
      <style:text-properties fo:font-size="14pt" officeooo:rsid="005402b6" officeooo:paragraph-rsid="006cf55d" style:font-size-asian="12.25pt" style:font-size-complex="14pt"/>
    </style:style>
    <style:style style:name="P228" style:family="paragraph" style:parent-style-name="Standard" style:list-style-name="L22">
      <style:paragraph-properties fo:text-align="justify" style:justify-single-word="false"/>
      <style:text-properties fo:font-size="14pt" officeooo:rsid="005402b6" officeooo:paragraph-rsid="0070c4ef" style:font-size-asian="12.25pt" style:font-size-complex="14pt"/>
    </style:style>
    <style:style style:name="P229" style:family="paragraph" style:parent-style-name="Standard" style:list-style-name="L22">
      <style:paragraph-properties fo:text-align="justify" style:justify-single-word="false"/>
      <style:text-properties fo:font-size="14pt" officeooo:rsid="005402b6" officeooo:paragraph-rsid="007440cb" style:font-size-asian="12.25pt" style:font-size-complex="14pt"/>
    </style:style>
    <style:style style:name="P230" style:family="paragraph" style:parent-style-name="Standard" style:list-style-name="L22">
      <style:paragraph-properties fo:text-align="justify" style:justify-single-word="false"/>
      <style:text-properties fo:font-size="14pt" officeooo:rsid="005402b6" officeooo:paragraph-rsid="0078eebd" style:font-size-asian="12.25pt" style:font-size-complex="14pt"/>
    </style:style>
    <style:style style:name="P231" style:family="paragraph" style:parent-style-name="Standard">
      <style:paragraph-properties fo:text-align="justify" style:justify-single-word="false"/>
      <style:text-properties fo:font-size="14pt" officeooo:rsid="0013ba66" officeooo:paragraph-rsid="008dc204" style:font-size-asian="12.25pt" style:font-size-complex="14pt"/>
    </style:style>
    <style:style style:name="P232" style:family="paragraph" style:parent-style-name="Standard" style:list-style-name="L21">
      <style:paragraph-properties fo:text-align="justify" style:justify-single-word="false"/>
      <style:text-properties fo:font-size="14pt" officeooo:rsid="006b0cab" officeooo:paragraph-rsid="006b0cab" style:font-size-asian="12.25pt" style:font-size-complex="14pt"/>
    </style:style>
    <style:style style:name="P233" style:family="paragraph" style:parent-style-name="Standard" style:list-style-name="L22">
      <style:paragraph-properties fo:text-align="justify" style:justify-single-word="false"/>
      <style:text-properties fo:font-size="14pt" officeooo:rsid="00339029" officeooo:paragraph-rsid="00339029" style:font-size-asian="12.25pt" style:font-size-complex="14pt"/>
    </style:style>
    <style:style style:name="P234" style:family="paragraph" style:parent-style-name="Standard" style:list-style-name="L22">
      <style:paragraph-properties fo:text-align="justify" style:justify-single-word="false"/>
      <style:text-properties fo:font-size="14pt" officeooo:rsid="00339029" officeooo:paragraph-rsid="0035ea6f" style:font-size-asian="12.25pt" style:font-size-complex="14pt"/>
    </style:style>
    <style:style style:name="P235" style:family="paragraph" style:parent-style-name="Standard" style:list-style-name="L22">
      <style:paragraph-properties fo:text-align="justify" style:justify-single-word="false"/>
      <style:text-properties fo:font-size="14pt" officeooo:rsid="00339029" officeooo:paragraph-rsid="004769ec" style:font-size-asian="12.25pt" style:font-size-complex="14pt"/>
    </style:style>
    <style:style style:name="P236" style:family="paragraph" style:parent-style-name="Standard" style:list-style-name="L22">
      <style:paragraph-properties fo:text-align="justify" style:justify-single-word="false"/>
      <style:text-properties fo:font-size="14pt" officeooo:rsid="00339029" officeooo:paragraph-rsid="00405933" style:font-size-asian="12.25pt" style:font-size-complex="14pt"/>
    </style:style>
    <style:style style:name="P237" style:family="paragraph" style:parent-style-name="Standard" style:list-style-name="L22">
      <style:paragraph-properties fo:text-align="justify" style:justify-single-word="false"/>
      <style:text-properties fo:font-size="14pt" officeooo:rsid="00339029" officeooo:paragraph-rsid="0040f2d6" style:font-size-asian="12.25pt" style:font-size-complex="14pt"/>
    </style:style>
    <style:style style:name="P238" style:family="paragraph" style:parent-style-name="Standard" style:list-style-name="L22">
      <style:paragraph-properties fo:text-align="justify" style:justify-single-word="false"/>
      <style:text-properties fo:font-size="14pt" officeooo:rsid="00339029" officeooo:paragraph-rsid="0042977b" style:font-size-asian="12.25pt" style:font-size-complex="14pt"/>
    </style:style>
    <style:style style:name="P239" style:family="paragraph" style:parent-style-name="Standard" style:list-style-name="L22">
      <style:paragraph-properties fo:text-align="justify" style:justify-single-word="false"/>
      <style:text-properties fo:font-size="14pt" officeooo:rsid="00339029" officeooo:paragraph-rsid="0042b7aa" style:font-size-asian="12.25pt" style:font-size-complex="14pt"/>
    </style:style>
    <style:style style:name="P240" style:family="paragraph" style:parent-style-name="Standard" style:list-style-name="L22">
      <style:paragraph-properties fo:text-align="justify" style:justify-single-word="false"/>
      <style:text-properties fo:font-size="14pt" officeooo:rsid="00339029" officeooo:paragraph-rsid="00498a9c" style:font-size-asian="12.25pt" style:font-size-complex="14pt"/>
    </style:style>
    <style:style style:name="P241" style:family="paragraph" style:parent-style-name="Standard" style:list-style-name="L22">
      <style:paragraph-properties fo:text-align="justify" style:justify-single-word="false"/>
      <style:text-properties fo:font-size="14pt" officeooo:rsid="00339029" officeooo:paragraph-rsid="004467a9" style:font-size-asian="12.25pt" style:font-size-complex="14pt"/>
    </style:style>
    <style:style style:name="P242" style:family="paragraph" style:parent-style-name="Standard" style:list-style-name="L22">
      <style:paragraph-properties fo:text-align="justify" style:justify-single-word="false"/>
      <style:text-properties fo:font-size="14pt" officeooo:rsid="002ee516" officeooo:paragraph-rsid="002ee516" style:font-size-asian="12.25pt" style:font-size-complex="14pt"/>
    </style:style>
    <style:style style:name="P243" style:family="paragraph" style:parent-style-name="Standard" style:list-style-name="L22">
      <style:paragraph-properties fo:text-align="justify" style:justify-single-word="false"/>
      <style:text-properties fo:font-size="14pt" officeooo:rsid="002ee516" officeooo:paragraph-rsid="00339029" style:font-size-asian="12.25pt" style:font-size-complex="14pt"/>
    </style:style>
    <style:style style:name="P244" style:family="paragraph" style:parent-style-name="Standard" style:list-style-name="L22">
      <style:paragraph-properties fo:text-align="justify" style:justify-single-word="false"/>
      <style:text-properties fo:font-size="14pt" officeooo:rsid="002ee516" officeooo:paragraph-rsid="0035ea6f" style:font-size-asian="12.25pt" style:font-size-complex="14pt"/>
    </style:style>
    <style:style style:name="P245" style:family="paragraph" style:parent-style-name="Standard" style:list-style-name="L22">
      <style:paragraph-properties fo:text-align="justify" style:justify-single-word="false"/>
      <style:text-properties fo:font-size="14pt" officeooo:rsid="002ee516" officeooo:paragraph-rsid="0040f2d6" style:font-size-asian="12.25pt" style:font-size-complex="14pt"/>
    </style:style>
    <style:style style:name="P246" style:family="paragraph" style:parent-style-name="Standard" style:list-style-name="L22">
      <style:paragraph-properties fo:text-align="justify" style:justify-single-word="false"/>
      <style:text-properties fo:font-size="14pt" officeooo:rsid="002ee516" officeooo:paragraph-rsid="00498a9c" style:font-size-asian="12.25pt" style:font-size-complex="14pt"/>
    </style:style>
    <style:style style:name="P247" style:family="paragraph" style:parent-style-name="Standard" style:list-style-name="L22">
      <style:paragraph-properties fo:text-align="justify" style:justify-single-word="false"/>
      <style:text-properties fo:font-size="14pt" officeooo:rsid="002ee516" officeooo:paragraph-rsid="004467a9" style:font-size-asian="12.25pt" style:font-size-complex="14pt"/>
    </style:style>
    <style:style style:name="P248" style:family="paragraph" style:parent-style-name="Standard" style:list-style-name="L22">
      <style:paragraph-properties fo:text-align="justify" style:justify-single-word="false"/>
      <style:text-properties fo:font-size="14pt" officeooo:rsid="0031953c" officeooo:paragraph-rsid="0031953c" style:font-size-asian="12.25pt" style:font-size-complex="14pt"/>
    </style:style>
    <style:style style:name="P249" style:family="paragraph" style:parent-style-name="Standard" style:list-style-name="L22">
      <style:paragraph-properties fo:text-align="justify" style:justify-single-word="false"/>
      <style:text-properties fo:font-size="14pt" officeooo:rsid="0031953c" officeooo:paragraph-rsid="00498a9c" style:font-size-asian="12.25pt" style:font-size-complex="14pt"/>
    </style:style>
    <style:style style:name="P250" style:family="paragraph" style:parent-style-name="Standard" style:list-style-name="L22">
      <style:paragraph-properties fo:text-align="justify" style:justify-single-word="false"/>
      <style:text-properties fo:font-size="14pt" officeooo:rsid="00307b24" officeooo:paragraph-rsid="00307b24" style:font-size-asian="12.25pt" style:font-size-complex="14pt"/>
    </style:style>
    <style:style style:name="P251" style:family="paragraph" style:parent-style-name="Standard" style:list-style-name="L22">
      <style:paragraph-properties fo:text-align="justify" style:justify-single-word="false"/>
      <style:text-properties fo:font-size="14pt" officeooo:rsid="00307b24" officeooo:paragraph-rsid="00339029" style:font-size-asian="12.25pt" style:font-size-complex="14pt"/>
    </style:style>
    <style:style style:name="P252" style:family="paragraph" style:parent-style-name="Standard" style:list-style-name="L22">
      <style:paragraph-properties fo:text-align="justify" style:justify-single-word="false"/>
      <style:text-properties fo:font-size="14pt" officeooo:rsid="00307b24" officeooo:paragraph-rsid="0035ea6f" style:font-size-asian="12.25pt" style:font-size-complex="14pt"/>
    </style:style>
    <style:style style:name="P253" style:family="paragraph" style:parent-style-name="Standard" style:list-style-name="L22">
      <style:paragraph-properties fo:text-align="justify" style:justify-single-word="false"/>
      <style:text-properties fo:font-size="14pt" officeooo:rsid="00307b24" officeooo:paragraph-rsid="00498a9c" style:font-size-asian="12.25pt" style:font-size-complex="14pt"/>
    </style:style>
    <style:style style:name="P254" style:family="paragraph" style:parent-style-name="Standard" style:list-style-name="L22">
      <style:paragraph-properties fo:text-align="justify" style:justify-single-word="false"/>
      <style:text-properties fo:font-size="14pt" officeooo:rsid="006d804d" officeooo:paragraph-rsid="006d804d" style:font-size-asian="12.25pt" style:font-size-complex="14pt"/>
    </style:style>
    <style:style style:name="P255" style:family="paragraph" style:parent-style-name="Standard">
      <style:paragraph-properties fo:text-align="justify" style:justify-single-word="false"/>
      <style:text-properties fo:font-size="14pt" officeooo:rsid="0016a05b" officeooo:paragraph-rsid="008dc204" style:font-size-asian="12.25pt" style:font-size-complex="14pt"/>
    </style:style>
    <style:style style:name="P256" style:family="paragraph" style:parent-style-name="Standard" style:list-style-name="L22">
      <style:paragraph-properties fo:text-align="justify" style:justify-single-word="false"/>
      <style:text-properties fo:font-size="14pt" officeooo:rsid="0042977b" officeooo:paragraph-rsid="0047b232" style:font-size-asian="12.25pt" style:font-size-complex="14pt"/>
    </style:style>
    <style:style style:name="P257" style:family="paragraph" style:parent-style-name="Standard" style:list-style-name="L22">
      <style:paragraph-properties fo:text-align="justify" style:justify-single-word="false"/>
      <style:text-properties fo:font-size="14pt" officeooo:rsid="0042977b" officeooo:paragraph-rsid="0042977b" style:font-size-asian="12.25pt" style:font-size-complex="14pt"/>
    </style:style>
    <style:style style:name="P258" style:family="paragraph" style:parent-style-name="Standard" style:list-style-name="L22">
      <style:paragraph-properties fo:text-align="justify" style:justify-single-word="false"/>
      <style:text-properties fo:font-size="14pt" officeooo:rsid="00591df7" officeooo:paragraph-rsid="00591df7" style:font-size-asian="12.25pt" style:font-size-complex="14pt"/>
    </style:style>
    <style:style style:name="P259" style:family="paragraph" style:parent-style-name="Standard" style:list-style-name="L22">
      <style:paragraph-properties fo:text-align="justify" style:justify-single-word="false"/>
      <style:text-properties fo:font-size="14pt" officeooo:rsid="0040f2d6" officeooo:paragraph-rsid="0040f2d6" style:font-size-asian="12.25pt" style:font-size-complex="14pt"/>
    </style:style>
    <style:style style:name="P260" style:family="paragraph" style:parent-style-name="Standard" style:list-style-name="L22">
      <style:paragraph-properties fo:text-align="justify" style:justify-single-word="false"/>
      <style:text-properties fo:font-size="14pt" officeooo:rsid="007ef345" officeooo:paragraph-rsid="007ef345" style:font-size-asian="12.25pt" style:font-size-complex="14pt"/>
    </style:style>
    <style:style style:name="P261" style:family="paragraph" style:parent-style-name="Standard" style:list-style-name="L22">
      <style:paragraph-properties fo:text-align="justify" style:justify-single-word="false"/>
      <style:text-properties fo:font-size="14pt" officeooo:rsid="007ef345" officeooo:paragraph-rsid="0080a4cc" style:font-size-asian="12.25pt" style:font-size-complex="14pt"/>
    </style:style>
    <style:style style:name="P262" style:family="paragraph" style:parent-style-name="Standard" style:list-style-name="L22">
      <style:paragraph-properties fo:text-align="justify" style:justify-single-word="false"/>
      <style:text-properties fo:font-size="14pt" officeooo:rsid="007ef345" officeooo:paragraph-rsid="0084e226" style:font-size-asian="12.25pt" style:font-size-complex="14pt"/>
    </style:style>
    <style:style style:name="P263" style:family="paragraph" style:parent-style-name="Standard" style:list-style-name="L22">
      <style:paragraph-properties fo:text-align="justify" style:justify-single-word="false"/>
      <style:text-properties fo:font-size="14pt" officeooo:rsid="00434d3b" officeooo:paragraph-rsid="00434d3b" style:font-size-asian="12.25pt" style:font-size-complex="14pt"/>
    </style:style>
    <style:style style:name="P264" style:family="paragraph" style:parent-style-name="Standard" style:list-style-name="L22">
      <style:paragraph-properties fo:text-align="justify" style:justify-single-word="false"/>
      <style:text-properties fo:font-size="14pt" officeooo:rsid="008884a6" officeooo:paragraph-rsid="008884a6" style:font-size-asian="12.25pt" style:font-size-complex="14pt"/>
    </style:style>
    <style:style style:name="P265" style:family="paragraph" style:parent-style-name="Standard" style:list-style-name="L22">
      <style:paragraph-properties fo:text-align="justify" style:justify-single-word="false"/>
      <style:text-properties fo:font-size="14pt" officeooo:rsid="0034273d" officeooo:paragraph-rsid="004467a9" style:font-size-asian="12.25pt" style:font-size-complex="14pt"/>
    </style:style>
    <style:style style:name="P266" style:family="paragraph" style:parent-style-name="Standard">
      <style:paragraph-properties fo:text-align="justify" style:justify-single-word="false"/>
      <style:text-properties fo:font-size="14pt" officeooo:rsid="00152991" officeooo:paragraph-rsid="001a33f6" style:font-size-asian="12.25pt" style:font-size-complex="14pt"/>
    </style:style>
    <style:style style:name="P267" style:family="paragraph" style:parent-style-name="Standard">
      <style:paragraph-properties fo:text-align="justify" style:justify-single-word="false"/>
      <style:text-properties fo:font-size="14pt" fo:font-weight="bold" officeooo:rsid="001fad73" officeooo:paragraph-rsid="008dc204" style:font-size-asian="12.25pt" style:font-weight-asian="bold" style:font-size-complex="14pt" style:font-weight-complex="bold"/>
    </style:style>
    <style:style style:name="P268" style:family="paragraph" style:parent-style-name="Standard">
      <style:paragraph-properties fo:text-align="justify" style:justify-single-word="false"/>
      <style:text-properties fo:font-size="14pt" fo:font-weight="bold" officeooo:rsid="001cb1bb" officeooo:paragraph-rsid="008dc204" style:font-size-asian="12.25pt" style:font-weight-asian="bold" style:font-size-complex="14pt" style:font-weight-complex="bold"/>
    </style:style>
    <style:style style:name="P269" style:family="paragraph" style:parent-style-name="Standard">
      <style:paragraph-properties fo:text-align="justify" style:justify-single-word="false"/>
      <style:text-properties fo:color="#000000" fo:font-size="14pt" fo:font-weight="normal" officeooo:rsid="00152991" officeooo:paragraph-rsid="008ed392" style:font-size-asian="12.25pt" style:font-weight-asian="normal" style:font-size-complex="14pt" style:font-weight-complex="normal"/>
    </style:style>
    <style:style style:name="P270" style:family="paragraph" style:parent-style-name="Standard">
      <style:paragraph-properties fo:text-align="justify" style:justify-single-word="false"/>
      <style:text-properties fo:color="#000000" fo:font-size="14pt" fo:font-weight="normal" officeooo:rsid="00937bfa" officeooo:paragraph-rsid="00937bfa" style:font-size-asian="12.25pt" style:font-weight-asian="normal" style:font-size-complex="14pt" style:font-weight-complex="normal"/>
    </style:style>
    <style:style style:name="P271" style:family="paragraph" style:parent-style-name="Standard">
      <style:paragraph-properties fo:text-align="justify" style:justify-single-word="false"/>
      <style:text-properties fo:color="#000000" fo:font-size="14pt" fo:font-weight="normal" officeooo:rsid="0093adb7" officeooo:paragraph-rsid="0093adb7" style:font-size-asian="12.25pt" style:font-weight-asian="normal" style:font-size-complex="14pt" style:font-weight-complex="normal"/>
    </style:style>
    <style:style style:name="P272" style:family="paragraph" style:parent-style-name="Standard">
      <style:paragraph-properties fo:text-align="justify" style:justify-single-word="false"/>
      <style:text-properties fo:color="#000000" fo:font-size="14pt" fo:font-weight="bold" officeooo:rsid="008f122e" officeooo:paragraph-rsid="008f122e" style:font-size-asian="12.25pt" style:font-weight-asian="bold" style:font-size-complex="14pt" style:font-weight-complex="bold"/>
    </style:style>
    <style:style style:name="P273" style:family="paragraph" style:parent-style-name="Standard">
      <style:paragraph-properties fo:text-align="justify" style:justify-single-word="false"/>
      <style:text-properties fo:color="#000000" fo:font-size="14pt" fo:font-weight="bold" officeooo:rsid="0090cd37" officeooo:paragraph-rsid="0090cd37" style:font-size-asian="12.25pt" style:font-weight-asian="bold" style:font-size-complex="14pt" style:font-weight-complex="bold"/>
    </style:style>
    <style:style style:name="P274" style:family="paragraph" style:parent-style-name="Standard">
      <style:paragraph-properties fo:text-align="justify" style:justify-single-word="false"/>
      <style:text-properties fo:color="#000000" fo:font-size="14pt" fo:font-weight="bold" officeooo:rsid="00933b09" officeooo:paragraph-rsid="00933b09" style:font-size-asian="12.25pt" style:font-weight-asian="bold" style:font-size-complex="14pt" style:font-weight-complex="bold"/>
    </style:style>
    <style:style style:name="P275" style:family="paragraph" style:parent-style-name="Table_20_Contents">
      <style:paragraph-properties fo:text-align="center" style:justify-single-word="false"/>
      <style:text-properties fo:font-size="14pt" officeooo:rsid="008f122e" officeooo:paragraph-rsid="008f122e" style:font-size-asian="12.25pt" style:font-size-complex="14pt"/>
    </style:style>
    <style:style style:name="P276" style:family="paragraph" style:parent-style-name="Table_20_Contents">
      <style:paragraph-properties fo:text-align="center" style:justify-single-word="false"/>
      <style:text-properties fo:font-size="14pt" officeooo:rsid="008f122e" officeooo:paragraph-rsid="0090cd37" style:font-size-asian="12.25pt" style:font-size-complex="14pt"/>
    </style:style>
    <style:style style:name="P277" style:family="paragraph" style:parent-style-name="Table_20_Contents">
      <style:paragraph-properties fo:text-align="center" style:justify-single-word="false"/>
      <style:text-properties fo:font-size="14pt" officeooo:rsid="0090cd37" officeooo:paragraph-rsid="0090cd37" style:font-size-asian="12.25pt" style:font-size-complex="14pt"/>
    </style:style>
    <style:style style:name="P278" style:family="paragraph" style:parent-style-name="Table_20_Contents">
      <style:paragraph-properties fo:text-align="justify" style:justify-single-word="false"/>
      <style:text-properties fo:font-size="14pt" officeooo:rsid="0090cd37" officeooo:paragraph-rsid="0090cd37" style:font-size-asian="12.25pt" style:font-size-complex="14pt"/>
    </style:style>
    <style:style style:name="P279" style:family="paragraph" style:parent-style-name="Table_20_Contents">
      <style:paragraph-properties fo:text-align="justify" style:justify-single-word="false"/>
      <style:text-properties fo:font-size="14pt" officeooo:rsid="0091eb44" officeooo:paragraph-rsid="0091eb44" style:font-size-asian="12.25pt" style:font-size-complex="14pt"/>
    </style:style>
    <style:style style:name="P280" style:family="paragraph" style:parent-style-name="Table_20_Contents">
      <style:paragraph-properties fo:text-align="center" style:justify-single-word="false"/>
      <style:text-properties fo:font-size="14pt" officeooo:rsid="0091eb44" officeooo:paragraph-rsid="0091eb44" style:font-size-asian="12.25pt" style:font-size-complex="14pt"/>
    </style:style>
    <style:style style:name="P281" style:family="paragraph" style:parent-style-name="Table_20_Contents">
      <style:paragraph-properties fo:text-align="center" style:justify-single-word="false"/>
      <style:text-properties fo:font-size="14pt" officeooo:rsid="0092efa4" officeooo:paragraph-rsid="0092efa4" style:font-size-asian="12.25pt" style:font-size-complex="14pt"/>
    </style:style>
    <style:style style:name="P282" style:family="paragraph" style:parent-style-name="Table_20_Contents">
      <style:paragraph-properties fo:text-align="justify" style:justify-single-word="false"/>
      <style:text-properties fo:font-size="14pt" officeooo:rsid="0092efa4" officeooo:paragraph-rsid="0092efa4" style:font-size-asian="12.25pt" style:font-size-complex="14pt"/>
    </style:style>
    <style:style style:name="P283" style:family="paragraph" style:parent-style-name="Table_20_Contents">
      <style:paragraph-properties fo:text-align="center" style:justify-single-word="false"/>
      <style:text-properties fo:font-size="14pt" officeooo:rsid="00937bfa" officeooo:paragraph-rsid="00937bfa" style:font-size-asian="12.25pt" style:font-size-complex="14pt"/>
    </style:style>
    <style:style style:name="P284" style:family="paragraph" style:parent-style-name="Table_20_Contents">
      <style:paragraph-properties fo:text-align="justify" style:justify-single-word="false"/>
      <style:text-properties fo:font-size="14pt" officeooo:rsid="00937bfa" officeooo:paragraph-rsid="00937bfa" style:font-size-asian="12.25pt" style:font-size-complex="14pt"/>
    </style:style>
    <style:style style:name="T1" style:family="text">
      <style:text-properties officeooo:rsid="000b7c62"/>
    </style:style>
    <style:style style:name="T2" style:family="text">
      <style:text-properties officeooo:rsid="00173526"/>
    </style:style>
    <style:style style:name="T3" style:family="text">
      <style:text-properties officeooo:rsid="00195a35"/>
    </style:style>
    <style:style style:name="T4" style:family="text">
      <style:text-properties officeooo:rsid="001a33f6"/>
    </style:style>
    <style:style style:name="T5" style:family="text">
      <style:text-properties officeooo:rsid="0023714f"/>
    </style:style>
    <style:style style:name="T6" style:family="text">
      <style:text-properties officeooo:rsid="002648c0"/>
    </style:style>
    <style:style style:name="T7" style:family="text">
      <style:text-properties officeooo:rsid="002d5b59"/>
    </style:style>
    <style:style style:name="T8" style:family="text">
      <style:text-properties officeooo:rsid="003480e7"/>
    </style:style>
    <style:style style:name="T9" style:family="text">
      <style:text-properties officeooo:rsid="00366358"/>
    </style:style>
    <style:style style:name="T10" style:family="text">
      <style:text-properties officeooo:rsid="003ddb0a"/>
    </style:style>
    <style:style style:name="T11" style:family="text">
      <style:text-properties officeooo:rsid="0042977b"/>
    </style:style>
    <style:style style:name="T12" style:family="text">
      <style:text-properties officeooo:rsid="004467a9"/>
    </style:style>
    <style:style style:name="T13" style:family="text">
      <style:text-properties officeooo:rsid="004a5c93"/>
    </style:style>
    <style:style style:name="T14" style:family="text">
      <style:text-properties officeooo:rsid="004c12ba"/>
    </style:style>
    <style:style style:name="T15" style:family="text">
      <style:text-properties officeooo:rsid="00559e4b"/>
    </style:style>
    <style:style style:name="T16" style:family="text">
      <style:text-properties officeooo:rsid="0056703a"/>
    </style:style>
    <style:style style:name="T17" style:family="text">
      <style:text-properties officeooo:rsid="00583295"/>
    </style:style>
    <style:style style:name="T18" style:family="text">
      <style:text-properties officeooo:rsid="0059a69c"/>
    </style:style>
    <style:style style:name="T19" style:family="text">
      <style:text-properties officeooo:rsid="005b1ad2"/>
    </style:style>
    <style:style style:name="T20" style:family="text">
      <style:text-properties officeooo:rsid="005cac5b"/>
    </style:style>
    <style:style style:name="T21" style:family="text">
      <style:text-properties officeooo:rsid="00621360"/>
    </style:style>
    <style:style style:name="T22" style:family="text">
      <style:text-properties officeooo:rsid="0063ab4b"/>
    </style:style>
    <style:style style:name="T23" style:family="text">
      <style:text-properties officeooo:rsid="006570a5"/>
    </style:style>
    <style:style style:name="T24" style:family="text">
      <style:text-properties officeooo:rsid="00680df3"/>
    </style:style>
    <style:style style:name="T25" style:family="text">
      <style:text-properties officeooo:rsid="00695215"/>
    </style:style>
    <style:style style:name="T26" style:family="text">
      <style:text-properties officeooo:rsid="006a7ed8"/>
    </style:style>
    <style:style style:name="T27" style:family="text">
      <style:text-properties officeooo:rsid="006b1ed4"/>
    </style:style>
    <style:style style:name="T28" style:family="text">
      <style:text-properties officeooo:rsid="006b4756"/>
    </style:style>
    <style:style style:name="T29" style:family="text">
      <style:text-properties officeooo:rsid="006fd74e"/>
    </style:style>
    <style:style style:name="T30" style:family="text">
      <style:text-properties officeooo:rsid="0071b139"/>
    </style:style>
    <style:style style:name="T31" style:family="text">
      <style:text-properties officeooo:rsid="007440cb"/>
    </style:style>
    <style:style style:name="T32" style:family="text">
      <style:text-properties officeooo:rsid="007617ce"/>
    </style:style>
    <style:style style:name="T33" style:family="text">
      <style:text-properties officeooo:rsid="0077f28d"/>
    </style:style>
    <style:style style:name="T34" style:family="text">
      <style:text-properties officeooo:rsid="0078eebd"/>
    </style:style>
    <style:style style:name="T35" style:family="text">
      <style:text-properties officeooo:rsid="0079f2e2"/>
    </style:style>
    <style:style style:name="T36" style:family="text">
      <style:text-properties officeooo:rsid="007bb9d9"/>
    </style:style>
    <style:style style:name="T37" style:family="text">
      <style:text-properties officeooo:rsid="007d85e2"/>
    </style:style>
    <style:style style:name="T38" style:family="text">
      <style:text-properties officeooo:rsid="002780b5"/>
    </style:style>
    <style:style style:name="T39" style:family="text">
      <style:text-properties officeooo:rsid="005402b6"/>
    </style:style>
    <style:style style:name="T40" style:family="text">
      <style:text-properties officeooo:rsid="0084e226"/>
    </style:style>
    <style:style style:name="T41" style:family="text">
      <style:text-properties officeooo:rsid="00869c6e"/>
    </style:style>
    <style:style style:name="T42" style:family="text">
      <style:text-properties officeooo:rsid="008884a6"/>
    </style:style>
    <style:style style:name="T43" style:family="text">
      <style:text-properties officeooo:rsid="0089676a"/>
    </style:style>
    <style:style style:name="T44" style:family="text">
      <style:text-properties officeooo:rsid="008b59e1"/>
    </style:style>
    <style:style style:name="T45" style:family="text">
      <style:text-properties officeooo:rsid="008bc42f"/>
    </style:style>
    <style:style style:name="T46" style:family="text">
      <style:text-properties fo:color="#336699" fo:font-weight="bold" style:font-weight-asian="bold" style:font-weight-complex="bold"/>
    </style:style>
    <style:style style:name="T47" style:family="text">
      <style:text-properties fo:color="#336699" style:font-name="Cambria" fo:font-weight="bold" style:font-weight-asian="bold" style:font-weight-complex="bold"/>
    </style:style>
    <style:style style:name="T48" style:family="text">
      <style:text-properties officeooo:rsid="008ed392"/>
    </style:style>
    <style:style style:name="T49" style:family="text">
      <style:text-properties officeooo:rsid="0090cd3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Archivos Java Server Page (JSP)</text:p>
      <text:p text:style-name="P1"/>
      <text:p text:style-name="P86">header.jsp</text:p>
      <text:p text:style-name="P86"/>
      <text:p text:style-name="P80">Variables:</text:p>
      <text:list xml:id="list1411077505730292649" text:style-name="L1">
        <text:list-item>
          <text:p text:style-name="P98">perfilMenu:{“active”,””}</text:p>
        </text:list-item>
        <text:list-item>
          <text:p text:style-name="P98">agregarTeoremaMenu:<text:bookmark-start text:name="__DdeLink__1_838396490"/>{“active”,””}<text:bookmark-end text:name="__DdeLink__1_838396490"/></text:p>
        </text:list-item>
        <text:list-item>
          <text:p text:style-name="P98">misTeoremasMenu:<text:bookmark-start text:name="__DdeLink__4_838396490"/>{“active”,””}<text:bookmark-end text:name="__DdeLink__4_838396490"/></text:p>
        </text:list-item>
      </text:list>
      <text:p text:style-name="P1"/>
      <text:p text:style-name="P86">menu.jsp</text:p>
      <text:p text:style-name="P86"/>
      <text:p text:style-name="P80">Variables:</text:p>
      <text:list xml:id="list3075354298028129654" text:style-name="L2">
        <text:list-item>
          <text:p text:style-name="P99"><text:bookmark-start text:name="__DdeLink__935_1629253118"/><text:bookmark-start text:name="__DdeLink__939_1629253118"/>perfilMenu:{“active”,””}</text:p>
        </text:list-item>
        <text:list-item>
          <text:p text:style-name="P99">guardarMenu:{“active”,””}</text:p>
        </text:list-item>
        <text:list-item>
          <text:p text:style-name="P99">listarTerminosMenu:{“active”,””}</text:p>
        </text:list-item>
        <text:list-item>
          <text:p text:style-name="P99">misTeoremasMenu:{“active”,””}</text:p>
        </text:list-item>
        <text:list-item>
          <text:p text:style-name="P99">agregarTeoremaMenu:{“active”,””}</text:p>
        </text:list-item>
        <text:list-item>
          <text:p text:style-name="P110">computarMenu:<text:span text:style-name="T1">{“active”,””}</text:span></text:p>
        </text:list-item>
        <text:list-item>
          <text:p text:style-name="P133">students:<text:span text:style-name="T1">{“active”,””}</text:span></text:p>
        </text:list-item>
        <text:list-item>
          <text:p text:style-name="P110">theoMenu:<text:span text:style-name="T1">{“active”,””}</text:span></text:p>
        </text:list-item>
        <text:list-item>
          <text:p text:style-name="P110">helpMenu:<text:span text:style-name="T1">{“active”,””}</text:span><text:bookmark-end text:name="__DdeLink__939_1629253118"/><text:bookmark-end text:name="__DdeLink__935_1629253118"/></text:p>
        </text:list-item>
        <text:list-item>
          <text:p text:style-name="P144">isAdmin: Class Integer {0,1}</text:p>
        </text:list-item>
      </text:list>
      <text:p text:style-name="P2"/>
      <text:p text:style-name="P87">footer.jsp</text:p>
      <text:p text:style-name="P87"/>
      <text:p text:style-name="P81">Variables:</text:p>
      <text:list xml:id="list2790371090862237460" text:style-name="L3">
        <text:list-item>
          <text:p text:style-name="P111">username:String</text:p>
        </text:list-item>
      </text:list>
      <text:p text:style-name="P2"/>
      <text:p text:style-name="P87">index.jsp</text:p>
      <text:p text:style-name="P87"/>
      <text:p text:style-name="P81">Variables:</text:p>
      <text:list xml:id="list4925336225414887700" text:style-name="L4">
        <text:list-item>
          <text:p text:style-name="P112">mensaje: String</text:p>
        </text:list-item>
        <text:list-item>
          <text:p text:style-name="P155">usuariolog: Usuario Object</text:p>
        </text:list-item>
      </text:list>
      <text:p text:style-name="P2"/>
      <text:p text:style-name="P87">help.jsp</text:p>
      <text:p text:style-name="P87"/>
      <text:p text:style-name="P81">Variables:<text:bookmark-start text:name="__DdeLink__933_1629253118"/></text:p>
      <text:list xml:id="list1811064947125013893" text:style-name="L5">
        <text:list-item>
          <text:p text:style-name="P113"><text:bookmark-start text:name="__DdeLink__1097_2123573445"/>sesion:<text:span text:style-name="T1">{“</text:span>logout<text:span text:style-name="T1">”,”</text:span>login<text:span text:style-name="T1">”}</text:span><text:bookmark-end text:name="__DdeLink__1097_2123573445"/><text:bookmark-end text:name="__DdeLink__933_1629253118"/></text:p>
        </text:list-item>
      </text:list>
      <text:p text:style-name="P2"/>
      <text:p text:style-name="P87">registro.jsp</text:p>
      <text:p text:style-name="P87"/>
      <text:p text:style-name="P81"><text:soft-page-break/>Variables:</text:p>
      <text:list xml:id="list6893648757446762135" text:style-name="L6">
        <text:list-item>
          <text:p text:style-name="P156">registro: Registro Object</text:p>
        </text:list-item>
        <text:list-item>
          <text:p text:style-name="P114"><text:bookmark-start text:name="__DdeLink__927_1629253118"/><text:bookmark-start text:name="__DdeLink__947_1629253118"/>isRegistro:<text:span text:style-name="T1">{“</text:span>1<text:span text:style-name="T1">”,”</text:span>0<text:span text:style-name="T1">”}</text:span></text:p>
        </text:list-item>
        <text:list-item>
          <text:p text:style-name="P114">materias:List&lt;Materia&gt;</text:p>
        </text:list-item>
        <text:list-item>
          <text:p text:style-name="P114">valueSubmit:String<text:bookmark-end text:name="__DdeLink__927_1629253118"/><text:bookmark-end text:name="__DdeLink__947_1629253118"/></text:p>
        </text:list-item>
      </text:list>
      <text:p text:style-name="P2"/>
      <text:p text:style-name="P87">registrado.jsp</text:p>
      <text:p text:style-name="P87"/>
      <text:p text:style-name="P81">Variables:</text:p>
      <text:list xml:id="list2335919603924684598" text:style-name="L7">
        <text:list-item>
          <text:p text:style-name="P115"><text:bookmark-start text:name="__DdeLink__930_1629253118"/>usuario:Class Usuario<text:bookmark-end text:name="__DdeLink__930_1629253118"/></text:p>
        </text:list-item>
      </text:list>
      <text:p text:style-name="P2"/>
      <text:p text:style-name="P87">perfil.jsp</text:p>
      <text:p text:style-name="P87"/>
      <text:p text:style-name="P81">Variables:</text:p>
      <text:list xml:id="list4821613814794120905" text:style-name="L8">
        <text:list-item>
          <text:p text:style-name="P116">usuario:Class Usuario</text:p>
        </text:list-item>
      </text:list>
      <text:p text:style-name="P2"/>
      <text:p text:style-name="P87">editPerfil.jsp</text:p>
      <text:p text:style-name="P87"/>
      <text:p text:style-name="P81">Variables:</text:p>
      <text:list xml:id="list4745526793711750597" text:style-name="L9">
        <text:list-item>
          <text:p text:style-name="P117">isRegistro:<text:span text:style-name="T1">{“</text:span>1<text:span text:style-name="T1">”,”</text:span>0<text:span text:style-name="T1">”}</text:span></text:p>
        </text:list-item>
        <text:list-item>
          <text:p text:style-name="P158">materias: List&lt;Materia&gt;</text:p>
        </text:list-item>
      </text:list>
      <text:p text:style-name="P3"/>
      <text:p text:style-name="P88">misTeoremas.jsp</text:p>
      <text:p text:style-name="P88"/>
      <text:p text:style-name="P82">Variables:</text:p>
      <text:list xml:id="list6885850258717268273" text:style-name="L10">
        <text:list-item>
          <text:p text:style-name="P169"><text:bookmark-start text:name="__DdeLink__1083_2123573445"/>isDifferentUser: Class Integer {0,1}</text:p>
        </text:list-item>
        <text:list-item>
          <text:p text:style-name="P169">usuario: Class Usuario</text:p>
        </text:list-item>
        <text:list-item>
          <text:p text:style-name="P159">categorias: List&lt;Categoria&gt;</text:p>
        </text:list-item>
        <text:list-item>
          <text:p text:style-name="P159">teoremas: List&lt;Teorema&gt;<text:bookmark-end text:name="__DdeLink__1083_2123573445"/></text:p>
        </text:list-item>
      </text:list>
      <text:p text:style-name="P3"/>
      <text:p text:style-name="P88">agregarTeorema.jsp</text:p>
      <text:p text:style-name="P88"/>
      <text:p text:style-name="P82">Variables:</text:p>
      <text:list xml:id="list244141911670994914" text:style-name="L11">
        <text:list-item>
          <text:p text:style-name="P160"><text:bookmark-start text:name="__DdeLink__1074_2123573445"/>modificar: Class Integer <text:span text:style-name="T1">{</text:span>0<text:span text:style-name="T1">,</text:span>1<text:span text:style-name="T1">}</text:span></text:p>
        </text:list-item>
        <text:list-item>
          <text:p text:style-name="P160">usuario: Class Usuario</text:p>
        </text:list-item>
        <text:list-item>
          <text:p text:style-name="P160">teorema: String</text:p>
        </text:list-item>
        <text:list-item>
          <text:p text:style-name="P160">categoria: List&lt;Categoria&gt;</text:p>
        </text:list-item>
        <text:list-item>
          <text:p text:style-name="P160">selected: <text:span text:style-name="T33">{“”, “1”, “2”, “3”, “4”, …...}</text:span></text:p>
        </text:list-item>
        <text:list-item>
          <text:p text:style-name="P160">numeroTeorema: String</text:p>
        </text:list-item>
        <text:list-item>
          <text:p text:style-name="P160">nombreTeorema: String</text:p>
        </text:list-item>
        <text:list-item>
          <text:p text:style-name="P160"><text:soft-page-break/>mensaje: String<text:bookmark-end text:name="__DdeLink__1074_2123573445"/></text:p>
        </text:list-item>
      </text:list>
      <text:p text:style-name="P3"/>
      <text:p text:style-name="P88">introducirTermino.jsp</text:p>
      <text:p text:style-name="P88"/>
      <text:p text:style-name="P82">Variables:</text:p>
      <text:list xml:id="list1991776857071990923" text:style-name="L12">
        <text:list-item>
          <text:p text:style-name="P161"><text:bookmark-start text:name="__DdeLink__1053_2123573445"/><text:bookmark-start text:name="__DdeLink__1101_2123573445"/>modificar: Class Integer <text:span text:style-name="T1">{</text:span>0<text:span text:style-name="T1">,</text:span>1<text:span text:style-name="T1">}</text:span></text:p>
        </text:list-item>
        <text:list-item>
          <text:p text:style-name="P171">admin: “AdminTeoremas”</text:p>
        </text:list-item>
        <text:list-item>
          <text:p text:style-name="P172">usuarioGuardar: Class UsuarioGuardar</text:p>
        </text:list-item>
        <text:list-item>
          <text:p text:style-name="P161">mensaje: String</text:p>
        </text:list-item>
        <text:list-item>
          <text:p text:style-name="P161">alias: String</text:p>
        </text:list-item>
        <text:list-item>
          <text:p text:style-name="P161">termino: String</text:p>
        </text:list-item>
        <text:list-item>
          <text:p text:style-name="P161">usuario: Class Usuario<text:bookmark-end text:name="__DdeLink__1101_2123573445"/><text:bookmark-end text:name="__DdeLink__1053_2123573445"/></text:p>
        </text:list-item>
      </text:list>
      <text:p text:style-name="P3"/>
      <text:p text:style-name="P88">listar.jsp</text:p>
      <text:p text:style-name="P88"/>
      <text:p text:style-name="P82">Variables:</text:p>
      <text:list xml:id="list5550552513546910535" text:style-name="L13">
        <text:list-item>
          <text:p text:style-name="P162"><text:bookmark-start text:name="__DdeLink__1746_2123573445"/><text:bookmark-start text:name="__DdeLink__1068_2123573445"/><text:bookmark-start text:name="__DdeLink__1065_2123573445"/>perfil: Class Integer <text:span text:style-name="T1">{</text:span>0<text:span text:style-name="T1">,</text:span>1<text:span text:style-name="T1">}</text:span></text:p>
        </text:list-item>
        <text:list-item>
          <text:p text:style-name="P162"><text:span text:style-name="T45">predicad</text:span>os: List&lt;<text:span text:style-name="T45">Predicad</text:span>o&gt;</text:p>
        </text:list-item>
        <text:list-item>
          <text:p text:style-name="P162">click: <text:span text:style-name="T1">{“</text:span>yes<text:span text:style-name="T1">”,”</text:span>no<text:span text:style-name="T1">”}</text:span></text:p>
        </text:list-item>
        <text:list-item>
          <text:p text:style-name="P162">comb: Class Integer <text:span text:style-name="T1">{</text:span>0<text:span text:style-name="T1">,</text:span>1<text:span text:style-name="T1">}</text:span></text:p>
        </text:list-item>
        <text:list-item>
          <text:p text:style-name="P162">publicaciones: Class Integer <text:span text:style-name="T1">{</text:span>0<text:span text:style-name="T1">,</text:span>1<text:span text:style-name="T1">}</text:span></text:p>
        </text:list-item>
        <text:list-item>
          <text:p text:style-name="P174">regex: “@[12]*”<text:bookmark-end text:name="__DdeLink__1746_2123573445"/><text:bookmark-end text:name="__DdeLink__1065_2123573445"/><text:bookmark-end text:name="__DdeLink__1068_2123573445"/></text:p>
        </text:list-item>
      </text:list>
      <text:p text:style-name="P3"/>
      <text:p text:style-name="P89">students.jsp</text:p>
      <text:p text:style-name="P89"/>
      <text:p text:style-name="P83">Variables:</text:p>
      <text:list xml:id="list8609189086824965044" text:style-name="L14">
        <text:list-item>
          <text:p text:style-name="P177">materiaList: List&lt;Materia&gt;</text:p>
        </text:list-item>
        <text:list-item>
          <text:p text:style-name="P177">studentsList: List&lt;Usuario&gt;</text:p>
        </text:list-item>
      </text:list>
      <text:p text:style-name="P3"/>
      <text:p text:style-name="P3"/>
      <text:p text:style-name="P3"/>
      <text:p text:style-name="P3"/>
      <text:p text:style-name="P3"/>
      <text:p text:style-name="P3"/>
      <text:p text:style-name="P3"/>
      <text:p text:style-name="P3"/>
      <text:p text:style-name="P3"/>
      <text:p text:style-name="P3"/>
      <text:p text:style-name="P7"/>
      <text:p text:style-name="P7"/>
      <text:p text:style-name="P78"><text:soft-page-break/>Estados de las Vistas</text:p>
      <text:p text:style-name="P4"/>
      <text:p text:style-name="P21"><text:tab/>La palabra “vista” en este trabajo se reserva para un estado específico de los elementos visuales de cierta página web. Una vista dinámica se denomina en este tranajo como “familia de vistas”, es decir una vista por cada valor específico de los elementos dinámicos.</text:p>
      <text:p text:style-name="P6"/>
      <text:p text:style-name="P21"><text:tab/>Si algún contenido dinámico proviene de un estado de la BD, que no es el resultado inmediato de una acción del usuario, sino únicamente de la información almacenada en BD, entonces en este modelo, se abstrae el dinamismo y se considerará como una sola vista, y no como una familia de vistas. </text:p>
      <text:p text:style-name="P6"/>
      <text:p text:style-name="P21"><text:tab/>De esta forma el dinamismo de las vistas que se modela, es únicamente aquel proveniente del resultado inmediatamente después de una acción de un usuario. Por ejemplo, los mensajes de error producto de un formulario erróneo, provienen del resultado inmediato, luego de la acción de enviar un formulario. La familia de formas visuales en que esta vista puede presentarse al usuario, con todas las posibles combinaciones de mensajes de error, es una familia de vistas (asociadas a resultados inmediatos de una acción del usuario).</text:p>
      <text:p text:style-name="P6"/>
      <text:p text:style-name="P6"><text:tab/><text:span text:style-name="T10">Este modelo permite considerar cada vista como un estado, y el cambio de un estado al otro, no depende de la historia de acciones, sino sólo de la última acción.</text:span></text:p>
      <text:p text:style-name="P6"/>
      <text:p text:style-name="P5"><text:tab/>Cada vista se compone de varios archivos jsp, css y js. En esta sección se especifica para cada estado en que las vistas se presentan al usuario, que archivos los compone.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5"/>
      <text:p text:style-name="P9"><text:soft-page-break/><text:span text:style-name="T47">Index:</text:span> </text:p>
      <text:p text:style-name="P9"/>
      <text:p text:style-name="P9"><text:tab/>Familia de vistas que corresponde a la vista principal, hay una vista por cada valor de los formularios.</text:p>
      <text:p text:style-name="P267"/>
      <text:p text:style-name="P267">Imágenes:</text:p>
      <text:list xml:id="list225641448388469633" text:style-name="L15">
        <text:list-item>
          <text:p text:style-name="P179">blumarine_favicon.ico de tipo vnd.microsoft.ico</text:p>
          <text:p text:style-name="P179"/>
        </text:list-item>
      </text:list>
      <text:p text:style-name="P268">Archivos css:</text:p>
      <text:list xml:id="list8894703676799727216" text:style-name="L16">
        <text:list-item>
          <text:p text:style-name="P194">style.css</text:p>
        </text:list-item>
        <text:list-item>
          <text:p text:style-name="P194">bootstrap.min.css</text:p>
          <text:p text:style-name="P194"/>
        </text:list-item>
      </text:list>
      <text:p text:style-name="P31">Archivos js:</text:p>
      <text:list xml:id="list123202292853619" text:continue-numbering="true" text:style-name="L16">
        <text:list-item>
          <text:p text:style-name="P195">jquery-3.2.1.slim.min.js</text:p>
        </text:list-item>
        <text:list-item>
          <text:p text:style-name="P195">bootstrap.min.js</text:p>
          <text:p text:style-name="P195"/>
        </text:list-item>
      </text:list>
      <text:p text:style-name="P32">Archivos jsp</text:p>
      <text:list xml:id="list123201951881905" text:continue-numbering="true" text:style-name="L16">
        <text:list-item>
          <text:p text:style-name="P196">index.jsp se quiere que menu.jsp y header.jsp tambien esten</text:p>
          <text:p text:style-name="P196"/>
        </text:list-item>
      </text:list>
      <text:p text:style-name="P32">Estados de las variables</text:p>
      <text:list xml:id="list123202026626695" text:continue-numbering="true" text:style-name="L16">
        <text:list-item>
          <text:p text:style-name="P197">mensaje:”” pero si hay error vale “Login o password errados”</text:p>
        </text:list-item>
        <text:list-item>
          <text:p text:style-name="P198"><text:span text:style-name="T26">usuariolog: new Usuario Object</text:span>.</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0"/>
      <text:p text:style-name="P9"><text:soft-page-break/><text:span text:style-name="T46">Registro:</text:span> </text:p>
      <text:p text:style-name="P9"/>
      <text:p text:style-name="P9"><text:tab/>Familia de vistas que corresponde al registro fuera de una sesión de un usuario en la aplicación. Hay una vista por cada valor de los formularios y mensajes de error.</text:p>
      <text:p text:style-name="P9"/>
      <text:p text:style-name="P30">Imágenes:</text:p>
      <text:list xml:id="list1560240247081243307" text:style-name="L17">
        <text:list-item>
          <text:p text:style-name="P180"><text:bookmark-start text:name="__DdeLink__395_1717803569"/>blumarine_favicon.ico de tipo vnd.microsoft.ico<text:bookmark-end text:name="__DdeLink__395_1717803569"/></text:p>
          <text:p text:style-name="P180"/>
        </text:list-item>
      </text:list>
      <text:p text:style-name="P30">Archivos css:</text:p>
      <text:list xml:id="list123202197114946" text:continue-numbering="true" text:style-name="L17">
        <text:list-item>
          <text:p text:style-name="P180">style.css</text:p>
        </text:list-item>
        <text:list-item>
          <text:p text:style-name="P180">bootstrap.min.css</text:p>
          <text:p text:style-name="P180"/>
        </text:list-item>
      </text:list>
      <text:p text:style-name="P33">Archivos js:</text:p>
      <text:list xml:id="list123200397074338" text:continue-numbering="true" text:style-name="L17">
        <text:list-item>
          <text:p text:style-name="P199">ninguno</text:p>
          <text:p text:style-name="P199"/>
        </text:list-item>
      </text:list>
      <text:p text:style-name="P34">Archivos jsp:</text:p>
      <text:list xml:id="list123200938346166" text:continue-numbering="true" text:style-name="L17">
        <text:list-item>
          <text:p text:style-name="P199">registro.jsp</text:p>
          <text:p text:style-name="P199"/>
        </text:list-item>
      </text:list>
      <text:p text:style-name="P35">Estados de las variables</text:p>
      <text:list xml:id="list123202404843635" text:continue-numbering="true" text:style-name="L17">
        <text:list-item>
          <text:p text:style-name="P118">isRegistro: <text:span text:style-name="T1">“</text:span>1<text:span text:style-name="T1">”</text:span></text:p>
        </text:list-item>
        <text:list-item>
          <text:p text:style-name="P118">materias: <text:bookmark-start text:name="__DdeLink__950_1629253118"/>List&lt;Materia&gt; <text:span text:style-name="T13">producto de un Query en la BD</text:span><text:bookmark-end text:name="__DdeLink__950_1629253118"/></text:p>
        </text:list-item>
        <text:list-item>
          <text:p text:style-name="P118">valueSubmit: “<text:span text:style-name="T13">Register”</text:span></text:p>
        </text:list-item>
        <text:list-item>
          <text:p text:style-name="P157">registro: new Registro Object</text:p>
        </text:list-item>
      </text:list>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oft-page-break/><text:span text:style-name="T46">Registrado:</text:span> </text:p>
      <text:p text:style-name="P20"/>
      <text:p text:style-name="P20">Vista con un mensaje de registro exitoso y con un enlace al login</text:p>
      <text:p text:style-name="P20"/>
      <text:p text:style-name="P33">Imágenes:</text:p>
      <text:list xml:id="list7237104937540781173" text:style-name="L18">
        <text:list-item>
          <text:p text:style-name="P181"><text:bookmark-start text:name="__DdeLink__431_321685784"/>blumarine_favicon.ico de tipo vnd.microsoft.ico<text:bookmark-end text:name="__DdeLink__431_321685784"/></text:p>
          <text:p text:style-name="P181"/>
        </text:list-item>
      </text:list>
      <text:p text:style-name="P33">Archivos css:</text:p>
      <text:list xml:id="list123201207366898" text:continue-numbering="true" text:style-name="L18">
        <text:list-item>
          <text:p text:style-name="P200">style.css</text:p>
        </text:list-item>
        <text:list-item>
          <text:p text:style-name="P200">bootstrap.min.css</text:p>
          <text:p text:style-name="P200"/>
        </text:list-item>
      </text:list>
      <text:p text:style-name="P33">Archivos js:</text:p>
      <text:list xml:id="list123201708141352" text:continue-numbering="true" text:style-name="L18">
        <text:list-item>
          <text:p text:style-name="P200">jquery-3.2.1.slim.min.js (no deberia hacer falta)</text:p>
        </text:list-item>
        <text:list-item>
          <text:p text:style-name="P200"><text:bookmark-start text:name="__DdeLink__434_321685784"/>bootstrap.min.js (no deberia hacer falta)<text:bookmark-end text:name="__DdeLink__434_321685784"/></text:p>
          <text:p text:style-name="P200"/>
        </text:list-item>
      </text:list>
      <text:p text:style-name="P33">Archivos jsp</text:p>
      <text:list xml:id="list123200424181574" text:continue-numbering="true" text:style-name="L18">
        <text:list-item>
          <text:p text:style-name="P200">registrado.jsp</text:p>
          <text:p text:style-name="P200"/>
        </text:list-item>
      </text:list>
      <text:p text:style-name="P35">Estado de las variables</text:p>
      <text:list xml:id="list123200667021561" text:continue-numbering="true" text:style-name="L18">
        <text:list-item>
          <text:p text:style-name="P119">usuario: Usuario <text:span text:style-name="T14">Object con los atributos del usuario registrado</text:span></text:p>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ext:soft-page-break/><text:span text:style-name="T46">Index Help:</text:span> </text:p>
      <text:p text:style-name="P9"/>
      <text:p text:style-name="P9"><text:tab/>Vista que corresponde a videos de ayuda fuera de una sesión de un usuario. El menú y el footer es distinto al Help dentro de una sesión.</text:p>
      <text:p text:style-name="P9"/>
      <text:p text:style-name="P36">Imágenes:</text:p>
      <text:list xml:id="list860953738788912252" text:style-name="L19">
        <text:list-item>
          <text:p text:style-name="P182"><text:bookmark-start text:name="__DdeLink__436_321685784"/>blumarine_favicon.ico de tipo vnd.microsoft.ico<text:bookmark-end text:name="__DdeLink__436_321685784"/></text:p>
          <text:p text:style-name="P182"/>
        </text:list-item>
      </text:list>
      <text:p text:style-name="P36">Archivos css:</text:p>
      <text:list xml:id="list123201504515849" text:continue-numbering="true" text:style-name="L19">
        <text:list-item>
          <text:p text:style-name="P213">style.css</text:p>
        </text:list-item>
        <text:list-item>
          <text:p text:style-name="P213"><text:bookmark-start text:name="__DdeLink__439_321685784"/>bootstrap.min.css<text:bookmark-end text:name="__DdeLink__439_321685784"/></text:p>
          <text:p text:style-name="P213"/>
        </text:list-item>
      </text:list>
      <text:p text:style-name="P36">Archivos js:</text:p>
      <text:list xml:id="list123202230482415" text:continue-numbering="true" text:style-name="L19">
        <text:list-item>
          <text:p text:style-name="P201"><text:bookmark-start text:name="__DdeLink__441_321685784"/>jquery-3.2.1.slim.min.js<text:bookmark-end text:name="__DdeLink__441_321685784"/> (no deberia hacer falta)</text:p>
        </text:list-item>
        <text:list-item>
          <text:p text:style-name="P201"><text:bookmark-start text:name="__DdeLink__443_321685784"/>bootstrap.min.js<text:bookmark-end text:name="__DdeLink__443_321685784"/> (no deberia hacer falta)</text:p>
          <text:p text:style-name="P201"/>
        </text:list-item>
      </text:list>
      <text:p text:style-name="P36">Archivos jsp:</text:p>
      <text:list xml:id="list123201454049150" text:continue-numbering="true" text:style-name="L19">
        <text:list-item>
          <text:p text:style-name="P213">header.jsp</text:p>
        </text:list-item>
        <text:list-item>
          <text:p text:style-name="P213">help.jsp</text:p>
          <text:p text:style-name="P213"/>
        </text:list-item>
      </text:list>
      <text:p text:style-name="P37">Estado de las variables</text:p>
      <text:list xml:id="list123200857583963" text:continue-numbering="true" text:style-name="L19">
        <text:list-item>
          <text:p text:style-name="P120">sesion: <text:span text:style-name="T1">“</text:span>logout<text:span text:style-name="T1">”</text:span></text:p>
        </text:list-item>
      </text:list>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9"><text:soft-page-break/><text:span text:style-name="T46">Perfil:</text:span> </text:p>
      <text:p text:style-name="P9"/>
      <text:p text:style-name="P9"><text:tab/>Vista que corresponde al perfil de un usuario</text:p>
      <text:p text:style-name="P9"/>
      <text:p text:style-name="P38">Imágenes:</text:p>
      <text:list xml:id="list6324182801998733018" text:style-name="L20">
        <text:list-item>
          <text:p text:style-name="P183">blumarine_favicon.ico de tipo vnd.microsoft.ico</text:p>
          <text:p text:style-name="P183"/>
        </text:list-item>
      </text:list>
      <text:p text:style-name="P38">Archivos.css:</text:p>
      <text:list xml:id="list123202358761953" text:continue-numbering="true" text:style-name="L20">
        <text:list-item>
          <text:p text:style-name="P214"><text:bookmark-start text:name="__DdeLink__447_321685784"/>style.css<text:bookmark-end text:name="__DdeLink__447_321685784"/></text:p>
        </text:list-item>
        <text:list-item>
          <text:p text:style-name="P214">bootstrap.min.css</text:p>
          <text:p text:style-name="P214"/>
        </text:list-item>
      </text:list>
      <text:p text:style-name="P38">Archivos js:</text:p>
      <text:list xml:id="list123201185035440" text:continue-numbering="true" text:style-name="L20">
        <text:list-item>
          <text:p text:style-name="P202">jquery-3.2.1.slim.min.js</text:p>
        </text:list-item>
        <text:list-item>
          <text:p text:style-name="P202">bootstrap.min.js</text:p>
          <text:p text:style-name="P202"/>
        </text:list-item>
      </text:list>
      <text:p text:style-name="P38">Archivos jsp:</text:p>
      <text:list xml:id="list123201897145654" text:continue-numbering="true" text:style-name="L20">
        <text:list-item>
          <text:p text:style-name="P220"><text:bookmark-start text:name="__DdeLink__454_321685784"/>main_template.jsp<text:bookmark-end text:name="__DdeLink__454_321685784"/></text:p>
        </text:list-item>
        <text:list-item>
          <text:p text:style-name="P222">header.jsp</text:p>
        </text:list-item>
        <text:list-item>
          <text:p text:style-name="P222">menu.jsp</text:p>
        </text:list-item>
        <text:list-item>
          <text:p text:style-name="P223"><text:span text:style-name="T7">perfil_body</text:span>.jsp</text:p>
        </text:list-item>
        <text:list-item>
          <text:p text:style-name="P222">footer.jsp</text:p>
          <text:p text:style-name="P222"/>
        </text:list-item>
      </text:list>
      <text:p text:style-name="P39">Estado de las variables</text:p>
      <text:list xml:id="list123202173113893" text:continue-numbering="true" text:style-name="L20">
        <text:list-item>
          <text:p text:style-name="P100"><text:bookmark-start text:name="__DdeLink__1059_2123573445"/>perfilMenu: “active”</text:p>
        </text:list-item>
        <text:list-item>
          <text:p text:style-name="P100">guardarMenu: ””</text:p>
        </text:list-item>
        <text:list-item>
          <text:p text:style-name="P100">listarTerminosMenu: ””</text:p>
        </text:list-item>
        <text:list-item>
          <text:p text:style-name="P100">misTeoremasMenu: ””</text:p>
        </text:list-item>
        <text:list-item>
          <text:p text:style-name="P100">agregarTeoremaMenu: ””</text:p>
        </text:list-item>
        <text:list-item>
          <text:p text:style-name="P121">computarMenu: <text:span text:style-name="T1">””</text:span></text:p>
        </text:list-item>
        <text:list-item>
          <text:p text:style-name="P134">students: <text:span text:style-name="T1">””</text:span></text:p>
        </text:list-item>
        <text:list-item>
          <text:p text:style-name="P121">theoMenu: <text:span text:style-name="T1">””</text:span></text:p>
        </text:list-item>
        <text:list-item>
          <text:p text:style-name="P121">helpMenu: <text:span text:style-name="T1">””</text:span></text:p>
        </text:list-item>
        <text:list-item>
          <text:p text:style-name="P145">isAdmin: 0<text:bookmark-end text:name="__DdeLink__1059_2123573445"/></text:p>
        </text:list-item>
        <text:list-item>
          <text:p text:style-name="P225">username: es el String con el nombre del usuario que esta en el url</text:p>
        </text:list-item>
      </text:list>
      <text:p text:style-name="P8"/>
      <text:p text:style-name="P8"/>
      <text:p text:style-name="P8"/>
      <text:p text:style-name="P8"/>
      <text:p text:style-name="P8"/>
      <text:p text:style-name="P8"/>
      <text:p text:style-name="P9"><text:soft-page-break/><text:span text:style-name="T46">Edit Perfil:</text:span> </text:p>
      <text:p text:style-name="P9"/>
      <text:p text:style-name="P231"><text:tab/>Familia de vistas que corresponde a la edición de los datos del usuario. Hay una vista por cada valor de los formularios y mensajes de error. Es igual a la vistas de Registro solo que tiene footer y menu de usuario.</text:p>
      <text:p text:style-name="P9"/>
      <text:p text:style-name="P41">Imágenes:</text:p>
      <text:list xml:id="list2850185810646739947" text:style-name="L21">
        <text:list-item>
          <text:p text:style-name="P184"><text:bookmark-start text:name="__DdeLink__460_321685784"/>blumarine_favicon.ico de tipo vnd.microsoft.ico<text:bookmark-end text:name="__DdeLink__460_321685784"/></text:p>
          <text:p text:style-name="P184"/>
        </text:list-item>
      </text:list>
      <text:p text:style-name="P41">Archivos.css:</text:p>
      <text:list xml:id="list123201185849465" text:continue-numbering="true" text:style-name="L21">
        <text:list-item>
          <text:p text:style-name="P215">style.css</text:p>
        </text:list-item>
        <text:list-item>
          <text:p text:style-name="P215">bootstrap.min.css</text:p>
          <text:p text:style-name="P215"/>
        </text:list-item>
      </text:list>
      <text:p text:style-name="P41">Archivos.js:</text:p>
      <text:list xml:id="list123202127591605" text:continue-numbering="true" text:style-name="L21">
        <text:list-item>
          <text:p text:style-name="P203">jquery-3.2.1.slim.min.js</text:p>
        </text:list-item>
        <text:list-item>
          <text:p text:style-name="P203"><text:bookmark-start text:name="__DdeLink__467_321685784"/>bootstrap.min.js<text:bookmark-end text:name="__DdeLink__467_321685784"/></text:p>
          <text:p text:style-name="P203"/>
        </text:list-item>
      </text:list>
      <text:p text:style-name="P41">Archivos jsp:</text:p>
      <text:list xml:id="list123200709985416" text:continue-numbering="true" text:style-name="L21">
        <text:list-item>
          <text:p text:style-name="P221"><text:bookmark-start text:name="__DdeLink__462_321685784"/>main_template.jsp<text:bookmark-end text:name="__DdeLink__462_321685784"/></text:p>
        </text:list-item>
        <text:list-item>
          <text:p text:style-name="P224">header.jsp</text:p>
        </text:list-item>
        <text:list-item>
          <text:p text:style-name="P221">menu.jsp</text:p>
        </text:list-item>
        <text:list-item>
          <text:p text:style-name="P221">registro.jsp</text:p>
        </text:list-item>
        <text:list-item>
          <text:p text:style-name="P224">footer.jsp</text:p>
          <text:p text:style-name="P224"/>
        </text:list-item>
      </text:list>
      <text:p text:style-name="P40">Estado de las variables:</text:p>
      <text:list xml:id="list123202323640488" text:continue-numbering="true" text:style-name="L21">
        <text:list-item>
          <text:p text:style-name="P101"><text:bookmark-start text:name="__DdeLink__1050_2123573445"/>perfilMenu: “active”</text:p>
        </text:list-item>
        <text:list-item>
          <text:p text:style-name="P101">guardarMenu: ””</text:p>
        </text:list-item>
        <text:list-item>
          <text:p text:style-name="P101">listarTerminosMenu: ””</text:p>
        </text:list-item>
        <text:list-item>
          <text:p text:style-name="P101">misTeoremasMenu: ””</text:p>
        </text:list-item>
        <text:list-item>
          <text:p text:style-name="P101">agregarTeoremaMenu: ””</text:p>
        </text:list-item>
        <text:list-item>
          <text:p text:style-name="P122">computarMenu: <text:span text:style-name="T1">””</text:span></text:p>
        </text:list-item>
        <text:list-item>
          <text:p text:style-name="P135">students: <text:span text:style-name="T1">””</text:span></text:p>
        </text:list-item>
        <text:list-item>
          <text:p text:style-name="P122">theoMenu: <text:span text:style-name="T1">””</text:span></text:p>
        </text:list-item>
        <text:list-item>
          <text:p text:style-name="P122">helpMenu: <text:span text:style-name="T1">””</text:span><text:bookmark-end text:name="__DdeLink__1050_2123573445"/></text:p>
        </text:list-item>
        <text:list-item>
          <text:p text:style-name="P146"><text:bookmark-start text:name="__DdeLink__1057_2123573445"/>isAdmin: 0</text:p>
        </text:list-item>
        <text:list-item>
          <text:p text:style-name="P226">username: es el String con el nombre del usuario que esta en el url<text:bookmark-end text:name="__DdeLink__1057_2123573445"/></text:p>
        </text:list-item>
        <text:list-item>
          <text:p text:style-name="P123">isRegistro: <text:span text:style-name="T1">”</text:span>0<text:span text:style-name="T1">”</text:span></text:p>
        </text:list-item>
        <text:list-item>
          <text:p text:style-name="P123">materias: List&lt;Materia&gt; <text:span text:style-name="T13">producto de un Query en la BD</text:span></text:p>
        </text:list-item>
        <text:list-item>
          <text:p text:style-name="P123">valueSubmit: “<text:span text:style-name="T25">Edit”</text:span></text:p>
        </text:list-item>
        <text:list-item>
          <text:p text:style-name="P232"><text:soft-page-break/>registro: Registro Object producto de Query en la BD</text:p>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2"><text:soft-page-break/><text:span text:style-name="T46">Agregar Abreviación:</text:span> </text:p>
      <text:p text:style-name="P12"/>
      <text:p text:style-name="P12"><text:tab/>Familia de vistas que corresponde a la definición de una abreviación de una fórmula. Hay una vista por cada valor de los formularios y mensajes de error</text:p>
      <text:p text:style-name="P12"/>
      <text:p text:style-name="P42">Imágenes:</text:p>
      <text:list xml:id="list3746564090440848207" text:style-name="L22">
        <text:list-item>
          <text:p text:style-name="P185">blumarine_favicon.ico de tipo vnd.microsoft.ico</text:p>
          <text:p text:style-name="P185"/>
        </text:list-item>
      </text:list>
      <text:p text:style-name="P51">Archivos.css:</text:p>
      <text:list xml:id="list123202169019812" text:continue-numbering="true" text:style-name="L22">
        <text:list-item>
          <text:p text:style-name="P233">style.css</text:p>
        </text:list-item>
        <text:list-item>
          <text:p text:style-name="P216"><text:bookmark-start text:name="__DdeLink__472_321685784"/>bootstrap.min.css<text:bookmark-end text:name="__DdeLink__472_321685784"/></text:p>
        </text:list-item>
      </text:list>
      <text:p text:style-name="P25"/>
      <text:p text:style-name="P42">Archivos.js:</text:p>
      <text:list xml:id="list123201844294481" text:continue-numbering="true" text:style-name="L22">
        <text:list-item>
          <text:p text:style-name="P204">jquery-3.2.1.slim.min.js</text:p>
        </text:list-item>
        <text:list-item>
          <text:p text:style-name="P204">bootstrap.min.js</text:p>
        </text:list-item>
        <text:list-item>
          <text:p text:style-name="P242">desplegar.js</text:p>
        </text:list-item>
        <text:list-item>
          <text:p text:style-name="P242">script para usar latex entre símbolos $ $</text:p>
        </text:list-item>
        <text:list-item>
          <text:p text:style-name="P242">MathJax.js</text:p>
        </text:list-item>
        <text:list-item>
          <text:p text:style-name="P242">ClickOnAlias.js</text:p>
        </text:list-item>
        <text:list-item>
          <text:p text:style-name="P242">limpiar.js</text:p>
        </text:list-item>
        <text:list-item>
          <text:p text:style-name="P248">script cableado para llenar el textarea con el término inicial</text:p>
          <text:p text:style-name="P248"/>
        </text:list-item>
      </text:list>
      <text:p text:style-name="P61">Archivos.jsp:</text:p>
      <text:list xml:id="list123201154887725" text:continue-numbering="true" text:style-name="L22">
        <text:list-item>
          <text:p text:style-name="P242">header.jsp</text:p>
        </text:list-item>
        <text:list-item>
          <text:p text:style-name="P242"><text:span text:style-name="T15">menu</text:span>.jsp</text:p>
        </text:list-item>
        <text:list-item>
          <text:p text:style-name="P242">introducirTermino.jsp<text:tab/></text:p>
        </text:list-item>
        <text:list-item>
          <text:p text:style-name="P250">footer.jsp</text:p>
          <text:p text:style-name="P250"/>
        </text:list-item>
      </text:list>
      <text:p text:style-name="P69">Estado de las variables:</text:p>
      <text:list xml:id="list123201335652497" text:continue-numbering="true" text:style-name="L22">
        <text:list-item>
          <text:p text:style-name="P102">perfilMenu: “”</text:p>
        </text:list-item>
        <text:list-item>
          <text:p text:style-name="P102">guardarMenu: ”<text:span text:style-name="T27">active</text:span>”</text:p>
        </text:list-item>
        <text:list-item>
          <text:p text:style-name="P102">listarTerminosMenu: ””</text:p>
        </text:list-item>
        <text:list-item>
          <text:p text:style-name="P102">misTeoremasMenu: ””</text:p>
        </text:list-item>
        <text:list-item>
          <text:p text:style-name="P102">agregarTeoremaMenu: ””</text:p>
        </text:list-item>
        <text:list-item>
          <text:p text:style-name="P124">computarMenu: <text:span text:style-name="T1">””</text:span></text:p>
        </text:list-item>
        <text:list-item>
          <text:p text:style-name="P136">students: <text:span text:style-name="T1">””</text:span></text:p>
        </text:list-item>
        <text:list-item>
          <text:p text:style-name="P124">theoMenu: <text:span text:style-name="T1">””</text:span></text:p>
        </text:list-item>
        <text:list-item>
          <text:p text:style-name="P124">helpMenu: <text:span text:style-name="T1">””</text:span></text:p>
        </text:list-item>
        <text:list-item>
          <text:p text:style-name="P147"><text:span text:style-name="T43">a</text:span>dmin: “<text:span text:style-name="T43">AdminTeoremas”</text:span></text:p>
        </text:list-item>
        <text:list-item>
          <text:p text:style-name="P227"><text:soft-page-break/>username: es el String con el nombre del usuario que esta en el url</text:p>
        </text:list-item>
        <text:list-item>
          <text:p text:style-name="P254">usuarioGuardar: new UsuarioGuardar. En error es el Objeto que estaba antes</text:p>
        </text:list-item>
        <text:list-item>
          <text:p text:style-name="P163">modificar: <text:span text:style-name="T28">0</text:span></text:p>
        </text:list-item>
        <text:list-item>
          <text:p text:style-name="P163">mensaje: “”, <text:span text:style-name="T28">pero en un error puede variar</text:span></text:p>
        </text:list-item>
        <text:list-item>
          <text:p text:style-name="P163">alias: “”, <text:span text:style-name="T28">pero en un error tiene que aparecer lo que estaba</text:span></text:p>
        </text:list-item>
        <text:list-item>
          <text:p text:style-name="P163">termino: “”, <text:span text:style-name="T28">pero en un error tiene que aparecer lo que estaba</text:span></text:p>
        </text:list-item>
        <text:list-item>
          <text:p text:style-name="P163">usuario: Usuario <text:span text:style-name="T28">producto de Query en BD</text:span></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text:soft-page-break/><text:span text:style-name="T46">Mis Abreviaciones:</text:span> </text:p>
      <text:p text:style-name="P12"/>
      <text:p text:style-name="P14"><text:tab/>Vista que corresponde a la lista de abreviaciones de un usuario</text:p>
      <text:p text:style-name="P12"/>
      <text:p text:style-name="P43"><text:bookmark-start text:name="__DdeLink__1482_1912221381"/>Imágenes:</text:p>
      <text:list xml:id="list123200500384089" text:continue-numbering="true" text:style-name="L22">
        <text:list-item>
          <text:p text:style-name="P186">blumarine_favicon.ico de tipo vnd.microsoft.ico</text:p>
          <text:p text:style-name="P186"/>
        </text:list-item>
      </text:list>
      <text:p text:style-name="P51">Archivos css:</text:p>
      <text:list xml:id="list123200510434559" text:continue-numbering="true" text:style-name="L22">
        <text:list-item>
          <text:p text:style-name="P233">style.css</text:p>
        </text:list-item>
        <text:list-item>
          <text:p text:style-name="P216">bootstrap.min.css</text:p>
          <text:p text:style-name="P216"/>
        </text:list-item>
      </text:list>
      <text:p text:style-name="P43">Archivos js:</text:p>
      <text:list xml:id="list123202000718624" text:continue-numbering="true" text:style-name="L22">
        <text:list-item>
          <text:p text:style-name="P205">jquery-3.2.1.min.js</text:p>
        </text:list-item>
        <text:list-item>
          <text:p text:style-name="P205">bootstrap.min.js</text:p>
        </text:list-item>
        <text:list-item>
          <text:p text:style-name="P243">script para usar latex entre símbolos $ $</text:p>
        </text:list-item>
        <text:list-item>
          <text:p text:style-name="P243"><text:bookmark-start text:name="__DdeLink__1464_1912221381"/>MathJax.js<text:bookmark-end text:name="__DdeLink__1464_1912221381"/></text:p>
        </text:list-item>
        <text:list-item>
          <text:p text:style-name="P243">ClickOnAlias.js</text:p>
          <text:p text:style-name="P243"/>
        </text:list-item>
      </text:list>
      <text:p text:style-name="P62">Archivos.jsp:</text:p>
      <text:list xml:id="list123201939467093" text:continue-numbering="true" text:style-name="L22">
        <text:list-item>
          <text:p text:style-name="P243">header.jsp</text:p>
        </text:list-item>
        <text:list-item>
          <text:p text:style-name="P243"><text:span text:style-name="T16">menu</text:span>.jsp</text:p>
        </text:list-item>
        <text:list-item>
          <text:p text:style-name="P243"><text:span text:style-name="T8">listar</text:span>.jsp</text:p>
        </text:list-item>
        <text:list-item>
          <text:p text:style-name="P251">footer.jsp<text:bookmark-end text:name="__DdeLink__1482_1912221381"/></text:p>
          <text:p text:style-name="P251"/>
        </text:list-item>
      </text:list>
      <text:p text:style-name="P70">Estado de las variables:</text:p>
      <text:list xml:id="list123200780617867" text:continue-numbering="true" text:style-name="L22">
        <text:list-item>
          <text:p text:style-name="P103">perfilMenu: “”</text:p>
        </text:list-item>
        <text:list-item>
          <text:p text:style-name="P103">guardarMenu: ””</text:p>
        </text:list-item>
        <text:list-item>
          <text:p text:style-name="P103">listarTerminosMenu: ”<text:span text:style-name="T29">active</text:span>”</text:p>
        </text:list-item>
        <text:list-item>
          <text:p text:style-name="P103">misTeoremasMenu: ””</text:p>
        </text:list-item>
        <text:list-item>
          <text:p text:style-name="P103">agregarTeoremaMenu: ””</text:p>
        </text:list-item>
        <text:list-item>
          <text:p text:style-name="P125">computarMenu: <text:span text:style-name="T1">””</text:span></text:p>
        </text:list-item>
        <text:list-item>
          <text:p text:style-name="P137">students: <text:span text:style-name="T1">””</text:span></text:p>
        </text:list-item>
        <text:list-item>
          <text:p text:style-name="P125">theoMenu: <text:span text:style-name="T1">””</text:span></text:p>
        </text:list-item>
        <text:list-item>
          <text:p text:style-name="P125">helpMenu: <text:span text:style-name="T1">””</text:span></text:p>
        </text:list-item>
        <text:list-item>
          <text:p text:style-name="P148">isAdmin: 0</text:p>
        </text:list-item>
        <text:list-item>
          <text:p text:style-name="P228">username: es el String con el nombre del usuario que esta en el url</text:p>
        </text:list-item>
        <text:list-item>
          <text:p text:style-name="P164">perfil: 1</text:p>
        </text:list-item>
        <text:list-item>
          <text:p text:style-name="P164"><text:span text:style-name="T45">predicados</text:span>: List&lt;<text:span text:style-name="T45">Predicad</text:span>o&gt; <text:span text:style-name="T30">producto de Query en BD</text:span></text:p>
        </text:list-item>
        <text:list-item>
          <text:p text:style-name="P164">click: <text:span text:style-name="T1">”</text:span>no<text:span text:style-name="T1">”</text:span></text:p>
        </text:list-item>
        <text:list-item>
          <text:p text:style-name="P164"><text:soft-page-break/>comb: 0</text:p>
        </text:list-item>
        <text:list-item>
          <text:p text:style-name="P164">publicaciones: 0</text:p>
        </text:list-item>
        <text:list-item>
          <text:p text:style-name="P175">regex: “@[12]*”</text:p>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6"/>
      <text:p text:style-name="P14"><text:soft-page-break/><text:span text:style-name="T46">Agregar Teorema:</text:span> </text:p>
      <text:p text:style-name="P14"/>
      <text:p text:style-name="P14"><text:tab/>Familia de vistas que corresponde <text:span text:style-name="T2">al ingreso de un nuevo teorema para demostrar. Hay una vista por cada valor de los formularios y mensajes de error.</text:span></text:p>
      <text:p text:style-name="P14"/>
      <text:p text:style-name="P44">Imágenes:</text:p>
      <text:list xml:id="list123201575717466" text:continue-numbering="true" text:style-name="L22">
        <text:list-item>
          <text:p text:style-name="P187">blumarine_favicon.ico de tipo vnd.microsoft.ico</text:p>
          <text:p text:style-name="P187"/>
        </text:list-item>
      </text:list>
      <text:p text:style-name="P52">Archivos css:</text:p>
      <text:list xml:id="list123200533648150" text:continue-numbering="true" text:style-name="L22">
        <text:list-item>
          <text:p text:style-name="P234">style.css</text:p>
        </text:list-item>
        <text:list-item>
          <text:p text:style-name="P217">bootstrap.min.css</text:p>
          <text:p text:style-name="P217"/>
        </text:list-item>
      </text:list>
      <text:p text:style-name="P44">Archivos js:</text:p>
      <text:list xml:id="list123201481045598" text:continue-numbering="true" text:style-name="L22">
        <text:list-item>
          <text:p text:style-name="P206">jquery-3.2.1.slim.min.js</text:p>
        </text:list-item>
        <text:list-item>
          <text:p text:style-name="P206">bootstrap.min.js</text:p>
          <text:p text:style-name="P206"/>
        </text:list-item>
      </text:list>
      <text:p text:style-name="P63"><text:bookmark-start text:name="__DdeLink__1467_1912221381"/>Archivos.jsp:<text:bookmark-end text:name="__DdeLink__1467_1912221381"/></text:p>
      <text:list xml:id="list123202433828622" text:continue-numbering="true" text:style-name="L22">
        <text:list-item>
          <text:p text:style-name="P244">header.jsp</text:p>
        </text:list-item>
        <text:list-item>
          <text:p text:style-name="P244"><text:span text:style-name="T17">menu</text:span>.jsp</text:p>
        </text:list-item>
        <text:list-item>
          <text:p text:style-name="P244"><text:span text:style-name="T9">agregarTeorema</text:span>.jsp</text:p>
        </text:list-item>
        <text:list-item>
          <text:p text:style-name="P252">footer.jsp</text:p>
          <text:p text:style-name="P252"/>
        </text:list-item>
      </text:list>
      <text:p text:style-name="P71">Estado de las variables</text:p>
      <text:list xml:id="list123202170237015" text:continue-numbering="true" text:style-name="L22">
        <text:list-item>
          <text:p text:style-name="P104">perfilMenu: “”</text:p>
        </text:list-item>
        <text:list-item>
          <text:p text:style-name="P104">guardarMenu: ””</text:p>
        </text:list-item>
        <text:list-item>
          <text:p text:style-name="P104">listarTerminosMenu: ””</text:p>
        </text:list-item>
        <text:list-item>
          <text:p text:style-name="P104">misTeoremasMenu: ””</text:p>
        </text:list-item>
        <text:list-item>
          <text:p text:style-name="P104">agregarTeoremaMenu: ”<text:span text:style-name="T31">active</text:span>”</text:p>
        </text:list-item>
        <text:list-item>
          <text:p text:style-name="P126">computarMenu: <text:span text:style-name="T1">””</text:span></text:p>
        </text:list-item>
        <text:list-item>
          <text:p text:style-name="P138">students: <text:span text:style-name="T1">””</text:span></text:p>
        </text:list-item>
        <text:list-item>
          <text:p text:style-name="P126">theoMenu: <text:span text:style-name="T1">””</text:span></text:p>
        </text:list-item>
        <text:list-item>
          <text:p text:style-name="P126">helpMenu: <text:span text:style-name="T1">””</text:span></text:p>
        </text:list-item>
        <text:list-item>
          <text:p text:style-name="P149">isAdmin: 0</text:p>
        </text:list-item>
        <text:list-item>
          <text:p text:style-name="P229">username: es el String con el nombre del usuario que esta en el url</text:p>
        </text:list-item>
        <text:list-item>
          <text:p text:style-name="P165">modificar: 0</text:p>
        </text:list-item>
        <text:list-item>
          <text:p text:style-name="P165">usuario: Class Usuario</text:p>
        </text:list-item>
        <text:list-item>
          <text:p text:style-name="P165">teorema: “”, <text:span text:style-name="T32">pero en error debe imprimir el enunciado que estaba</text:span></text:p>
        </text:list-item>
        <text:list-item>
          <text:p text:style-name="P165">categoria: List&lt;Categoria&gt; <text:span text:style-name="T32">producto de Query en BD</text:span></text:p>
        </text:list-item>
        <text:list-item>
          <text:p text:style-name="P165">selected: “”, <text:span text:style-name="T33">pero en error devuelve el num del select</text:span></text:p>
        </text:list-item>
        <text:list-item>
          <text:p text:style-name="P165"><text:soft-page-break/>numeroTeorema: “”, <text:span text:style-name="T33">pero en error devuelve el num que estaba</text:span></text:p>
        </text:list-item>
        <text:list-item>
          <text:p text:style-name="P165">nombreTeorema: “”, <text:span text:style-name="T33">pero en error devuelve el nombre que estaba</text:span></text:p>
        </text:list-item>
        <text:list-item>
          <text:p text:style-name="P165">mensaje: “”</text:p>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91"/>
      <text:p text:style-name="P27"><text:soft-page-break/><text:span text:style-name="T46">Estudiantes:</text:span> </text:p>
      <text:p text:style-name="P27"/>
      <text:p text:style-name="P27"><text:tab/>Vista <text:span text:style-name="T6">visible solo por un Admin que contiene la lista de materias y por cada materia la lista de estudiantes, hacer click en un estudiante te lleva a la vista de Mis Teoremas Estudiantes.</text:span></text:p>
      <text:p text:style-name="P27"/>
      <text:p text:style-name="P45">Imágenes:</text:p>
      <text:list xml:id="list123201374718353" text:continue-numbering="true" text:style-name="L22">
        <text:list-item>
          <text:p text:style-name="P188">blumarine_favicon.ico de tipo vnd.microsoft.ico</text:p>
          <text:p text:style-name="P188"/>
        </text:list-item>
      </text:list>
      <text:p text:style-name="P53">Archivos css:</text:p>
      <text:list xml:id="list123201048847448" text:continue-numbering="true" text:style-name="L22">
        <text:list-item>
          <text:p text:style-name="P235">style.css </text:p>
        </text:list-item>
        <text:list-item>
          <text:p text:style-name="P235">bootstrap.min.css</text:p>
          <text:p text:style-name="P235"/>
        </text:list-item>
      </text:list>
      <text:p text:style-name="P54">Archivos js:</text:p>
      <text:list xml:id="list123202549352651" text:continue-numbering="true" text:style-name="L22">
        <text:list-item>
          <text:p text:style-name="P207">jquery-3.2.1.min.js</text:p>
        </text:list-item>
        <text:list-item>
          <text:p text:style-name="P207">bootstrap.min.js</text:p>
          <text:p text:style-name="P207"/>
        </text:list-item>
      </text:list>
      <text:p text:style-name="P64">Archivos.jsp:</text:p>
      <text:list xml:id="list123201541351253" text:continue-numbering="true" text:style-name="L22">
        <text:list-item>
          <text:p text:style-name="P256">header.jsp</text:p>
        </text:list-item>
        <text:list-item>
          <text:p text:style-name="P256"><text:span text:style-name="T18">menu</text:span>.jsp</text:p>
        </text:list-item>
        <text:list-item>
          <text:p text:style-name="P258">students.jsp</text:p>
        </text:list-item>
        <text:list-item>
          <text:p text:style-name="P258">footer.jsp</text:p>
          <text:p text:style-name="P258"/>
        </text:list-item>
      </text:list>
      <text:p text:style-name="P72">Estado de las variables:</text:p>
      <text:list xml:id="list123201828057148" text:continue-numbering="true" text:style-name="L22">
        <text:list-item>
          <text:p text:style-name="P105">perfilMenu: “”</text:p>
        </text:list-item>
        <text:list-item>
          <text:p text:style-name="P105">guardarMenu: ””</text:p>
        </text:list-item>
        <text:list-item>
          <text:p text:style-name="P105">listarTerminosMenu: ””</text:p>
        </text:list-item>
        <text:list-item>
          <text:p text:style-name="P105">misTeoremasMenu: ””</text:p>
        </text:list-item>
        <text:list-item>
          <text:p text:style-name="P105">agregarTeoremaMenu: ””</text:p>
        </text:list-item>
        <text:list-item>
          <text:p text:style-name="P127">computarMenu: <text:span text:style-name="T1">””</text:span></text:p>
        </text:list-item>
        <text:list-item>
          <text:p text:style-name="P139">students: <text:span text:style-name="T1">”active”</text:span></text:p>
        </text:list-item>
        <text:list-item>
          <text:p text:style-name="P127">theoMenu: <text:span text:style-name="T1">””</text:span></text:p>
        </text:list-item>
        <text:list-item>
          <text:p text:style-name="P127">helpMenu: <text:span text:style-name="T1">””</text:span></text:p>
        </text:list-item>
        <text:list-item>
          <text:p text:style-name="P150">isAdmin: 0</text:p>
        </text:list-item>
        <text:list-item>
          <text:p text:style-name="P230">username: es el String con el nombre del usuario que esta en el url</text:p>
        </text:list-item>
        <text:list-item>
          <text:p text:style-name="P178">materiaList: List&lt;Materia&gt; <text:span text:style-name="T34">proveniente de Query en BD</text:span></text:p>
        </text:list-item>
        <text:list-item>
          <text:p text:style-name="P178">studentsList: List&lt;Usuario&gt; <text:span text:style-name="T34">proveniente de Query en BD</text:span></text:p>
        </text:list-item>
      </text:list>
      <text:p text:style-name="P13"/>
      <text:p text:style-name="P92"/>
      <text:p text:style-name="P92"/>
      <text:p text:style-name="P16"><text:soft-page-break/><text:span text:style-name="T46">Mis Teoremas:</text:span> </text:p>
      <text:p text:style-name="P16"/>
      <text:p text:style-name="P16"><text:tab/>Vista con la lista de teoremas del usuario, <text:span text:style-name="T11">los teoremas del usuario aunque sea un elemento dinámico se está considerando estático, por no ser esté, el resultado inmediato de la acción del usuario (depende solo de la información de la BD).</text:span></text:p>
      <text:p text:style-name="P16"/>
      <text:p text:style-name="P46">Imágenes:</text:p>
      <text:list xml:id="list123201339523866" text:continue-numbering="true" text:style-name="L22">
        <text:list-item>
          <text:p text:style-name="P189">blumarine_favicon.ico de tipo vnd.microsoft.ico</text:p>
          <text:p text:style-name="P189"/>
        </text:list-item>
      </text:list>
      <text:p text:style-name="P55">Archivos css:</text:p>
      <text:list xml:id="list123201992067808" text:continue-numbering="true" text:style-name="L22">
        <text:list-item>
          <text:p text:style-name="P236">style.css </text:p>
        </text:list-item>
        <text:list-item>
          <text:p text:style-name="P237">bootstrap.min.css</text:p>
        </text:list-item>
        <text:list-item>
          <text:p text:style-name="P259">font-awesome.min.css</text:p>
          <text:p text:style-name="P259"/>
        </text:list-item>
      </text:list>
      <text:p text:style-name="P56">Archivos js:</text:p>
      <text:list xml:id="list123200776853816" text:continue-numbering="true" text:style-name="L22">
        <text:list-item>
          <text:p text:style-name="P208">jquery-3.2.1.min.js</text:p>
        </text:list-item>
        <text:list-item>
          <text:p text:style-name="P208">bootstrap.min.js</text:p>
        </text:list-item>
        <text:list-item>
          <text:p text:style-name="P259">script cableado para configurar $ como agrupador de latex</text:p>
        </text:list-item>
        <text:list-item>
          <text:p text:style-name="P245">MathJax.js</text:p>
        </text:list-item>
        <text:list-item>
          <text:p text:style-name="P259">ClickOnAlias.js</text:p>
        </text:list-item>
        <text:list-item>
          <text:p text:style-name="P259">buscarSoluciones.js</text:p>
        </text:list-item>
        <text:list-item>
          <text:p text:style-name="P259">expandMeta.js</text:p>
          <text:p text:style-name="P259"/>
        </text:list-item>
      </text:list>
      <text:p text:style-name="P65"><text:bookmark-start text:name="__DdeLink__1490_1912221381"/>Archivos.jsp:<text:bookmark-end text:name="__DdeLink__1490_1912221381"/></text:p>
      <text:list xml:id="list123201546800432" text:continue-numbering="true" text:style-name="L22">
        <text:list-item>
          <text:p text:style-name="P257">header.jsp</text:p>
        </text:list-item>
        <text:list-item>
          <text:p text:style-name="P257"><text:span text:style-name="T20">menu</text:span>.jsp</text:p>
        </text:list-item>
        <text:list-item>
          <text:p text:style-name="P257"><text:span text:style-name="T19">misTeoremas</text:span><text:bookmark-start text:name="__DdeLink__1494_1912221381"/>.jsp<text:bookmark-end text:name="__DdeLink__1494_1912221381"/></text:p>
        </text:list-item>
        <text:list-item>
          <text:p text:style-name="P257">footer.jsp</text:p>
          <text:p text:style-name="P257"/>
        </text:list-item>
      </text:list>
      <text:p text:style-name="P73">Estado de las variables:</text:p>
      <text:list xml:id="list123200497995508" text:continue-numbering="true" text:style-name="L22">
        <text:list-item>
          <text:p text:style-name="P106">perfilMenu: “”</text:p>
        </text:list-item>
        <text:list-item>
          <text:p text:style-name="P106">guardarMenu: ””</text:p>
        </text:list-item>
        <text:list-item>
          <text:p text:style-name="P106">listarTerminosMenu: ””</text:p>
        </text:list-item>
        <text:list-item>
          <text:p text:style-name="P106">misTeoremasMenu: ”<text:span text:style-name="T35">active</text:span>”</text:p>
        </text:list-item>
        <text:list-item>
          <text:p text:style-name="P106">agregarTeoremaMenu: ””</text:p>
        </text:list-item>
        <text:list-item>
          <text:p text:style-name="P128">computarMenu: <text:span text:style-name="T1">””</text:span></text:p>
        </text:list-item>
        <text:list-item>
          <text:p text:style-name="P140">students: <text:span text:style-name="T1">””</text:span></text:p>
        </text:list-item>
        <text:list-item>
          <text:p text:style-name="P128">theoMenu: <text:span text:style-name="T1">””</text:span></text:p>
        </text:list-item>
        <text:list-item>
          <text:p text:style-name="P128">helpMenu: <text:span text:style-name="T1">””</text:span></text:p>
        </text:list-item>
        <text:list-item>
          <text:p text:style-name="P151"><text:soft-page-break/>isAdmin: 0</text:p>
        </text:list-item>
        <text:list-item>
          <text:p text:style-name="P260">username: <text:bookmark-start text:name="__DdeLink__1091_2123573445"/><text:span text:style-name="T39">es el String con el nombre del usuario que esta en el url</text:span><text:bookmark-end text:name="__DdeLink__1091_2123573445"/></text:p>
        </text:list-item>
        <text:list-item>
          <text:p text:style-name="P170">isDifferentUser: <text:span text:style-name="T36">0</text:span></text:p>
        </text:list-item>
        <text:list-item>
          <text:p text:style-name="P170">usuario: Usuario<text:bookmark-start text:name="__DdeLink__1085_2123573445"/> <text:span text:style-name="T37">proveniente de Query en BD</text:span><text:bookmark-end text:name="__DdeLink__1085_2123573445"/></text:p>
        </text:list-item>
        <text:list-item>
          <text:p text:style-name="P166">categorias: List&lt;Categoria&gt;<text:span text:style-name="T38"> proveniente de Query en BD</text:span></text:p>
        </text:list-item>
        <text:list-item>
          <text:p text:style-name="P166">teoremas: List&lt;Teorema&gt;<text:span text:style-name="T38"> proveniente de Query en BD</text:span></text:p>
        </text:list-item>
      </text:list>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93"/>
      <text:p text:style-name="P28"><text:soft-page-break/><text:span text:style-name="T46">Mis Teoremas Estudiantes:</text:span> </text:p>
      <text:p text:style-name="P28"/>
      <text:p text:style-name="P28"><text:tab/>Vista con la lista de teoremas de un determinado estudiante accedida desde una cuenta Admin, <text:span text:style-name="T5">es igual a la Vista de Mis teoremas, salvo que el menu es el del admin, mientras que el cuerpo es el del estudiante.</text:span></text:p>
      <text:p text:style-name="P28"/>
      <text:p text:style-name="P47">Imágenes:</text:p>
      <text:list xml:id="list123201528042073" text:continue-numbering="true" text:style-name="L22">
        <text:list-item>
          <text:p text:style-name="P190">blumarine_favicon.ico de tipo vnd.microsoft.ico</text:p>
          <text:p text:style-name="P190"/>
        </text:list-item>
      </text:list>
      <text:p text:style-name="P57">Archivos css:</text:p>
      <text:list xml:id="list123200482315523" text:continue-numbering="true" text:style-name="L22">
        <text:list-item>
          <text:p text:style-name="P238">style.css </text:p>
        </text:list-item>
        <text:list-item>
          <text:p text:style-name="P238">bootstrap.min.css</text:p>
          <text:p text:style-name="P238"/>
        </text:list-item>
      </text:list>
      <text:p text:style-name="P57">Archivos js:</text:p>
      <text:list xml:id="list123202390326956" text:continue-numbering="true" text:style-name="L22">
        <text:list-item>
          <text:p text:style-name="P209">jquery-3.2.1.min.js</text:p>
        </text:list-item>
        <text:list-item>
          <text:p text:style-name="P209">bootstrap.min.js</text:p>
          <text:p text:style-name="P209"/>
        </text:list-item>
      </text:list>
      <text:p text:style-name="P65"><text:bookmark-start text:name="__DdeLink__1479_1912221381"/>Archivos.jsp:<text:bookmark-end text:name="__DdeLink__1479_1912221381"/></text:p>
      <text:list xml:id="list123201637204959" text:continue-numbering="true" text:style-name="L22">
        <text:list-item>
          <text:p text:style-name="P257">header.jsp</text:p>
        </text:list-item>
        <text:list-item>
          <text:p text:style-name="P257"><text:span text:style-name="T22">menu</text:span>.jsp</text:p>
        </text:list-item>
        <text:list-item>
          <text:p text:style-name="P257"><text:span text:style-name="T21">student</text:span>.jsp</text:p>
        </text:list-item>
        <text:list-item>
          <text:p text:style-name="P257">footer.jsp</text:p>
          <text:p text:style-name="P257"/>
        </text:list-item>
      </text:list>
      <text:p text:style-name="P74">Estado de las variables:</text:p>
      <text:list xml:id="list123201028641708" text:continue-numbering="true" text:style-name="L22">
        <text:list-item>
          <text:p text:style-name="P107">perfilMenu: “”</text:p>
        </text:list-item>
        <text:list-item>
          <text:p text:style-name="P107">guardarMenu: ””</text:p>
        </text:list-item>
        <text:list-item>
          <text:p text:style-name="P107">listarTerminosMenu: ””</text:p>
        </text:list-item>
        <text:list-item>
          <text:p text:style-name="P107">misTeoremasMenu: ”<text:span text:style-name="T35">active</text:span>”</text:p>
        </text:list-item>
        <text:list-item>
          <text:p text:style-name="P107">agregarTeoremaMenu: ””</text:p>
        </text:list-item>
        <text:list-item>
          <text:p text:style-name="P129">computarMenu: <text:span text:style-name="T1">””</text:span></text:p>
        </text:list-item>
        <text:list-item>
          <text:p text:style-name="P141">students: <text:span text:style-name="T1">””</text:span></text:p>
        </text:list-item>
        <text:list-item>
          <text:p text:style-name="P129">theoMenu: <text:span text:style-name="T1">””</text:span></text:p>
        </text:list-item>
        <text:list-item>
          <text:p text:style-name="P129">helpMenu: <text:span text:style-name="T1">””</text:span></text:p>
        </text:list-item>
        <text:list-item>
          <text:p text:style-name="P152">isAdmin: 0</text:p>
        </text:list-item>
        <text:list-item>
          <text:p text:style-name="P260">username: <text:span text:style-name="T39">es el String con el nombre del usuario que esta en el url</text:span></text:p>
        </text:list-item>
        <text:list-item>
          <text:p text:style-name="P260">login: username del usuario a inspeccionar</text:p>
        </text:list-item>
      </text:list>
      <text:p text:style-name="P15"/>
      <text:p text:style-name="P15"/>
      <text:p text:style-name="P15"/>
      <text:p text:style-name="P92"/>
      <text:p text:style-name="P16"><text:soft-page-break/><text:span text:style-name="T46">Help Login:</text:span> </text:p>
      <text:p text:style-name="P16"/>
      <text:p text:style-name="P16"><text:tab/>Igual que la vista de Index Help, pero el menú tiene todas las opciones de un usuario.</text:p>
      <text:p text:style-name="P16"/>
      <text:p text:style-name="P48">Imágenes:</text:p>
      <text:list xml:id="list123201335038687" text:continue-numbering="true" text:style-name="L22">
        <text:list-item>
          <text:p text:style-name="P191">blumarine_favicon.ico de tipo vnd.microsoft.ico</text:p>
          <text:p text:style-name="P191"/>
        </text:list-item>
      </text:list>
      <text:p text:style-name="P58">Archivos css:</text:p>
      <text:list xml:id="list123201662367667" text:continue-numbering="true" text:style-name="L22">
        <text:list-item>
          <text:p text:style-name="P239">style.css </text:p>
        </text:list-item>
        <text:list-item>
          <text:p text:style-name="P239">bootstrap.min.css</text:p>
          <text:p text:style-name="P239"/>
        </text:list-item>
      </text:list>
      <text:p text:style-name="P58">Archivos js:</text:p>
      <text:list xml:id="list123202090020414" text:continue-numbering="true" text:style-name="L22">
        <text:list-item>
          <text:p text:style-name="P210">jquery-3.2.1.min.js</text:p>
        </text:list-item>
        <text:list-item>
          <text:p text:style-name="P210">bootstrap.min.js</text:p>
          <text:p text:style-name="P210"/>
        </text:list-item>
      </text:list>
      <text:p text:style-name="P66">Archivos.jsp:</text:p>
      <text:list xml:id="list123202007246609" text:continue-numbering="true" text:style-name="L22">
        <text:list-item>
          <text:p text:style-name="P263">he<text:span text:style-name="T23">ader</text:span>.jsp</text:p>
        </text:list-item>
        <text:list-item>
          <text:p text:style-name="P263"><text:span text:style-name="T23">menu</text:span>.jsp</text:p>
        </text:list-item>
        <text:list-item>
          <text:p text:style-name="P263">help.jsp</text:p>
        </text:list-item>
        <text:list-item>
          <text:p text:style-name="P263">footer.jsp</text:p>
          <text:p text:style-name="P263"/>
        </text:list-item>
      </text:list>
      <text:p text:style-name="P75">Estado de las variables</text:p>
      <text:list xml:id="list123200945266246" text:continue-numbering="true" text:style-name="L22">
        <text:list-item>
          <text:p text:style-name="P108">perfilMenu: “”</text:p>
        </text:list-item>
        <text:list-item>
          <text:p text:style-name="P108">guardarMenu: ””</text:p>
        </text:list-item>
        <text:list-item>
          <text:p text:style-name="P108">listarTerminosMenu: ””</text:p>
        </text:list-item>
        <text:list-item>
          <text:p text:style-name="P108">misTeoremasMenu: ””</text:p>
        </text:list-item>
        <text:list-item>
          <text:p text:style-name="P108">agregarTeoremaMenu: ””</text:p>
        </text:list-item>
        <text:list-item>
          <text:p text:style-name="P130">computarMenu: <text:span text:style-name="T1">””</text:span></text:p>
        </text:list-item>
        <text:list-item>
          <text:p text:style-name="P142">students: <text:span text:style-name="T1">””</text:span></text:p>
        </text:list-item>
        <text:list-item>
          <text:p text:style-name="P130">theoMenu: <text:span text:style-name="T1">””</text:span></text:p>
        </text:list-item>
        <text:list-item>
          <text:p text:style-name="P130">helpMenu: <text:span text:style-name="T1">”active”</text:span></text:p>
        </text:list-item>
        <text:list-item>
          <text:p text:style-name="P153">isAdmin: 0</text:p>
        </text:list-item>
        <text:list-item>
          <text:p text:style-name="P261">username: <text:span text:style-name="T39">es el String con el nombre del usuario que esta en el url</text:span></text:p>
        </text:list-item>
        <text:list-item>
          <text:p text:style-name="P131">sesion: <text:span text:style-name="T1">”</text:span>login<text:span text:style-name="T1">”</text:span></text:p>
        </text:list-item>
      </text:list>
      <text:p text:style-name="P17"/>
      <text:p text:style-name="P17"/>
      <text:p text:style-name="P17"/>
      <text:p text:style-name="P17"/>
      <text:p text:style-name="P94"/>
      <text:p text:style-name="P18"><text:soft-page-break/><text:span text:style-name="T46">Modificar Abreviación:</text:span> </text:p>
      <text:p text:style-name="P18"/>
      <text:p text:style-name="P18"><text:tab/>Familia de vistas que corresponde a la edición de una fórmula a la cual el usuario tiene asociada una abreviación. Hay una vista por cada valor del formulario y mensaje de error.</text:p>
      <text:p text:style-name="P18"/>
      <text:p text:style-name="P49">Imágenes:</text:p>
      <text:list xml:id="list123202324884766" text:continue-numbering="true" text:style-name="L22">
        <text:list-item>
          <text:p text:style-name="P192">blumarine_favicon.ico de tipo vnd.microsoft.ico</text:p>
          <text:p text:style-name="P192"/>
        </text:list-item>
      </text:list>
      <text:p text:style-name="P59">Archivos.css:</text:p>
      <text:list xml:id="list123201629543613" text:continue-numbering="true" text:style-name="L22">
        <text:list-item>
          <text:p text:style-name="P240">style.css</text:p>
        </text:list-item>
        <text:list-item>
          <text:p text:style-name="P218"><text:bookmark-start text:name="__DdeLink__472_3216857841"/>bootstrap.min.css<text:bookmark-end text:name="__DdeLink__472_3216857841"/></text:p>
          <text:p text:style-name="P218"/>
        </text:list-item>
      </text:list>
      <text:p text:style-name="P49">Archivos.js:</text:p>
      <text:list xml:id="list123202141486498" text:continue-numbering="true" text:style-name="L22">
        <text:list-item>
          <text:p text:style-name="P211">jquery-3.2.1.slim.min.js</text:p>
        </text:list-item>
        <text:list-item>
          <text:p text:style-name="P211">bootstrap.min.js</text:p>
        </text:list-item>
        <text:list-item>
          <text:p text:style-name="P246">desplegar.js</text:p>
        </text:list-item>
        <text:list-item>
          <text:p text:style-name="P246">script para usar latex entre símbolos $ $</text:p>
        </text:list-item>
        <text:list-item>
          <text:p text:style-name="P246">MathJax.js</text:p>
        </text:list-item>
        <text:list-item>
          <text:p text:style-name="P246">ClickOnAlias.js</text:p>
        </text:list-item>
        <text:list-item>
          <text:p text:style-name="P246">limpiar.js</text:p>
        </text:list-item>
        <text:list-item>
          <text:p text:style-name="P249">script cableado para llenar el textarea con el término inicial</text:p>
          <text:p text:style-name="P249"/>
        </text:list-item>
      </text:list>
      <text:p text:style-name="P67">Archivos.jsp:</text:p>
      <text:list xml:id="list123201349928975" text:continue-numbering="true" text:style-name="L22">
        <text:list-item>
          <text:p text:style-name="P246">header.jsp</text:p>
        </text:list-item>
        <text:list-item>
          <text:p text:style-name="P246"><text:span text:style-name="T24">menu</text:span>.jsp</text:p>
        </text:list-item>
        <text:list-item>
          <text:p text:style-name="P246">introducirTermino.jsp</text:p>
        </text:list-item>
        <text:list-item>
          <text:p text:style-name="P253">footer.jsp</text:p>
          <text:p text:style-name="P253"/>
        </text:list-item>
      </text:list>
      <text:p text:style-name="P76">Estado de las variables:</text:p>
      <text:list xml:id="list123202489396979" text:continue-numbering="true" text:style-name="L22">
        <text:list-item>
          <text:p text:style-name="P109">perfilMenu: “”</text:p>
        </text:list-item>
        <text:list-item>
          <text:p text:style-name="P109">guardarMenu: ”<text:span text:style-name="T40">active</text:span>”</text:p>
        </text:list-item>
        <text:list-item>
          <text:p text:style-name="P109">listarTerminosMenu: ””</text:p>
        </text:list-item>
        <text:list-item>
          <text:p text:style-name="P109">misTeoremasMenu: ””</text:p>
        </text:list-item>
        <text:list-item>
          <text:p text:style-name="P109">agregarTeoremaMenu: ””</text:p>
        </text:list-item>
        <text:list-item>
          <text:p text:style-name="P132">computarMenu: <text:span text:style-name="T1">””</text:span></text:p>
        </text:list-item>
        <text:list-item>
          <text:p text:style-name="P143">students: <text:span text:style-name="T1">””</text:span></text:p>
        </text:list-item>
        <text:list-item>
          <text:p text:style-name="P132">theoMenu: <text:span text:style-name="T1">””</text:span></text:p>
        </text:list-item>
        <text:list-item>
          <text:p text:style-name="P132">helpMenu: <text:span text:style-name="T1">””</text:span></text:p>
        </text:list-item>
        <text:list-item>
          <text:p text:style-name="P154"><text:soft-page-break/>isAdmin: 0</text:p>
        </text:list-item>
        <text:list-item>
          <text:p text:style-name="P262">username: <text:span text:style-name="T39">es el String con el nombre del usuario que esta en el url</text:span></text:p>
        </text:list-item>
        <text:list-item>
          <text:p text:style-name="P167">modificar: 1</text:p>
        </text:list-item>
        <text:list-item>
          <text:p text:style-name="P173">usuarioGuardar: UsuarioGuardar</text:p>
        </text:list-item>
        <text:list-item>
          <text:p text:style-name="P167">mensaje: “”, <text:span text:style-name="T41">pero en error de BD debe escribir el error</text:span></text:p>
        </text:list-item>
        <text:list-item>
          <text:p text:style-name="P167">alias: <text:span text:style-name="T41">Alias proveniente de Query en la BD</text:span></text:p>
        </text:list-item>
        <text:list-item>
          <text:p text:style-name="P264"><text:bookmark-start text:name="__DdeLink__1104_2123573445"/>admin: “AdminTeoremas”<text:bookmark-end text:name="__DdeLink__1104_2123573445"/></text:p>
        </text:list-item>
        <text:list-item>
          <text:p text:style-name="P167">termino: <text:span text:style-name="T42">Formula de la abreviación según Query en la BD</text:span></text:p>
        </text:list-item>
      </text:lis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94"/>
      <text:p text:style-name="P94"/>
      <text:p text:style-name="P18"><text:soft-page-break/><text:span text:style-name="T46">Modificar Teorema:</text:span> </text:p>
      <text:p text:style-name="P18"/>
      <text:p text:style-name="P18"><text:tab/>Familia de vistas para editar los datos de un teorema. Si ya está demostrado el teorema se puede modificar todo menos el enunciado <text:span text:style-name="T3">(Vista no implementada)</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95"/>
      <text:p text:style-name="P95"/>
      <text:p text:style-name="P29"><text:soft-page-break/><text:span text:style-name="T46">Listas Abreviaciones Iframe:</text:span> </text:p>
      <text:p text:style-name="P29"/>
      <text:p text:style-name="P29"><text:tab/>Igual que la vista de Mis Abreviaciones pero sin el menú y footer para colocarlo en un Iframe clicleable en las vistas donde se deban ingresar fórmulas</text:p>
      <text:p text:style-name="P29"/>
      <text:p text:style-name="P50">Imágenes:</text:p>
      <text:list xml:id="list123201325226247" text:continue-numbering="true" text:style-name="L22">
        <text:list-item>
          <text:p text:style-name="P193">blumarine_favicon.ico de tipo vnd.microsoft.ico</text:p>
          <text:p text:style-name="P193"/>
        </text:list-item>
      </text:list>
      <text:p text:style-name="P60">Archivos css:</text:p>
      <text:list xml:id="list123201211719640" text:continue-numbering="true" text:style-name="L22">
        <text:list-item>
          <text:p text:style-name="P241">style.css</text:p>
        </text:list-item>
        <text:list-item>
          <text:p text:style-name="P219">bootstrap.min.css</text:p>
          <text:p text:style-name="P219"/>
        </text:list-item>
      </text:list>
      <text:p text:style-name="P50">Archivos js:</text:p>
      <text:list xml:id="list123202167470121" text:continue-numbering="true" text:style-name="L22">
        <text:list-item>
          <text:p text:style-name="P212">jquery-3.2.1.<text:span text:style-name="T12">m</text:span>in.js</text:p>
        </text:list-item>
        <text:list-item>
          <text:p text:style-name="P212">bootstrap.min.js</text:p>
        </text:list-item>
        <text:list-item>
          <text:p text:style-name="P247">script para usar latex entre símbolos $ $</text:p>
        </text:list-item>
        <text:list-item>
          <text:p text:style-name="P247"><text:bookmark-start text:name="__DdeLink__1464_19122213811"/>MathJax.js<text:bookmark-end text:name="__DdeLink__1464_19122213811"/></text:p>
        </text:list-item>
        <text:list-item>
          <text:p text:style-name="P247">ClickOnAlias.js</text:p>
        </text:list-item>
        <text:list-item>
          <text:p text:style-name="P265">script cableado <text:span text:style-name="T8">con la función insertAtCursor</text:span></text:p>
          <text:p text:style-name="P265"/>
        </text:list-item>
      </text:list>
      <text:p text:style-name="P68">Archivos.jsp:</text:p>
      <text:list xml:id="list123201429261243" text:continue-numbering="true" text:style-name="L22">
        <text:list-item>
          <text:p text:style-name="P247">header.jsp</text:p>
        </text:list-item>
        <text:list-item>
          <text:p text:style-name="P247"><text:span text:style-name="T8">listar</text:span>.jsp</text:p>
          <text:p text:style-name="P247"/>
        </text:list-item>
      </text:list>
      <text:p text:style-name="P77">Estado de las variables:</text:p>
      <text:list xml:id="list123201045002765" text:continue-numbering="true" text:style-name="L22">
        <text:list-item>
          <text:p text:style-name="P168">perfil: 0</text:p>
        </text:list-item>
        <text:list-item>
          <text:p text:style-name="P168"><text:span text:style-name="T44">predicad</text:span>os: List&lt;<text:span text:style-name="T44">Predicado</text:span>&gt; <text:span text:style-name="T44">producto de Query en la BD</text:span></text:p>
        </text:list-item>
        <text:list-item>
          <text:p text:style-name="P168">click: <text:span text:style-name="T1">“</text:span>yes<text:span text:style-name="T1">”</text:span></text:p>
        </text:list-item>
        <text:list-item>
          <text:p text:style-name="P168">comb: 0</text:p>
        </text:list-item>
        <text:list-item>
          <text:p text:style-name="P168">publicaciones: 0</text:p>
        </text:list-item>
        <text:list-item>
          <text:p text:style-name="P176">regex: “@[12]*”</text:p>
        </text:list-item>
      </text:list>
      <text:p text:style-name="P23"/>
      <text:p text:style-name="P23"/>
      <text:p text:style-name="P23"/>
      <text:p text:style-name="P23"/>
      <text:p text:style-name="P23"/>
      <text:p text:style-name="P23"/>
      <text:p text:style-name="P23"/>
      <text:p text:style-name="P8"/>
      <text:p text:style-name="P8"/>
      <text:p text:style-name="P79"><text:soft-page-break/>Vistas de Admin:</text:p>
      <text:p text:style-name="P8"/>
      <text:p text:style-name="P11">Perfil Admin, <text:span text:style-name="T4">Edit Perfil Admin</text:span><text:bookmark-start text:name="__DdeLink__284_1119398243"/><text:span text:style-name="T4">, Agregar Abreviación Admin, Mis Abreviaciones Admin, Agregar Teorema Admin, Mis Teoremas Admin, Help Login Admin, Modificar Alias Admin, Modificar Abreviación Admin, Modificar Teorema Admin</text:span><text:bookmark-end text:name="__DdeLink__284_1119398243"/>: Igual que Perfil, <text:span text:style-name="T4">Agregar Abreviación, Mis Abreviaciones, Agregar Teorema, Mis Teoremas, Help Login, Modificar Alias, Modificar Abreviación, Modificar Teorema</text:span> pero en el menú está la opción de estudiantes</text:p>
      <text:p text:style-name="P11"/>
      <text:p text:style-name="P11"><text:tab/><text:span text:style-name="T45">El valor de las variables es siempre igual, salvo que isAdmin es igual a 1.</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97"><text:soft-page-break/><text:span text:style-name="T48">Conjunto de Elementos de Software</text:span></text:p>
      <text:p text:style-name="P96"/>
      <text:p text:style-name="P269"><text:tab/><text:span text:style-name="T48">En esta sección se hace un compendio de elementos de software dentro de un conjunto y se asocia a las diferentes vistas que usan estos elementos. Esto se hace con el objetivo de visualizar cuáles vistas tienen conjunto de elementos comunes. El estudio siguiente permite saber de que forma el mismo template puede ser reutilizado para diferentes vistas.</text:span></text:p>
      <text:p text:style-name="P269"/>
      <text:p text:style-name="P272">Conjunto de archivos css:</text:p>
      <text:p text:style-name="P272"/>
      <table:table table:name="Table1" table:style-name="Table1">
        <table:table-column table:style-name="Table1.A" table:number-columns-repeated="2"/>
        <table:table-row>
          <table:table-cell table:style-name="Table1.A1" office:value-type="string">
            <text:p text:style-name="P275">Conjunto <text:span text:style-name="T49">de Archivos</text:span></text:p>
          </table:table-cell>
          <table:table-cell table:style-name="Table1.B1" office:value-type="string">
            <text:p text:style-name="P275">Vistas que <text:span text:style-name="T49">Usan Exactamente los Archivos</text:span></text:p>
          </table:table-cell>
        </table:table-row>
        <table:table-row>
          <table:table-cell table:style-name="Table1.A2" office:value-type="string">
            <text:p text:style-name="P277">{style.css, bootstrap.css}</text:p>
          </table:table-cell>
          <table:table-cell table:style-name="Table1.B2" office:value-type="string">
            <text:p text:style-name="P278">Index, Registro, Registrado, Index Help, Edit Perfil, Agregar Abreviación, Mis Abreviaciones, Agregar Teorema, Estudiantes, Mis Teoremas Estudiantes, Help Login, Modificar Abreviación, Listar Abreviación Iframe.</text:p>
          </table:table-cell>
        </table:table-row>
        <table:table-row>
          <table:table-cell table:style-name="Table1.A2" office:value-type="string">
            <text:p text:style-name="P277">{style.css, bootstrap.min.css, font-awesome.min.css}</text:p>
          </table:table-cell>
          <table:table-cell table:style-name="Table1.B2" office:value-type="string">
            <text:p text:style-name="P277">Mis Teoremas</text:p>
          </table:table-cell>
        </table:table-row>
      </table:table>
      <text:p text:style-name="P272"/>
      <text:p text:style-name="P273">Archivos js:</text:p>
      <text:p text:style-name="P273"/>
      <table:table table:name="Table2" table:style-name="Table2">
        <table:table-column table:style-name="Table2.A" table:number-columns-repeated="2"/>
        <table:table-row>
          <table:table-cell table:style-name="Table2.A1" office:value-type="string">
            <text:p text:style-name="P276">Conjunto <text:span text:style-name="T49">de Archivos</text:span></text:p>
          </table:table-cell>
          <table:table-cell table:style-name="Table2.B1" office:value-type="string">
            <text:p text:style-name="P276">Vistas que <text:span text:style-name="T49">Usan Exactamente los Archivos</text:span></text:p>
          </table:table-cell>
        </table:table-row>
        <table:table-row>
          <table:table-cell table:style-name="Table2.A2" office:value-type="string">
            <text:p text:style-name="P280">{jquery-3.2.1.min.js, bootstrap.min.js}</text:p>
          </table:table-cell>
          <table:table-cell table:style-name="Table2.B2" office:value-type="string">
            <text:p text:style-name="P279">Index, Perfil, Edit Perfil, Agregar Teorema, Estudiantes, Mis Teoremas Estudiantes, Help Login</text:p>
          </table:table-cell>
        </table:table-row>
        <table:table-row>
          <table:table-cell table:style-name="Table2.A2" office:value-type="string">
            <text:p text:style-name="P280">Empty</text:p>
          </table:table-cell>
          <table:table-cell table:style-name="Table2.B2" office:value-type="string">
            <text:p text:style-name="P279">Registro, Registrado, Index Help</text:p>
          </table:table-cell>
        </table:table-row>
        <table:table-row>
          <table:table-cell table:style-name="Table2.A2" office:value-type="string">
            <text:p text:style-name="P280">{jquery-3.2.1.min.js, bootstrap.min.js, script para los simbilos $$, MathJax.js, CliskOnAlias.js, limpiar.js, script para llenar textarea, desplejar.js}</text:p>
          </table:table-cell>
          <table:table-cell table:style-name="Table2.B2" office:value-type="string">
            <text:p text:style-name="P279">Agregar Abreviación, Modificar Abreviación</text:p>
          </table:table-cell>
        </table:table-row>
        <table:table-row>
          <table:table-cell table:style-name="Table2.A2" office:value-type="string">
            <text:p text:style-name="P281">{jquery-3.2.1.min.js, bootstrap.min.js, script para los simbolos $$, MathJax.js, clickOnAlias.js}</text:p>
          </table:table-cell>
          <table:table-cell table:style-name="Table2.B2" office:value-type="string">
            <text:p text:style-name="P282">Mis Abreviaciones, Listar Abreviación Iframe</text:p>
          </table:table-cell>
        </table:table-row>
        <table:table-row>
          <table:table-cell table:style-name="Table2.A2" office:value-type="string">
            <text:p text:style-name="P281">{jquery-3.2.1.min.js, bootstrap.min.js, script para los simbolos $$, MathJax.js, clickOnAlias.js, buscarSoluciones.js, expandMeta.js}</text:p>
          </table:table-cell>
          <table:table-cell table:style-name="Table2.B2" office:value-type="string">
            <text:p text:style-name="P282">Mis Teoremas</text:p>
          </table:table-cell>
        </table:table-row>
      </table:table>
      <text:p text:style-name="P273"/>
      <text:p text:style-name="P274"><text:soft-page-break/>Archivos jsp:</text:p>
      <text:p text:style-name="P274"/>
      <table:table table:name="Table3" table:style-name="Table3">
        <table:table-column table:style-name="Table3.A" table:number-columns-repeated="2"/>
        <table:table-row>
          <table:table-cell table:style-name="Table3.A1" office:value-type="string">
            <text:p text:style-name="P283">Conjunto de Archivos jsp</text:p>
          </table:table-cell>
          <table:table-cell table:style-name="Table3.B1" office:value-type="string">
            <text:p text:style-name="P283">Vistas que usan por lo menos estos archivos</text:p>
          </table:table-cell>
        </table:table-row>
        <table:table-row>
          <table:table-cell table:style-name="Table3.A2" office:value-type="string">
            <text:p text:style-name="P283">{header.jsp, menu.jsp}</text:p>
          </table:table-cell>
          <table:table-cell table:style-name="Table3.B2" office:value-type="string">
            <text:p text:style-name="P284">Index, Registro, Registrado, Index Help</text:p>
          </table:table-cell>
        </table:table-row>
        <table:table-row>
          <table:table-cell table:style-name="Table3.A2" office:value-type="string">
            <text:p text:style-name="P283">{header.jsp, menu.jsp, footer.jsp}</text:p>
          </table:table-cell>
          <table:table-cell table:style-name="Table3.B2" office:value-type="string">
            <text:p text:style-name="P284">Perfil, Edit Perfil, Agregar Abreviación, Modificar Abreviación, Mis Abreviaciones, Agregar Teoremas, Estudiantes, Mis Teoremas, Mis Teoremas Estudiantes, Help Login</text:p>
          </table:table-cell>
        </table:table-row>
      </table:table>
      <text:p text:style-name="P270"/>
      <text:p text:style-name="P271"><text:tab/>Las vistas anteriores coinciden en el uso de los archivos jsp anteriores, pero difieren en el body, para el cual usan archivos jsp diferentes: Para averiguar cuales son los archivos jsp en que las vistas difieren, se puede inspeccionar la sección anteri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mbria" svg:font-family="Cambria"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V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4T22:13:16.204723933</meta:creation-date>
    <dc:date>2020-04-11T12:32:00.217780504</dc:date>
    <meta:editing-duration>P1DT4H49M7S</meta:editing-duration>
    <meta:editing-cycles>82</meta:editing-cycles>
    <meta:generator>LibreOffice/5.2.7.2$Linux_X86_64 LibreOffice_project/20m0$Build-2</meta:generator>
    <meta:document-statistic meta:table-count="3" meta:image-count="0" meta:object-count="0" meta:page-count="29" meta:paragraph-count="596" meta:word-count="2650" meta:character-count="16723" meta:non-whitespace-character-count="14985"/>
  </office:meta>
</office:document-meta>
</file>